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2" svg:font-family="Courier" style:font-family-generic="modern" style:font-pitch="fixed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enstore_5f_alarm" style:display-name="enstore_alarm" style:family="table">
      <style:table-properties style:width="5.2833in" fo:margin-left="0.9729in" fo:margin-right="-0.0063in" table:align="margins"/>
    </style:style>
    <style:style style:name="enstore_5f_alarm.A" style:display-name="enstore_alarm.A" style:family="table-column">
      <style:table-column-properties style:column-width="5.2833in" style:rel-column-width="65535*"/>
    </style:style>
    <style:style style:name="enstore_5f_alarm.1" style:display-name="enstore_alarm.1" style:family="table-row">
      <style:table-row-properties style:keep-together="false" fo:keep-together="always"/>
    </style:style>
    <style:style style:name="enstore_5f_alarm.A1" style:display-name="enstore_alarm.A1" style:family="table-cell">
      <style:table-cell-properties fo:padding="0.0382in" fo:border="0.0007in solid #000000"/>
    </style:style>
    <style:style style:name="enstore_5f_alarm.A2" style:display-name="enstore_alarm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configuration" style:display-name="enstore_configuration" style:family="table">
      <style:table-properties style:width="5.2417in" fo:margin-left="1.0146in" fo:margin-right="-0.0063in" table:align="margins"/>
    </style:style>
    <style:style style:name="enstore_5f_configuration.A" style:display-name="enstore_configuration.A" style:family="table-column">
      <style:table-column-properties style:column-width="5.2417in" style:rel-column-width="65535*"/>
    </style:style>
    <style:style style:name="enstore_5f_configuration.1" style:display-name="enstore_configuration.1" style:family="table-row">
      <style:table-row-properties style:keep-together="false" fo:keep-together="always"/>
    </style:style>
    <style:style style:name="enstore_5f_configuration.A1" style:display-name="enstore_configuration.A1" style:family="table-cell">
      <style:table-cell-properties fo:padding="0.0382in" fo:border="0.0007in solid #000000"/>
    </style:style>
    <style:style style:name="enstore_5f_configuration.A2" style:display-name="enstore_configuration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5.2521in" fo:margin-left="1.0042in" fo:margin-right="-0.0063in" table:align="margins"/>
    </style:style>
    <style:style style:name="Table1.A" style:family="table-column">
      <style:table-column-properties style:column-width="5.2521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5.2521in" fo:margin-left="1.0042in" fo:margin-right="-0.0063in" table:align="margins"/>
    </style:style>
    <style:style style:name="Table2.A" style:family="table-column">
      <style:table-column-properties style:column-width="5.2521in" style:rel-column-width="65535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info" style:display-name="enstore_info" style:family="table">
      <style:table-properties style:width="5.2625in" fo:margin-left="0.9938in" fo:margin-right="-0.0063in" table:align="margins"/>
    </style:style>
    <style:style style:name="enstore_5f_info.A" style:display-name="enstore_info.A" style:family="table-column">
      <style:table-column-properties style:column-width="5.2625in" style:rel-column-width="65535*"/>
    </style:style>
    <style:style style:name="enstore_5f_info.1" style:display-name="enstore_info.1" style:family="table-row">
      <style:table-row-properties style:keep-together="false" fo:keep-together="always"/>
    </style:style>
    <style:style style:name="enstore_5f_info.A1" style:display-name="enstore_info.A1" style:family="table-cell">
      <style:table-cell-properties fo:padding="0.0382in" fo:border="0.0007in solid #000000"/>
    </style:style>
    <style:style style:name="enstore_5f_info.A2" style:display-name="enstore_info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inquisitor" style:display-name="enstore_inquisitor" style:family="table">
      <style:table-properties style:width="5.2694in" fo:margin-left="0.9903in" fo:margin-right="-0.0097in" table:align="margins"/>
    </style:style>
    <style:style style:name="enstore_5f_inquisitor.A" style:display-name="enstore_inquisitor.A" style:family="table-column">
      <style:table-column-properties style:column-width="5.2694in" style:rel-column-width="65535*"/>
    </style:style>
    <style:style style:name="enstore_5f_inquisitor.1" style:display-name="enstore_inquisitor.1" style:family="table-row">
      <style:table-row-properties style:keep-together="false" fo:keep-together="always"/>
    </style:style>
    <style:style style:name="enstore_5f_inquisitor.A1" style:display-name="enstore_inquisitor.A1" style:family="table-cell">
      <style:table-cell-properties fo:padding="0.0382in" fo:border="0.0007in solid #000000"/>
    </style:style>
    <style:style style:name="enstore_5f_inquisitor.A2" style:display-name="enstore_inquisitor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library" style:display-name="enstore_library" style:family="table">
      <style:table-properties style:width="5.2597in" fo:margin-left="1in" fo:margin-right="-0.0097in" table:align="margins"/>
    </style:style>
    <style:style style:name="enstore_5f_library.A" style:display-name="enstore_library.A" style:family="table-column">
      <style:table-column-properties style:column-width="5.2597in" style:rel-column-width="65535*"/>
    </style:style>
    <style:style style:name="enstore_5f_library.1" style:display-name="enstore_library.1" style:family="table-row">
      <style:table-row-properties style:keep-together="false" fo:keep-together="always"/>
    </style:style>
    <style:style style:name="enstore_5f_library.A1" style:display-name="enstore_library.A1" style:family="table-cell">
      <style:table-cell-properties fo:padding="0.0382in" fo:border="0.0007in solid #000000"/>
    </style:style>
    <style:style style:name="enstore_5f_library.A2" style:display-name="enstore_library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log" style:display-name="enstore_log" style:family="table">
      <style:table-properties style:width="5.2694in" fo:margin-left="0.9903in" fo:margin-right="-0.0097in" table:align="margins"/>
    </style:style>
    <style:style style:name="enstore_5f_log.A" style:display-name="enstore_log.A" style:family="table-column">
      <style:table-column-properties style:column-width="5.2694in" style:rel-column-width="65535*"/>
    </style:style>
    <style:style style:name="enstore_5f_log.1" style:display-name="enstore_log.1" style:family="table-row">
      <style:table-row-properties style:keep-together="false" fo:keep-together="always"/>
    </style:style>
    <style:style style:name="enstore_5f_log.A1" style:display-name="enstore_log.A1" style:family="table-cell">
      <style:table-cell-properties fo:padding="0.0382in" fo:border="0.0007in solid #000000"/>
    </style:style>
    <style:style style:name="enstore_5f_log.A2" style:display-name="enstore_log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media" style:display-name="enstore_media" style:family="table">
      <style:table-properties style:width="5.2694in" fo:margin-left="0.9903in" fo:margin-right="-0.0097in" table:align="margins"/>
    </style:style>
    <style:style style:name="enstore_5f_media.A" style:display-name="enstore_media.A" style:family="table-column">
      <style:table-column-properties style:column-width="5.2694in" style:rel-column-width="65535*"/>
    </style:style>
    <style:style style:name="enstore_5f_media.1" style:display-name="enstore_media.1" style:family="table-row">
      <style:table-row-properties style:keep-together="false" fo:keep-together="always"/>
    </style:style>
    <style:style style:name="enstore_5f_media.A1" style:display-name="enstore_media.A1" style:family="table-cell">
      <style:table-cell-properties fo:padding="0.0382in" fo:border="0.0007in solid #000000"/>
    </style:style>
    <style:style style:name="enstore_5f_media.A2" style:display-name="enstore_media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monitor" style:display-name="enstore_monitor" style:family="table">
      <style:table-properties style:width="5.2694in" fo:margin-left="0.9903in" fo:margin-right="-0.0097in" table:align="margins"/>
    </style:style>
    <style:style style:name="enstore_5f_monitor.A" style:display-name="enstore_monitor.A" style:family="table-column">
      <style:table-column-properties style:column-width="5.2694in" style:rel-column-width="65535*"/>
    </style:style>
    <style:style style:name="enstore_5f_monitor.1" style:display-name="enstore_monitor.1" style:family="table-row">
      <style:table-row-properties style:keep-together="false" fo:keep-together="always"/>
    </style:style>
    <style:style style:name="enstore_5f_monitor.A1" style:display-name="enstore_monitor.A1" style:family="table-cell">
      <style:table-cell-properties fo:padding="0.0382in" fo:border="0.0007in solid #000000"/>
    </style:style>
    <style:style style:name="enstore_5f_monitor.A2" style:display-name="enstore_monitor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mover" style:display-name="enstore_mover" style:family="table">
      <style:table-properties style:width="5.25in" fo:margin-left="0.9903in" fo:margin-right="0.0097in" table:align="margins"/>
    </style:style>
    <style:style style:name="enstore_5f_mover.A" style:display-name="enstore_mover.A" style:family="table-column">
      <style:table-column-properties style:column-width="5.25in" style:rel-column-width="7560*"/>
    </style:style>
    <style:style style:name="enstore_5f_mover.1" style:display-name="enstore_mover.1" style:family="table-row">
      <style:table-row-properties style:keep-together="false" fo:keep-together="always"/>
    </style:style>
    <style:style style:name="enstore_5f_mover.A1" style:display-name="enstore_mover.A1" style:family="table-cell">
      <style:table-cell-properties fo:padding="0.0382in" fo:border="0.0007in solid #000000"/>
    </style:style>
    <style:style style:name="enstore_5f_mover.A2" style:display-name="enstore_mover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network" style:display-name="enstore_network" style:family="table">
      <style:table-properties style:width="5.2694in" fo:margin-left="0.9903in" fo:margin-right="-0.0097in" table:align="margins"/>
    </style:style>
    <style:style style:name="enstore_5f_network.A" style:display-name="enstore_network.A" style:family="table-column">
      <style:table-column-properties style:column-width="5.2694in" style:rel-column-width="65535*"/>
    </style:style>
    <style:style style:name="enstore_5f_network.A1" style:display-name="enstore_network.A1" style:family="table-cell">
      <style:table-cell-properties fo:padding="0.0382in" fo:border="0.0007in solid #000000"/>
    </style:style>
    <style:style style:name="enstore_5f_network.A2" style:display-name="enstore_network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pnfs" style:display-name="enstore_pnfs" style:family="table">
      <style:table-properties style:width="5.2694in" fo:margin-left="0.9903in" fo:margin-right="-0.0097in" table:align="margins"/>
    </style:style>
    <style:style style:name="enstore_5f_pnfs.A" style:display-name="enstore_pnfs.A" style:family="table-column">
      <style:table-column-properties style:column-width="5.2694in" style:rel-column-width="65535*"/>
    </style:style>
    <style:style style:name="enstore_5f_pnfs.1" style:display-name="enstore_pnfs.1" style:family="table-row">
      <style:table-row-properties style:keep-together="false" fo:keep-together="always"/>
    </style:style>
    <style:style style:name="enstore_5f_pnfs.A1" style:display-name="enstore_pnfs.A1" style:family="table-cell">
      <style:table-cell-properties fo:padding="0.0382in" fo:border="0.0007in solid #000000"/>
    </style:style>
    <style:style style:name="enstore_5f_pnfs.A2" style:display-name="enstore_pnfs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pnfs_5f_agent" style:display-name="enstore_pnfs_agent" style:family="table">
      <style:table-properties style:width="5.2694in" fo:margin-left="0.9903in" fo:margin-right="-0.0097in" table:align="margins"/>
    </style:style>
    <style:style style:name="enstore_5f_pnfs_5f_agent.A" style:display-name="enstore_pnfs_agent.A" style:family="table-column">
      <style:table-column-properties style:column-width="5.2694in" style:rel-column-width="65535*"/>
    </style:style>
    <style:style style:name="enstore_5f_pnfs_5f_agent.1" style:display-name="enstore_pnfs_agent.1" style:family="table-row">
      <style:table-row-properties style:keep-together="false" fo:keep-together="always"/>
    </style:style>
    <style:style style:name="enstore_5f_pnfs_5f_agent.A1" style:display-name="enstore_pnfs_agent.A1" style:family="table-cell">
      <style:table-cell-properties fo:padding="0.0382in" fo:border="0.0007in solid #000000"/>
    </style:style>
    <style:style style:name="enstore_5f_pnfs_5f_agent.A2" style:display-name="enstore_pnfs_agent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quota" style:display-name="enstore_quota" style:family="table">
      <style:table-properties style:width="5.2694in" fo:margin-left="0.9903in" fo:margin-right="-0.0097in" table:align="margins"/>
    </style:style>
    <style:style style:name="enstore_5f_quota.A" style:display-name="enstore_quota.A" style:family="table-column">
      <style:table-column-properties style:column-width="5.2694in" style:rel-column-width="65535*"/>
    </style:style>
    <style:style style:name="enstore_5f_quota.1" style:display-name="enstore_quota.1" style:family="table-row">
      <style:table-row-properties style:keep-together="false" fo:keep-together="always"/>
    </style:style>
    <style:style style:name="enstore_5f_quota.A1" style:display-name="enstore_quota.A1" style:family="table-cell">
      <style:table-cell-properties fo:padding="0.0382in" fo:border="0.0007in solid #000000"/>
    </style:style>
    <style:style style:name="enstore_5f_quota.A2" style:display-name="enstore_quota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ratekeeper" style:display-name="enstore_ratekeeper" style:family="table">
      <style:table-properties style:width="5.2694in" fo:margin-left="0.9903in" fo:margin-right="-0.0097in" table:align="margins"/>
    </style:style>
    <style:style style:name="enstore_5f_ratekeeper.A" style:display-name="enstore_ratekeeper.A" style:family="table-column">
      <style:table-column-properties style:column-width="5.2694in" style:rel-column-width="65535*"/>
    </style:style>
    <style:style style:name="enstore_5f_ratekeeper.A1" style:display-name="enstore_ratekeeper.A1" style:family="table-cell">
      <style:table-cell-properties fo:padding="0.0382in" fo:border="0.0007in solid #000000"/>
    </style:style>
    <style:style style:name="enstore_5f_restart" style:display-name="enstore_restart" style:family="table">
      <style:table-properties style:width="5.2694in" fo:margin-left="0.9903in" fo:margin-right="-0.0097in" table:align="margins"/>
    </style:style>
    <style:style style:name="enstore_5f_restart.A" style:display-name="enstore_restart.A" style:family="table-column">
      <style:table-column-properties style:column-width="5.2694in" style:rel-column-width="65535*"/>
    </style:style>
    <style:style style:name="enstore_5f_restart.1" style:display-name="enstore_restart.1" style:family="table-row">
      <style:table-row-properties style:keep-together="false" fo:keep-together="always"/>
    </style:style>
    <style:style style:name="enstore_5f_restart.A1" style:display-name="enstore_restart.A1" style:family="table-cell">
      <style:table-cell-properties fo:padding="0.0382in" fo:border="0.0007in solid #000000"/>
    </style:style>
    <style:style style:name="enstore_5f_restart.A2" style:display-name="enstore_restart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2694in" fo:margin-left="0.9903in" fo:margin-right="-0.0097in" table:align="margins"/>
    </style:style>
    <style:style style:name="Table3.A" style:family="table-column">
      <style:table-column-properties style:column-width="5.2694in" style:rel-column-width="65535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5.2694in" fo:margin-left="0.9903in" fo:margin-right="-0.0097in" table:align="margins"/>
    </style:style>
    <style:style style:name="Table4.A" style:family="table-column">
      <style:table-column-properties style:column-width="5.2694in" style:rel-column-width="65535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2694in" fo:margin-left="0.9903in" fo:margin-right="-0.0097in" table:align="margins"/>
    </style:style>
    <style:style style:name="Table5.A" style:family="table-column">
      <style:table-column-properties style:column-width="5.2694in" style:rel-column-width="65535*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system" style:display-name="enstore_system" style:family="table">
      <style:table-properties style:width="5.2694in" fo:margin-left="0.9903in" fo:margin-right="-0.0097in" table:align="margins"/>
    </style:style>
    <style:style style:name="enstore_5f_system.A" style:display-name="enstore_system.A" style:family="table-column">
      <style:table-column-properties style:column-width="5.2694in" style:rel-column-width="65535*"/>
    </style:style>
    <style:style style:name="enstore_5f_system.A1" style:display-name="enstore_system.A1" style:family="table-cell">
      <style:table-cell-properties fo:padding="0.0382in" fo:border="0.0007in solid #000000"/>
    </style:style>
    <style:style style:name="enstore_5f_up_5f_down" style:display-name="enstore_up_down" style:family="table">
      <style:table-properties style:width="5.25in" fo:margin-left="1.0097in" fo:margin-right="-0.0097in" table:align="margins"/>
    </style:style>
    <style:style style:name="enstore_5f_up_5f_down.A" style:display-name="enstore_up_down.A" style:family="table-column">
      <style:table-column-properties style:column-width="5.25in" style:rel-column-width="65535*"/>
    </style:style>
    <style:style style:name="enstore_5f_up_5f_down.1" style:display-name="enstore_up_down.1" style:family="table-row">
      <style:table-row-properties style:keep-together="false" fo:keep-together="always"/>
    </style:style>
    <style:style style:name="enstore_5f_up_5f_down.A1" style:display-name="enstore_up_down.A1" style:family="table-cell">
      <style:table-cell-properties fo:padding="0.0382in" fo:border="0.0007in solid #000000"/>
    </style:style>
    <style:style style:name="enstore_5f_up_5f_down.A2" style:display-name="enstore_up_down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nstore_5f_volume" style:display-name="enstore_volume" style:family="table">
      <style:table-properties style:width="5.2396in" fo:margin-left="0.9993in" fo:margin-right="0.0111in" table:align="margins"/>
    </style:style>
    <style:style style:name="enstore_5f_volume.A" style:display-name="enstore_volume.A" style:family="table-column">
      <style:table-column-properties style:column-width="5.2396in" style:rel-column-width="65535*"/>
    </style:style>
    <style:style style:name="enstore_5f_volume.1" style:display-name="enstore_volume.1" style:family="table-row">
      <style:table-row-properties style:keep-together="false" fo:keep-together="always"/>
    </style:style>
    <style:style style:name="enstore_5f_volume.A1" style:display-name="enstore_volume.A1" style:family="table-cell">
      <style:table-cell-properties fo:padding="0.0382in" fo:border="0.0007in solid #000000"/>
    </style:style>
    <style:style style:name="enstore_5f_volume.A2" style:display-name="enstore_volume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paragraph-properties fo:margin-left="1in" fo:margin-right="0in" fo:margin-top="0in" fo:margin-bottom="0in" style:register-true="true" fo:text-indent="0in" style:auto-text-indent="false" fo:background-color="transparent" style:shadow="none">
        <style:background-image/>
      </style:paragraph-properties>
    </style:style>
    <style:style style:name="P5" style:family="paragraph" style:parent-style-name="Text_20_body">
      <style:paragraph-properties fo:margin-left="1in" fo:margin-right="0in" fo:margin-top="0in" fo:margin-bottom="0in" style:register-true="true" fo:text-indent="0in" style:auto-text-indent="false" fo:background-color="transparent" style:shadow="none">
        <style:background-image/>
      </style:paragraph-properties>
      <style:text-properties style:font-name="Courier2"/>
    </style:style>
    <style:style style:name="P6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Courier2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1in" fo:margin-right="0in" fo:margin-top="0in" fo:margin-bottom="0in" style:register-true="true" fo:text-indent="0in" style:auto-text-indent="false"/>
    </style:style>
    <style:style style:name="P9" style:family="paragraph" style:parent-style-name="Text_20_body">
      <style:paragraph-properties fo:margin-left="1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Courier2"/>
    </style:style>
    <style:style style:name="P11" style:family="paragraph" style:parent-style-name="Table_20_Contents">
      <style:text-properties style:font-name="Nimbus Roman No9 L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ext_20_body">
      <style:paragraph-properties fo:margin-left="0.9791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Command">
      <style:text-properties style:font-name="Nimbus Roman No9 L"/>
    </style:style>
    <style:style style:name="P16" style:family="paragraph" style:parent-style-name="Output">
      <style:text-properties style:font-name="Nimbus Roman No9 L"/>
    </style:style>
    <style:style style:name="P17" style:family="paragraph" style:parent-style-name="Heading_20_2">
      <style:paragraph-properties fo:margin-left="0in" fo:margin-right="0in" fo:text-indent="0in" style:auto-text-indent="false" fo:padding="0in" fo:border-left="none" fo:border-right="none" fo:border-top="none" fo:border-bottom="0.0138in solid #000000" style:shadow="none" style:join-border="false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Heading_20_1" style:master-page-name="Right_20_Page">
      <style:paragraph-properties style:page-number="auto"/>
    </style:style>
    <style:style style:name="P19" style:family="paragraph" style:parent-style-name="Table_20_Contents" style:list-style-name="L1"/>
    <style:style style:name="P20" style:family="paragraph" style:parent-style-name="Table_20_Contents" style:list-style-name="L1"/>
    <style:style style:name="P21" style:family="paragraph" style:parent-style-name="Table_20_Contents" style:list-style-name="L1"/>
    <style:style style:name="P22" style:family="paragraph" style:parent-style-name="Table_20_Contents" style:list-style-name="L2"/>
    <style:style style:name="P23" style:family="paragraph" style:parent-style-name="Table_20_Contents" style:list-style-name="L2"/>
    <style:style style:name="P24" style:family="paragraph" style:parent-style-name="Table_20_Contents" style:list-style-name="L2"/>
    <style:style style:name="P25" style:family="paragraph" style:parent-style-name="Table_20_Contents" style:list-style-name="L2"/>
    <style:style style:name="P26" style:family="paragraph" style:parent-style-name="Table_20_Contents" style:list-style-name="L2"/>
    <style:style style:name="P27" style:family="paragraph" style:parent-style-name="Table_20_Contents" style:list-style-name="L2"/>
    <style:style style:name="P28" style:family="paragraph" style:parent-style-name="Table_20_Contents" style:list-style-name="L3"/>
    <style:style style:name="P29" style:family="paragraph" style:parent-style-name="Table_20_Contents" style:list-style-name="L3"/>
    <style:style style:name="P30" style:family="paragraph" style:parent-style-name="Table_20_Contents" style:list-style-name="L3"/>
    <style:style style:name="P31" style:family="paragraph" style:parent-style-name="Table_20_Contents" style:list-style-name="L3"/>
    <style:style style:name="P32" style:family="paragraph" style:parent-style-name="Table_20_Contents" style:list-style-name="L3"/>
    <style:style style:name="P33" style:family="paragraph" style:parent-style-name="Table_20_Contents" style:list-style-name="L3"/>
    <style:style style:name="P34" style:family="paragraph" style:parent-style-name="Table_20_Contents" style:list-style-name="L4">
      <style:text-properties fo:font-weight="bold" style:font-weight-asian="bold" style:font-weight-complex="bold"/>
    </style:style>
    <style:style style:name="P35" style:family="paragraph" style:parent-style-name="Table_20_Contents" style:list-style-name="L4">
      <style:text-properties fo:font-weight="bold" style:font-weight-asian="bold" style:font-weight-complex="bold"/>
    </style:style>
    <style:style style:name="P36" style:family="paragraph" style:parent-style-name="Table_20_Contents" style:list-style-name="L4">
      <style:text-properties fo:font-weight="bold" style:font-weight-asian="bold" style:font-weight-complex="bold"/>
    </style:style>
    <style:style style:name="P37" style:family="paragraph" style:parent-style-name="Table_20_Contents" style:list-style-name="L4">
      <style:text-properties fo:font-weight="bold" style:font-weight-asian="bold" style:font-weight-complex="bold"/>
    </style:style>
    <style:style style:name="P38" style:family="paragraph" style:parent-style-name="Table_20_Contents" style:list-style-name="L7">
      <style:text-properties fo:font-weight="bold" style:font-weight-asian="bold" style:font-weight-complex="bold"/>
    </style:style>
    <style:style style:name="P39" style:family="paragraph" style:parent-style-name="Table_20_Contents" style:list-style-name="L7">
      <style:text-properties fo:font-weight="bold" style:font-weight-asian="bold" style:font-weight-complex="bold"/>
    </style:style>
    <style:style style:name="P40" style:family="paragraph" style:parent-style-name="Table_20_Contents" style:list-style-name="L8">
      <style:text-properties fo:font-weight="bold" style:font-weight-asian="bold" style:font-weight-complex="bold"/>
    </style:style>
    <style:style style:name="P41" style:family="paragraph" style:parent-style-name="Table_20_Contents" style:list-style-name="L8">
      <style:text-properties fo:font-weight="bold" style:font-weight-asian="bold" style:font-weight-complex="bold"/>
    </style:style>
    <style:style style:name="P42" style:family="paragraph" style:parent-style-name="Table_20_Contents" style:list-style-name="L4">
      <style:text-properties fo:font-weight="normal" style:font-weight-asian="normal" style:font-weight-complex="normal"/>
    </style:style>
    <style:style style:name="P43" style:family="paragraph" style:parent-style-name="Table_20_Contents" style:list-style-name="L6">
      <style:text-properties fo:font-weight="normal" style:font-weight-asian="normal" style:font-weight-complex="normal"/>
    </style:style>
    <style:style style:name="P44" style:family="paragraph" style:parent-style-name="Table_20_Contents" style:list-style-name="L6">
      <style:text-properties fo:font-weight="normal" style:font-weight-asian="normal" style:font-weight-complex="normal"/>
    </style:style>
    <style:style style:name="P45" style:family="paragraph" style:parent-style-name="Table_20_Contents" style:list-style-name="L5"/>
    <style:style style:name="P46" style:family="paragraph" style:parent-style-name="Table_20_Contents" style:list-style-name="L5"/>
    <style:style style:name="P47" style:family="paragraph" style:parent-style-name="Table_20_Contents" style:list-style-name="L6"/>
    <style:style style:name="P48" style:family="paragraph" style:parent-style-name="Table_20_Contents" style:list-style-name="L5"/>
    <style:style style:name="P49" style:family="paragraph" style:parent-style-name="Table_20_Contents" style:list-style-name="L5"/>
    <style:style style:name="P50" style:family="paragraph" style:parent-style-name="Table_20_Contents" style:list-style-name="L9"/>
    <style:style style:name="P51" style:family="paragraph" style:parent-style-name="Table_20_Contents" style:list-style-name="L9"/>
    <style:style style:name="P52" style:family="paragraph" style:parent-style-name="Table_20_Contents" style:list-style-name="L9"/>
    <style:style style:name="P53" style:family="paragraph" style:parent-style-name="Table_20_Contents" style:list-style-name="L9"/>
    <style:style style:name="P54" style:family="paragraph" style:parent-style-name="Table_20_Contents" style:list-style-name="L10"/>
    <style:style style:name="P55" style:family="paragraph" style:parent-style-name="Table_20_Contents" style:list-style-name="L10"/>
    <style:style style:name="P56" style:family="paragraph" style:parent-style-name="Table_20_Contents" style:list-style-name="L10"/>
    <style:style style:name="P57" style:family="paragraph" style:parent-style-name="Table_20_Contents" style:list-style-name="L10"/>
    <style:style style:name="P58" style:family="paragraph" style:parent-style-name="Footer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Nimbus Roman No9 L"/>
    </style:style>
    <style:style style:name="T3" style:family="text">
      <style:text-properties style:font-name="Nimbus Roman No9 L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Courier2"/>
    </style:style>
    <style:style style:name="T7" style:family="text">
      <style:text-properties style:font-name="Courier2"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Enstore Administrator Commands</text:h>
      <text:p text:style-name="P4">Enstore provides commands that allow you to communicate with various components of the system. <text:s/>The basic syntax of all Enstore commands is</text:p>
      <text:p text:style-name="P5">% enstore &lt;command&gt; [--option [argument] ...]</text:p>
      <text:p text:style-name="P4">All options start with a double dash (‑‑). <text:s/>The return codes are 0 (zero) for success, non-zero for failure (currently all failures return number 1.)</text:p>
      <text:p text:style-name="P8">The switches listed here are additional to those defined in the “The Enstore and dCache User's Guide.”</text:p>
      <text:h text:style-name="Heading_20_2" text:outline-level="2"><text:alphabetical-index-mark text:string-value="enstore alarm command"/><text:reference-mark-start text:name="enstore alarm command"/>enstore alarm<text:reference-mark-end text:name="enstore alarm command"/></text:h>
      <text:p text:style-name="Text_20_body">Syntax:</text:p>
      <text:p text:style-name="P10">% enstore configuration [ --option [argument] ...]</text:p>
      <text:p text:style-name="Text_20_body">Options:</text:p>
      <table:table table:name="enstore_alarm" table:style-name="enstore_5f_alarm">
        <table:table-column table:style-name="enstore_5f_alarm.A"/>
        <text:soft-page-break/>
        <table:table-row table:style-name="enstore_5f_alarm.1">
          <table:table-cell table:style-name="enstore_5f_alarm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configuration --help</text:p>
            <text:p text:style-name="Output">Usage: </text:p>
            <text:p text:style-name="Output"><text:s text:c="7"/>alarm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client-name &lt;CLIENT_NAME&gt; <text:s/>set alarm client name</text:p>
            <text:p text:style-name="Output"><text:s text:c="7"/>--condition &lt;CONDITION&gt; <text:s/>condition used when generating a remedy ticket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dump <text:s text:c="15"/>print (stdout) alarms the alarm server has in</text:p>
            <text:p text:style-name="Output"><text:s text:c="29"/>memory</text:p>
            <text:p text:style-name="Output"><text:s text:c="3"/>-h, --help <text:s text:c="15"/>prints this messge</text:p>
            <text:p text:style-name="Output"><text:s text:c="7"/>--message &lt;MESSAGE&gt; <text:s text:c="2"/>message along with raise option</text:p>
            <text:p text:style-name="Output"><text:s text:c="7"/>--raise <text:s text:c="14"/>raise an alarm</text:p>
            <text:p text:style-name="Output"><text:s text:c="7"/>--remedy_type &lt;REMEDY_TYPE&gt; <text:s/>type used when generating a remedy ticket</text:p>
            <text:p text:style-name="Output"><text:s text:c="7"/>--resolve &lt;KEY&gt; <text:s text:c="6"/>resolve the previously raised alarm whose key</text:p>
            <text:p text:style-name="Output"><text:s text:c="29"/>matches the entered value</text:p>
            <text:p text:style-name="Output"><text:s text:c="7"/>--retries &lt;ALIVE_RETRIES&gt; <text:s/>number of attempts to resend alive requests</text:p>
            <text:p text:style-name="Output"><text:s text:c="7"/>--root-error &lt;ROOT_ERROR&gt; <text:s/>error which caused an alarm to be raised [D:</text:p>
            <text:p text:style-name="Output"><text:s text:c="29"/>UNKONWN]</text:p>
            <text:p text:style-name="Output"><text:s text:c="7"/>--severity &lt;SEVERITY&gt; <text:s/>severity of raised alarm (E, U, W, I, M, C)[D: W]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client-name</text:p>
            <text:p text:style-name="Table_20_Contents">When issuing an alarm from the command line this switch allows the user to specify the name of the client. <text:s/>This overrides the default of “ALARM_CLIENT.”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dump</text:p>
            <text:p text:style-name="Table_20_Contents">Dump the current list of alarms. <text:s/>This output goes to the file that stdout has been redirected to for the alarm_server; not the stdout for the alarm_server client.</text:p>
            <text:p text:style-name="Command">$ enstore alarm --dump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message &lt;MESSAGE&gt;</text:p>
            <text:p text:style-name="Table_20_Contents">Include the message in the alarm. <text:s/>This is intended to be the long description of the problem. <text:s/>Used with ‑‑raise.</text:p>
            <text:p text:style-name="Table_20_Contents">See ‑‑raise for an example.</text:p>
          </table:table-cell>
        </table:table-row>
        <text:soft-page-break/>
        <table:table-row table:style-name="enstore_5f_alarm.1">
          <table:table-cell table:style-name="enstore_5f_alarm.A2" office:value-type="string">
            <text:p text:style-name="Table_20_Contents">--remedy-type &lt;REMEDY_TYPE&gt;</text:p>
            <text:p text:style-name="Table_20_Contents">This is an FNAL specific switch. <text:s/>Possible values are:</text:p>
            <text:list text:style-name="L1">
              <text:list-item>
                <text:p text:style-name="P19">'STK Enstore'</text:p>
              </text:list-item>
              <text:list-item>
                <text:p text:style-name="P19">'D0 Enstore'</text:p>
              </text:list-item>
              <text:list-item>
                <text:p text:style-name="P19">'CDF Enstore'</text:p>
              </text:list-item>
            </text:list>
            <text:p text:style-name="Table_20_Contents">for the remedy category MSS.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rasise</text:p>
            <text:p text:style-name="Table_20_Contents">Raise an alarm from the command line. <text:s/>See ‑‑message, ‑‑root‑error and ‑‑severity.</text:p>
            <text:p text:style-name="Command">$ enstore alarm --raise --severity E --root-error \<text:line-break/>“permission denied” --message \<text:line-break/>“Unable to query tape robot via media changer stk.”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resolve &lt;KEY&gt;</text:p>
            <text:p text:style-name="Table_20_Contents">Remove the alarm with key KEY from the Enstore Active Alarms web page. <text:s/>The key can be obtained from the <text:s/>Enstore Active Alarms web page or from ‑‑dump.</text:p>
            <text:p text:style-name="Command">$ enstore alarm --resolve 1044893163.67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root-error &lt;ROOT_ERROR&gt;</text:p>
            <text:p text:style-name="Table_20_Contents">Include text that gives the reason for the error. <text:s/>This is intended to be a short string. Used with ‑‑rasise. <text:s/>The default string is “UNKNOWN.”</text:p>
            <text:p text:style-name="Table_20_Contents">See ‑‑raise for an example.</text:p>
          </table:table-cell>
        </table:table-row>
        <text:soft-page-break/>
        <table:table-row table:style-name="enstore_5f_alarm.1">
          <table:table-cell table:style-name="enstore_5f_alarm.A2" office:value-type="string">
            <text:p text:style-name="Table_20_Contents">--severity &lt;SEVERITY&gt;</text:p>
            <text:p text:style-name="Table_20_Contents">The severity needs to be one of the following letters:</text:p>
            <text:list text:style-name="L2">
              <text:list-item>
                <text:p text:style-name="P22">E - Error.</text:p>
              </text:list-item>
              <text:list-item>
                <text:p text:style-name="P22">U – User Error.</text:p>
              </text:list-item>
              <text:list-item>
                <text:p text:style-name="P22">W – Warning. <text:s/>This is the default.</text:p>
              </text:list-item>
              <text:list-item>
                <text:p text:style-name="P22">I – Informational. <text:s/>Use of this severity is discouraged. <text:s/>Alarms are supposed to indicate real problems.</text:p>
              </text:list-item>
              <text:list-item>
                <text:p text:style-name="P22">M – Miscellaneous. <text:s/>Use of this severity is discouraged. <text:s/>Alarms are supposed to indicate real problems.</text:p>
              </text:list-item>
              <text:list-item>
                <text:p text:style-name="P22">C – E-mailable error. <text:s/>Some errors are only resolvable by the administrators of the client machines (typically those that run encp). <text:s/>This option will send them the alarm via e-mail. <text:s/>See the alarm server configuration sectio<text:span text:style-name="T1">n 1.4.1 for</text:span> configuration. <text:s/>If the error cannot be e-mailed it defaults to placing it on the alarms page.</text:p>
              </text:list-item>
            </text:list>
          </table:table-cell>
        </table:table-row>
      </table:table>
      <text:p text:style-name="Text_20_body"/>
      <text:h text:style-name="Heading_20_2" text:outline-level="2"><text:alphabetical-index-mark text:string-value="enstore backup command"/><text:reference-mark-start text:name="enstore backup command"/>enstore backup<text:reference-mark-end text:name="enstore backup command"/></text:h>
      <text:p text:style-name="Text_20_body">This command initiates the backup of the Enstore Database. <text:s/>The backup is dumped into the directory specified in the configuration file in <text:span text:style-name="T6">database</text:span> | <text:span text:style-name="T6">db_dir</text:span> and copied to the backup host defined in <text:span text:style-name="T6">crons</text:span> | <text:span text:style-name="T6">backup_node</text:span><text:span text:style-name="T2"> to the backup directory defined in </text:span><text:span text:style-name="T6">crons</text:span><text:span text:style-name="T2"> | </text:span><text:span text:style-name="T6">backup_dir</text:span><text:span text:style-name="T2">.</text:span></text:p>
      <text:p text:style-name="Text_20_body">Syntax:</text:p>
      <text:p text:style-name="P10">% enstore backup</text:p>
      <text:h text:style-name="Heading_20_2" text:outline-level="2"><text:reference-mark-start text:name="enstore configuration command"/><text:alphabetical-index-mark text:string-value="enstore configuration command"/>enstore configuration<text:reference-mark-end text:name="enstore configuration command"/></text:h>
      <text:p text:style-name="Text_20_body"/>
      <text:p text:style-name="Text_20_body">Syntax:</text:p>
      <text:p text:style-name="P10">% enstore configuration [ --option [argument] ...]</text:p>
      <text:p text:style-name="Text_20_body">Options:</text:p>
      <table:table table:name="enstore_configuration" table:style-name="enstore_5f_configuration">
        <table:table-column table:style-name="enstore_5f_configuration.A"/>
        <text:soft-page-break/>
        <table:table-row table:style-name="enstore_5f_configuration.1">
          <table:table-cell table:style-name="enstore_5f_configuration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configuration --help</text:p>
            <text:p text:style-name="Output">Usage: </text:p>
            <text:p text:style-name="Output"><text:s text:c="7"/>conf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config-file &lt;CONFIG_FILE&gt; <text:s/>config file to load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file-fallback <text:s text:c="6"/>return configuration from file if configuration</text:p>
            <text:p text:style-name="Output"><text:s text:c="29"/>server is down</text:p>
            <text:p text:style-name="Output"><text:s text:c="3"/>-h, --help <text:s text:c="15"/>prints this messge</text:p>
            <text:p text:style-name="Output"><text:s text:c="7"/>--list-library-managers <text:s/>list all library managers in configuration</text:p>
            <text:p text:style-name="Output"><text:s text:c="7"/>--list-media-changers <text:s/>list all media changers in configuration</text:p>
            <text:p text:style-name="Output"><text:s text:c="7"/>--list-movers <text:s text:c="8"/>list all movers in configuration</text:p>
            <text:p text:style-name="Output"><text:s text:c="7"/>--load <text:s text:c="15"/>load a new configuration</text:p>
            <text:p text:style-name="Output"><text:s text:c="7"/>--print <text:s text:c="14"/>print the current configuration</text:p>
            <text:p text:style-name="Output"><text:s text:c="7"/>--retries &lt;ALIVE_RETRIES&gt; <text:s/>number of attempts to resend alive requests</text:p>
            <text:p text:style-name="Output"><text:s text:c="7"/>--show <text:s text:c="15"/>print the current configuration in python format</text:p>
            <text:p text:style-name="Output"><text:s text:c="7"/>--summary <text:s text:c="12"/>summary for saag</text:p>
            <text:p text:style-name="Output"><text:s text:c="7"/>--threaded-impl &lt;THREADED_IMPL&gt; <text:s/>Turn on / off threaded implementation</text:p>
            <text:p text:style-name="Output"><text:s text:c="7"/>--timeout &lt;SECONDS&gt; <text:s text:c="2"/>number of seconds to wait for alive response</text:p>
            <text:p text:style-name="Output"><text:s text:c="7"/>--timestamp <text:s text:c="10"/>last time configfile was reloaded</text:p>
            <text:p text:style-name="Output"><text:s text:c="7"/>--usage <text:s text:c="14"/>prints short help message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config-file &lt;CONFIG_FILE&gt;</text:p>
            <text:p text:style-name="Table_20_Contents">Used with –load to tell the configuration server the configuration file to load. <text:s/>For an example see ‑‑load.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file-fallback</text:p>
            <text:p text:style-name="Table_20_Contents">If the configuration server is not available (by default after 9 seconds), then the configuration client will return the contents of the configuration file located in the $ENSTORE_CONFIG_FILE environmental variable. <text:s/>Use ‑‑retries and‑‑timeout to override the 9 second default. <text:s/>This switch is expected to be used by Enstore installation scripts that may need to be run before Enstore is started.</text:p>
            <text:p text:style-name="Table_20_Contents">Must be used with either ‑‑show or ‑‑print.</text:p>
            <text:p text:style-name="Command">$ enstore configuration --file-fallback --show crons html_dir</text:p>
            <text:p text:style-name="Output"><text:s text:c="5"/>/srv/enstore/www</text:p>
          </table:table-cell>
        </table:table-row>
        <text:soft-page-break/>
        <table:table-row table:style-name="enstore_5f_configuration.1">
          <table:table-cell table:style-name="enstore_5f_configuration.A2" office:value-type="string">
            <text:p text:style-name="Table_20_Contents">--list-library-managers</text:p>
            <text:p text:style-name="Table_20_Contents">Output to standard out the list of all configured library managers.</text:p>
            <text:p text:style-name="Command">$ enstore configuration --list-library-managers</text:p>
            <text:p text:style-name="Output"><text:s text:c="13"/>library manager <text:s text:c="11"/>host</text:p>
            <text:p text:style-name="Output"><text:s text:c="8"/>9940.library_manager stkensrv4.fnal.gov</text:p>
            <text:p text:style-name="Output"><text:s text:c="9"/>dlt.library_manager stkensrv4.fnal.gov</text:p>
            <text:p text:style-name="Output"><text:s text:c="8"/>test.library_manager stkensrv4.fnal.gov</text:p>
            <text:p text:style-name="Output"><text:s text:c="7"/>null1.library_manager stkensrv4.fnal.gov</text:p>
            <text:p text:style-name="Output"><text:s text:c="4"/>CD-9940B.library_manager stkensrv4.fnal.gov</text:p>
            <text:p text:style-name="Output">CD-LTO3_test.library_manager stkensrv4.fnal.gov</text:p>
            <text:p text:style-name="Output"><text:s text:c="5"/>CD-LTO3.library_manager stkensrv3.fnal.gov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list-media-changers</text:p>
            <text:p text:style-name="Table_20_Contents">Output to standard out the list of all configured media changers.</text:p>
            <text:p text:style-name="Command">$ enstore configuration --list-media-changers</text:p>
            <text:p text:style-name="Output"><text:s text:c="12"/>media changer <text:s text:c="11"/>host <text:s text:c="16"/>type</text:p>
            <text:p text:style-name="Output"><text:s text:c="6"/>null1.media_changer stkensrv4.fnal.gov <text:s text:c="5"/>RDD_MediaLoader</text:p>
            <text:p text:style-name="Output"><text:s text:c="5"/>SL8500.media_changer stkensrv4.fnal.gov <text:s text:c="5"/>STK_MediaLoader</text:p>
            <text:p text:style-name="Output"><text:s text:c="8"/>stk.media_changer stkensrv4.fnal.gov <text:s text:c="5"/>STK_MediaLoader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list-movers</text:p>
            <text:p text:style-name="Table_20_Contents">Output to standard out the list of all configured movers.</text:p>
            <text:p text:style-name="Command">$ enstore configuration --list-movers</text:p>
            <text:p text:style-name="Output"><text:s text:c="10"/>mover <text:s text:c="11"/>host mc_device <text:s text:c="4"/>driver <text:s text:c="8"/>library</text:p>
            <text:p text:style-name="Output"><text:s text:c="2"/>9940B27.mover <text:s text:c="4"/>stkenmvr27a <text:s/>0,1,10,2 <text:s/>FTTDriver CD-9940B.library_manager</text:p>
            <text:p text:style-name="Output"><text:s text:c="2"/>9940B40.mover <text:s text:c="4"/>stkenmvr40a <text:s/>0,1,10,7 <text:s/>FTTDriver CD-9940B.library_manager</text:p>
            <text:p text:style-name="Output"><text:s text:c="2"/>LTO3_13.mover <text:s text:c="3"/>stkenmvr113a <text:s/>0,3,1,12 <text:s/>FTTDriver CD-LTO3.library_manager</text:p>
            <text:p text:style-name="Output"><text:s text:c="2"/>LTO3_06.mover <text:s text:c="3"/>stkenmvr106a <text:s text:c="2"/>0,0,1,3 <text:s/>FTTDriver CD-LTO3.library_manager</text:p>
            <text:p text:style-name="Output"><text:s text:c="2"/>9940B16.mover <text:s text:c="4"/>stkenmvr16a 0,0,10,18 <text:s/>FTTDriver CD-9940B.library_manager</text:p>
            <text:p text:style-name="Output"><text:s text:c="2"/>LTO3_14.mover <text:s text:c="3"/>stkenmvr114a <text:s/>0,3,1,13 <text:s/>FTTDriver CD-LTO3.library_manager</text:p>
            <text:p text:style-name="Output"><text:s text:c="2"/>9940B26.mover <text:s text:c="4"/>stkenmvr26a <text:s/>0,0,10,7 <text:s/>FTTDriver CD-9940B.library_manager</text:p>
            <text:p text:style-name="Output"><text:s text:c="2"/>9940B11.mover <text:s text:c="4"/>stkenmvr11a 0,0,10,16 <text:s/>FTTDriver CD-9940B.library_manager</text:p>
            <text:p text:style-name="Output"><text:s text:c="2"/>9940B21.mover <text:s text:c="4"/>stkenmvr21a <text:s/>0,1,10,4 <text:s/>FTTDriver CD-9940B.library_manager</text:p>
            <text:p text:style-name="Output"><text:s text:c="3"/>994052.mover <text:s text:c="5"/>stkenmvr5a <text:s/>0,0,10,9 <text:s/>FTTDriver 9940.library_manager</text:p>
            <text:p text:style-name="Output"><text:s text:c="2"/>LTO3_12.mover <text:s text:c="3"/>stkenmvr112a <text:s text:c="2"/>0,1,1,1 <text:s/>FTTDriver CD-LTO3.library_manager</text:p>
            <text:p text:style-name="Output"><text:s text:c="2"/>LTO3_08.mover <text:s text:c="3"/>stkenmvr108a <text:s/>0,2,1,13 <text:s/>FTTDriver ['CD-LTO3.library_manager', 'CD-LTO3_test.library_manager']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load</text:p>
            <text:p text:style-name="Table_20_Contents">Tell the configuration server to reload the configuration file.</text:p>
            <text:p text:style-name="Command">$ enstore configuration --load –config-file \<text:line-break/> $ENSTORE_CONFIG_FILE</text:p>
          </table:table-cell>
        </table:table-row>
        <text:soft-page-break/>
        <table:table-row table:style-name="enstore_5f_configuration.1">
          <table:table-cell table:style-name="enstore_5f_configuration.A2" office:value-type="string">
            <text:p text:style-name="Table_20_Contents">--pri<text:span text:style-name="T2">nt </text:span></text:p>
            <text:p text:style-name="Table_20_Contents">Output to standard out the current Enstore configuration in a script friendly format. <text:s/>If one or more KEYs are present then just that subsection of the configuration is printed. <text:s/>See‑‑show for a different output format. <text:s/>Example:</text:p>
            <text:p text:style-name="Command">$ enstore conf --print crons html_dir</text:p>
            <text:p text:style-name="Output">crons.html_dir:/local/ups/prd/www_pages/enstore/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show <text:span text:style-name="T2">[KEY1 [KEY2] ...]]</text:span></text:p>
            <text:p text:style-name="P11">Output to standard out the current Enstore configuration in a native python format. <text:s/>If one or more KEYs are present then just that subsection of the configuration is printed. See‑‑show for a different output format. <text:s/>Example:</text:p>
            <text:p text:style-name="Command">$ enstore conf --show blocksizes</text:p>
            <text:p text:style-name="Output">{'8MM': 131072,</text:p>
            <text:p text:style-name="Output"><text:s/>'9840': 131072,</text:p>
            <text:p text:style-name="Output"><text:s/>'9940': 131072,</text:p>
            <text:p text:style-name="Output"><text:s/>'9940B': 131072,</text:p>
            <text:p text:style-name="Output"><text:s/>'DECDLT': 131072,</text:p>
            <text:p text:style-name="Output"><text:s/>'LTO3': 131072,</text:p>
            <text:p text:style-name="Output"><text:s/>'null': 131072,</text:p>
            <text:p text:style-name="Output"><text:s/>'status': ('ok', None)}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threaded-impl &lt;THREADED_IMPL&gt;</text:p>
            <text:p text:style-name="Table_20_Contents">Parts of the configuration server have been made multi threaded for performance reasons. <text:s/>Early on this proved to be unstable. <text:s/>THREADED_IMPL should be set to 1 (default) for turning on the threading or 0 for turning it off.</text:p>
            <text:p text:style-name="Command">$ enstore configuration --threaded-impl 1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timestamp</text:p>
            <text:p text:style-name="Table_20_Contents">Displays the date and time that the configuration was las (re)loaded into the configuration server.</text:p>
            <text:p text:style-name="Command">$ enstore configuration --timestamp</text:p>
            <text:p text:style-name="Output">Thu Jan 10 17:43:25 2008</text:p>
          </table:table-cell>
        </table:table-row>
      </table:table>
      <text:h text:style-name="Heading_20_2" text:outline-level="2"><text:alphabetical-index-mark text:string-value="enstore event_relay command"/><text:reference-mark-start text:name="enstore event_relay command"/>enstore event_relay<text:reference-mark-end text:name="enstore event_relay command"/></text:h>
      <text:p text:style-name="Text_20_body">Syntax:</text:p>
      <text:p text:style-name="P10">% enstore event_relay [--options [arguments] ...]</text:p>
      <text:p text:style-name="Text_20_body">Option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--dump</text:p>
            <text:p text:style-name="Table_20_Contents"><text:soft-page-break/>Tells the event_relay to dump to contents of the list of processes that have subscribed for event_relay messages. <text:s/>This output goes to the file that stdout has been redirected to for the event_relay; not the stdout for the event_relay client.</text:p>
            <text:p text:style-name="Command">$ enstore event_relay --dump</text:p>
          </table:table-cell>
        </table:table-row>
      </table:table>
      <text:p text:style-name="Text_20_body"/>
      <text:h text:style-name="Heading_20_2" text:outline-level="2"><text:alphabetical-index-mark text:string-value="enstore file command"/><text:reference-mark-start text:name="enstore file command"/>enstore file<text:reference-mark-end text:name="enstore file command"/></text:h>
      <text:p text:style-name="Text_20_body">Syntax:</text:p>
      <text:p text:style-name="P10">% enstore file [--options [arguments] ...]</text:p>
      <text:p text:style-name="Text_20_body">Options: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file --help</text:p>
            <text:p text:style-name="Output">Usage: </text:p>
            <text:p text:style-name="Output"><text:s text:c="7"/>file [OPTIONS]... </text:p>
            <text:p text:style-name="Output"/>
            <text:p text:style-name="Output"><text:s text:c="7"/>--add &lt;BFID&gt; <text:s text:c="9"/>add file record (dangerous! don't try this at</text:p>
            <text:p text:style-name="Output"><text:s text:c="29"/>home)</text:p>
            <text:p text:style-name="Output"><text:s text:c="3"/>-a, --alive <text:s text:c="14"/>prints message if the server is up or down.</text:p>
            <text:p text:style-name="Output"><text:s text:c="7"/>--backup <text:s text:c="13"/>backup file journal -- part of database backup</text:p>
            <text:p text:style-name="Output"><text:s text:c="7"/>--bfid &lt;BFID&gt; <text:s text:c="8"/>get info of a file</text:p>
            <text:p text:style-name="Output"><text:s text:c="7"/>--bfids &lt;VOLUME_NAME&gt; <text:s/>list all bfids on a volume</text:p>
            <text:p text:style-name="Output"><text:s text:c="7"/>--deleted &lt;YES/NO&gt; <text:s text:c="3"/>used with --bfid to mark the file as deleted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find-all-copies &lt;FILE&gt; <text:s/>find all copies of this file</text:p>
            <text:p text:style-name="Output"><text:s text:c="7"/>--find-copies &lt;FILE&gt; <text:s/>find the immediate copies of this file</text:p>
            <text:p text:style-name="Output"><text:s text:c="7"/>--find-duplicates &lt;FILE&gt; <text:s/>find all duplicates related to this file</text:p>
            <text:p text:style-name="Output"><text:s text:c="7"/>--find-original &lt;FILE&gt; <text:s/>find the immediate original of this file</text:p>
            <text:p text:style-name="Output"><text:s text:c="7"/>--find-the-original &lt;FILE&gt; <text:s/>find the very first original of this file</text:p>
            <text:p text:style-name="Output"><text:s text:c="7"/>--get-crcs &lt;BFID&gt; <text:s text:c="4"/>get crc of a file</text:p>
            <text:p text:style-name="Output"><text:s text:c="3"/>-h, --help <text:s text:c="15"/>prints this messge</text:p>
            <text:p text:style-name="Output"><text:s text:c="7"/>--list &lt;VOLUME_NAME&gt; <text:s/>list the files in a volume</text:p>
            <text:p text:style-name="Output"><text:s text:c="7"/>--ls-active &lt;VOLUME_NAME&gt; <text:s/>list active files in a volume</text:p>
            <text:p text:style-name="Output"><text:s text:c="7"/>--mark-bad &lt;PATH&gt; [BFID] Mark the file with the given filename as bad.</text:p>
            <text:p text:style-name="Output"><text:s text:c="29"/>Include the bfid only if the file is a multiple</text:p>
            <text:p text:style-name="Output"><text:s text:c="29"/>copy file.</text:p>
            <text:p text:style-name="Output"><text:s text:c="7"/>--modify &lt;BFID&gt; <text:s text:c="6"/>modify file record (dangerous!)</text:p>
            <text:p text:style-name="Output"><text:s text:c="7"/>--recursive <text:s text:c="10"/>restore directory</text:p>
            <text:p text:style-name="Output"><text:s text:c="7"/>--restore &lt;BFID&gt; [UID[:GID]] <text:s/>restore a deleted file with optional</text:p>
            <text:p text:style-name="Output"><text:s text:c="29"/>uid:gid</text:p>
            <text:p text:style-name="Output"><text:s text:c="7"/>--retries &lt;ALIVE_RETRIES&gt; <text:s/>number of attempts to resend alive requests</text:p>
            <text:p text:style-name="Output"><text:s text:c="7"/>--set-crcs &lt;SET_CRCS&gt; <text:s/>set CRC of a file</text:p>
            <text:p text:style-name="Output"><text:s text:c="7"/>--show-bad <text:s text:c="11"/>list all bad files</text:p>
            <text:p text:style-name="Output"><text:s text:c="7"/>--show-state <text:s text:c="9"/>show internal state of the server</text:p>
            <text:p text:style-name="Output"><text:s text:c="7"/>--timeout &lt;SECONDS&gt; <text:s text:c="2"/>number of seconds to wait for alive response</text:p>
            <text:p text:style-name="Output"><text:s text:c="7"/>--unmark-bad &lt;PATH&gt; [BFID] <text:s/>Unmark the file with the given filename as</text:p>
            <text:p text:style-name="Output"><text:s text:c="29"/>bad. <text:s/>Include the bfid only if the file is a</text:p>
            <text:p text:style-name="Output"><text:s text:c="29"/>multiple copy file.</text:p>
            <text:p text:style-name="Output"><text:s text:c="7"/>--usage <text:s text:c="14"/>prints short help message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add &lt;BFID&gt; <text:s/>&lt;key1&gt;=&lt;value1&gt; &lt;key2&gt;=&lt;value2&gt; ...</text:p>
            <text:p text:style-name="Table_20_Contents">Add file record to the Enstore DB. <text:s/>&lt;BFID&gt; must fit the bfid string pattern. If &lt;BFID&gt; is “None”, then a new bfid will be assigned. <text:s/>The bfid is always printed to the terminal; this is important for the cases where a new bfid is assigned. <text:s/>If the bfid you want already exists use <text:span text:style-name="T6">‑‑modify</text:span><text:span text:style-name="T2"> instead. <text:s/>There is no normal use case for this switch.</text:span></text:p>
            <text:p text:style-name="P15">$ enstore file --add None pnfs_name0=/pnfs/blah complete_crc=1 size=42 \<text:line-break/> pnfsid=000D000000000023 deleted=y drive= external_label=TEST00 \<text:line-break/> location_cookie=0000_00000000_000001 "sanity_cookie=(42,1)"</text:p>
            <text:p text:style-name="P16">bfid = WAMS121457893800000</text:p>
            <text:p text:style-name="P11">To confirm that everything is accurate:</text:p>
            <text:p text:style-name="P15">$ enstore file --bfid WAMS121457893800000</text:p>
            <text:p text:style-name="P16">{'bfid': 'WAMS121457893800000',</text:p>
            <text:p text:style-name="P16"><text:s/>'complete_crc': 1L,</text:p>
            <text:p text:style-name="P16"><text:s/>'deleted': 'yes',</text:p>
            <text:p text:style-name="P16"><text:s/>'drive': '',</text:p>
            <text:p text:style-name="P16"><text:s/>'external_label': 'TEST01',</text:p>
            <text:p text:style-name="P16"><text:s/>'gid': -1,</text:p>
            <text:p text:style-name="P16"><text:s/>'location_cookie': '0000_00000000_000001',</text:p>
            <text:p text:style-name="P16"><text:s/>'pnfs_name0': '/pnfs/mist/blah',</text:p>
            <text:p text:style-name="P16"><text:s/>'pnfsid': '000D000000000023',</text:p>
            <text:p text:style-name="P16"><text:s/>'sanity_cookie': (42L, 1L),</text:p>
            <text:p text:style-name="P16"><text:s/>'size': 42L,</text:p>
            <text:p text:style-name="P16"><text:s/>'uid': -1,</text:p>
            <text:p text:style-name="P16"><text:s/>'update': None}</text:p>
            <text:p text:style-name="Table_20_Contents"><text:span text:style-name="T2">Note: The fields shone in this example are the required fields. <text:s/>The </text:span><text:span text:style-name="T6">gid</text:span><text:span text:style-name="T2"> and </text:span><text:span text:style-name="T6">uid</text:span><text:span text:style-name="T2"> fields are defaulted to ‑1 in this case.</text:span></text:p>
            <text:p text:style-name="Table_20_Contents"><text:span text:style-name="T2">Note: It is important to make sure that the volume is defined in Enstore before using this command. <text:s/>If the volume does not exist, then commands like “</text:span><text:span text:style-name="T6">enstore info ‑‑bfid &lt;bfid&gt;</text:span><text:span text:style-name="T2">” will fail with “NO SUCH FILE/BFID” because of the use of outer joins between the file and volume tables. <text:s/>This also means that </text:span><text:span text:style-name="T6">‑‑m</text:span><text:span text:style-name="T6">odify</text:span><text:span text:style-name="T2"> will not work, requiring this to be fixed at the SQL level.</text:span></text:p>
          </table:table-cell>
        </table:table-row>
        <table:table-row table:style-name="Table2.1">
          <table:table-cell table:style-name="Table2.A2" office:value-type="string">
            <text:p text:style-name="Table_20_Contents">--backup</text:p>
            <text:p text:style-name="Table_20_Contents">Backup the file journal.</text:p>
            <text:p text:style-name="Command">$ enstore file --backup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bfids &lt;VOLUME_NAME&gt;</text:p>
            <text:p text:style-name="Table_20_Contents">Deprecated. <text:s/>See <text:span text:style-name="T4">enstore info‑‑bfids </text:span><text:span text:style-name="T1">. <text:s/>This file command has been modified to point to the information server instead of the file clerk.</text:span></text:p>
          </table:table-cell>
        </table:table-row>
        <table:table-row table:style-name="Table2.1">
          <table:table-cell table:style-name="Table2.A2" office:value-type="string">
            <text:p text:style-name="Table_20_Contents">--deleted &lt;yes | no&gt;</text:p>
            <text:p text:style-name="Table_20_Contents">Used with ‑‑bfid to mark a file as deleted.</text:p>
            <text:p text:style-name="Command">$ enstore info --bfid WAMS118954675400000 | grep deleted</text:p>
            <text:p text:style-name="Output"><text:s/>'deleted': 'no',</text:p>
            <text:p text:style-name="Command">$ enstore file --bfid WAMS118954675400000 --deleted yes</text:p>
            <text:p text:style-name="Command">$ enstore info --bfid WAMS118954675400000 | grep deleted</text:p>
            <text:p text:style-name="Output"><text:s/>'deleted': 'yes',</text:p>
          </table:table-cell>
        </table:table-row>
        <table:table-row table:style-name="Table2.1">
          <table:table-cell table:style-name="Table2.A2" office:value-type="string">
            <text:p text:style-name="Table_20_Contents">--find-all-copies &lt;BFID&gt;</text:p>
            <text:p text:style-name="Table_20_Contents">List all the BFIDs that are multiple copies or originals of the specified BFID.</text:p>
            <text:p text:style-name="Command">$ enstore file --find-all-copies WAMS115254898100000</text:p>
            <text:p text:style-name="Output">WAMS115254898100000</text:p>
            <text:p text:style-name="Output">WAMS115254898700000</text:p>
          </table:table-cell>
        </table:table-row>
        <table:table-row table:style-name="Table2.1">
          <table:table-cell table:style-name="Table2.A2" office:value-type="string">
            <text:p text:style-name="Table_20_Contents">--find-copies &lt;BFID&gt;</text:p>
            <text:p text:style-name="Table_20_Contents">List all the immediate copies of the specified BFID.</text:p>
            <text:p text:style-name="Command">$ enstore file --find-copies WAMS115254898100000</text:p>
            <text:p text:style-name="Output">WAMS115254898700000</text:p>
            <text:p text:style-name="Command">$ enstore file --find-copies WAMS115254898700000</text:p>
            <text:p text:style-name="Output"/>
          </table:table-cell>
        </table:table-row>
        <table:table-row table:style-name="Table2.1">
          <table:table-cell table:style-name="Table2.A2" office:value-type="string">
            <text:p text:style-name="Table_20_Contents">--find-duplicates &lt;BFID&gt;</text:p>
            <text:p text:style-name="Table_20_Contents">List the original and all copies of the specified BFID.</text:p>
            <text:p text:style-name="Command">$ enstore file --find-duplicates WAMS115254898700000</text:p>
            <text:p text:style-name="Output">WAMS115254898100000</text:p>
            <text:p text:style-name="Output">WAMS115254898700000</text:p>
            <text:p text:style-name="Command">$ enstore file --find-duplicates WAMS115254898100000</text:p>
            <text:p text:style-name="Output">WAMS115254898100000</text:p>
            <text:p text:style-name="Output">WAMS115254898700000</text:p>
          </table:table-cell>
        </table:table-row>
        <table:table-row table:style-name="Table2.1">
          <table:table-cell table:style-name="Table2.A2" office:value-type="string">
            <text:p text:style-name="Table_20_Contents">--find-original &lt;BFID&gt;</text:p>
            <text:p text:style-name="Table_20_Contents">List the immediate original to this BFID.</text:p>
            <text:p text:style-name="Command">$ enstore file --find-original WAMS115254898700000</text:p>
            <text:p text:style-name="Output">WAMS115254898100000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find-the-original &lt;BFID&gt;</text:p>
            <text:p text:style-name="Table_20_Contents">List the master original to this BFID.</text:p>
            <text:p text:style-name="Command">$ enstore file --find-original WAMS115254898700000</text:p>
            <text:p text:style-name="Output">WAMS115254898100000</text:p>
          </table:table-cell>
        </table:table-row>
        <table:table-row table:style-name="Table2.1">
          <table:table-cell table:style-name="Table2.A2" office:value-type="string">
            <text:p text:style-name="Table_20_Contents">--get-crcs &lt;BFID&gt;</text:p>
            <text:p text:style-name="Table_20_Contents">Prints to standard out the crc information for the specified file.</text:p>
            <text:p text:style-name="Command">$ enstore file --get-crcs WAMS115254898700000</text:p>
            <text:p text:style-name="Output">bfid 'WAMS115254898700000': sanity_cookie (10241L, 1458501222L), complete_crc 1458501222L</text:p>
          </table:table-cell>
        </table:table-row>
        <table:table-row table:style-name="Table2.1">
          <table:table-cell table:style-name="Table2.A2" office:value-type="string">
            <text:p text:style-name="Table_20_Contents">--mark-bad &lt;PATH&gt; [BFID]</text:p>
            <text:p text:style-name="Table_20_Contents">Renames the file specified by &lt;PATH&gt; in PNFS to be &lt;DIRNAME&gt;/.bad.&lt;BASENAME&gt;. <text:s/>This must be the current path in PNFS, and not the original path stored in the Enstore DB. <text:s/>The Enstore database is also updated to include a record that this file has been marked bad, but does not also modify the original path.</text:p>
            <text:p text:style-name="Table_20_Contents"/>
            <text:p text:style-name="Table_20_Contents">Files should be marked bad when the file has been determined to be unreadable from tape, but other files on the tape continue to read without problems. <text:s/>If there is a problem with reading every file on the tape or the tape itself then set the tape NOTALLOWED with the enstore volume‑‑not‑allowed command in <text:span text:style-name="T5">section 1.24. <text:s/>S</text:span>ee also‑‑unmark‑bad and ‑‑show‑bad.</text:p>
            <text:p text:style-name="Command">$ ls /pnfs/test/my_dir/1KB_147</text:p>
            <text:p text:style-name="Output">/pnfs/test/NULL/1KB_147</text:p>
            <text:p text:style-name="Command"># enstore file --mark-bad <text:s/>/pnfs/test/my_dir/1KB_147</text:p>
            <text:p text:style-name="Command">$ ls /pnfs/mist/my_dir/.bad.1KB_147</text:p>
            <text:p text:style-name="Output">/pnfs/test/NULL/.bad.1KB_147</text:p>
            <text:p text:style-name="Table_20_Contents"/>
            <text:p text:style-name="Table_20_Contents">If the bad file is a multiple copy of the primary copy of the file, then <text:s/>we need to specify the multiple copy''s BFID on the command line.</text:p>
            <text:p text:style-name="Command"># enstore file --mark-bad \<text:line-break/>/pnfs/test/my_dir/1KB_147 CDMS121891419900000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modify &lt;BFID&gt;</text:p>
            <text:p text:style-name="Table_20_Contents">Modify the database entry for the specified BFID. <text:s/>This command can create many problems if not used with the utmost care. <text:s/>The quoting shown below is not always necessary, however there are some PNFS ids that happen to look like exponential numbers to python. <text:s/>The quoting shown overrides the default attempt to interpret them as floating point numbers and instead treats them as strings.</text:p>
            <text:p text:style-name="Command">$ enstore file --bfid WAMS100888634200000</text:p>
            <text:p text:style-name="Output">{'bfid': 'WAMS100888634200000',</text:p>
            <text:p text:style-name="Output"><text:s/>'complete_crc': 0L,</text:p>
            <text:p text:style-name="Output"><text:s/>'deleted': 'no',</text:p>
            <text:p text:style-name="Output"><text:s/>'drive': 'rain:/dev/null:0',</text:p>
            <text:p text:style-name="Output"><text:s/>'external_label': 'NULL01',</text:p>
            <text:p text:style-name="Output"><text:s/>'gid': -1,</text:p>
            <text:p text:style-name="Output"><text:s/>'location_cookie': '0000_000000000_0000142',</text:p>
            <text:p text:style-name="Output"><text:s/>'pnfs_name0': '/pnfs/mist/NULL/1KB_100',</text:p>
            <text:p text:style-name="Output"><text:s/>'pnfsid': '000100000000000000006350',</text:p>
            <text:p text:style-name="Output"><text:s/>'sanity_cookie': (1024L, 0L),</text:p>
            <text:p text:style-name="Output"><text:s/>'size': 1024L,</text:p>
            <text:p text:style-name="Output"><text:s/>'uid': -1,</text:p>
            <text:p text:style-name="Output"><text:s/>'update': None}</text:p>
            <text:p text:style-name="Command">$ enstore file --modify WAMS100888634200000 "gid=1530" \<text:line-break/> "uid=9276" "pnfsid='000100000000000000006350'"</text:p>
            <text:p text:style-name="Output">bfid = WAMS100888634200000</text:p>
            <text:p text:style-name="Command">$ enstore file --bfid WAMS100888634200000</text:p>
            <text:p text:style-name="Output">{'bfid': 'WAMS100888634200000',</text:p>
            <text:p text:style-name="Output"><text:s/>'complete_crc': 0L,</text:p>
            <text:p text:style-name="Output"><text:s/>'deleted': 'no',</text:p>
            <text:p text:style-name="Output"><text:s/>'drive': 'testnode:/dev/null:0',</text:p>
            <text:p text:style-name="Output"><text:s/>'external_label': 'NULL01',</text:p>
            <text:p text:style-name="Output"><text:s/>'gid': 1530,</text:p>
            <text:p text:style-name="Output"><text:s/>'location_cookie': '0000_000000000_0000142',</text:p>
            <text:p text:style-name="Output"><text:s/>'pnfs_name0': '/pnfs/test/NULL/1KB_100',</text:p>
            <text:p text:style-name="Output"><text:s/>'pnfsid': '000100000000000000006350',</text:p>
            <text:p text:style-name="Output"><text:s/>'sanity_cookie': (1024L, 0L),</text:p>
            <text:p text:style-name="Output"><text:s/>'size': 1024L,</text:p>
            <text:p text:style-name="Output"><text:s/>'uid': 9276,</text:p>
            <text:p text:style-name="Output"><text:s/>'update': None}</text:p>
          </table:table-cell>
        </table:table-row>
        <table:table-row table:style-name="Table2.1">
          <table:table-cell table:style-name="Table2.A2" office:value-type="string">
            <text:p text:style-name="Table_20_Contents">--recursive</text:p>
            <text:p text:style-name="Table_20_Contents"/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restore &lt;BFID&gt; [UID[:GID]]</text:p>
            <text:p text:style-name="Table_20_Contents">This command will restore a file that has been removed from PNFS and has been marked as deleted in the Enstore database. <text:s/>PNFS must be mounted and the current effective user id must have the necessary permissions to touch/open the file in the PNFS namespace. <text:s/>For all practical purposes, this command will almost always be run as user root on the PNFS server itself; though that is not a requirement.</text:p>
            <text:p text:style-name="Command">$ enstore info --bfid WAMS120224553900000</text:p>
            <text:p text:style-name="Output">{'bfid': 'WAMS120224553900000',</text:p>
            <text:p text:style-name="Output"><text:s/>'complete_crc': 0L,</text:p>
            <text:p text:style-name="Output"><text:s/>'deleted': 'yes',</text:p>
            <text:p text:style-name="Output"><text:s/>'drive': 'testnode:/dev/null:0',</text:p>
            <text:p text:style-name="Output"><text:s/>'external_label': 'NULL10',</text:p>
            <text:p text:style-name="Output"><text:s/>'gid': 1530,</text:p>
            <text:p text:style-name="Output"><text:s/>'location_cookie': '0000_000000000_0000005',</text:p>
            <text:p text:style-name="Output"><text:s/>'pnfs_name0': '/pnfs/test/NULL/restore_example_file',</text:p>
            <text:p text:style-name="Output"><text:s/>'pnfsid': '00010000000000000007FF08',</text:p>
            <text:p text:style-name="Output"><text:s/>'sanity_cookie': (12559L, 0L),</text:p>
            <text:p text:style-name="Output"><text:s/>'size': 12559L,</text:p>
            <text:p text:style-name="Output"><text:s/>'uid': 9276,</text:p>
            <text:p text:style-name="Output"><text:s/>'update': None}</text:p>
            <text:p text:style-name="Command">$ ls /pnfs/test/NULL/restore_example_file</text:p>
            <text:p text:style-name="Output">ls: /pnfs/test/NULL/restore_example_file: No such file or directory</text:p>
            <text:p text:style-name="Command">$ enstore file --restore WAMS120224553900000</text:p>
            <text:p text:style-name="Command">$ ls /pnfs/test/NULL/restore_example_file</text:p>
            <text:p text:style-name="Output">/pnfs/test/NULL/restore_example_file</text:p>
          </table:table-cell>
        </table:table-row>
        <table:table-row table:style-name="Table2.1">
          <table:table-cell table:style-name="Table2.A2" office:value-type="string">
            <text:p text:style-name="Table_20_Contents">--set-crcs</text:p>
            <text:p text:style-name="Table_20_Contents"/>
          </table:table-cell>
        </table:table-row>
        <table:table-row table:style-name="Table2.1">
          <table:table-cell table:style-name="Table2.A2" office:value-type="string">
            <text:p text:style-name="Table_20_Contents">--show-bad</text:p>
            <text:p text:style-name="Table_20_Contents">List all files that are marked bad. <text:s/>See also‑‑mark‑bad and ‑‑unmark‑bad.</text:p>
            <text:p text:style-name="Command">$ enstore file --show-bad</text:p>
            <text:p text:style-name="Output">NULL01 WAMS103661998200000 1024 /pnfs/test/NULL/.bad.1KB_147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unmark-bad &lt;PATH&gt; [BFID]</text:p>
            <text:p text:style-name="Table_20_Contents">Unmark a file that has previously been marked as bad. <text:s/>This renames the file in PNFS back to its original name and removes the file from the marked bad list in the Enstore database. <text:s/>See also‑‑mark‑bad and‑‑show‑bad.</text:p>
            <text:p text:style-name="Command">$ ls /pnfs/test/my_dir/1KB_147</text:p>
            <text:p text:style-name="Output">ls: /pnfs/test/NULL/1KB_147: No such file or directory</text:p>
            <text:p text:style-name="Command">$ ls /pnfs/test/my_dir/.bad.1KB_147</text:p>
            <text:p text:style-name="Output">/pnfs/test/NULL/.bad.1KB_147</text:p>
            <text:p text:style-name="P13">It is important to note in the following example command that the basename of the file starts with .bad. and is not the original filename given to the ‑‑mark‑bad command.</text:p>
            <text:p text:style-name="Command"># enstore file --unmark-bad <text:s/>/pnfs/test/my_dir/.bad.1KB_147</text:p>
            <text:p text:style-name="Command">$ ls /pnfs/test/my_dir/1KB_147</text:p>
            <text:p text:style-name="Output">/pnfs/test/NULL/1KB_147</text:p>
            <text:p text:style-name="Table_20_Contents"/>
            <text:p text:style-name="Table_20_Contents">If the bad file is a multiple copy of the primary copy of the file, then <text:s/>we need to specify the multiple copy's BFID on the command line.</text:p>
            <text:p text:style-name="P13">For multiple copies, the path is not changed when the ‑‑mark‑bad is done. <text:s/>Do not include the .bad. at the beginning of the file like primary files are done.</text:p>
            <text:p text:style-name="Command"># enstore file --unmark-bad \<text:line-break/>/pnfs/test/my_dir/1KB_147 CDMS121891419900000</text:p>
          </table:table-cell>
        </table:table-row>
      </table:table>
      <text:p text:style-name="Text_20_body"/>
      <text:h text:style-name="P17" text:outline-level="2"><text:alphabetical-index-mark text:string-value="enstore info command"/><text:reference-mark-start text:name="enstore info command"/>enstore info<text:reference-mark-end text:name="enstore info command"/></text:h>
      <text:p text:style-name="P9"/>
      <text:p text:style-name="P6">As of encp v3_2, the user level command <text:span text:style-name="T6">enstore info</text:span> supersedes <text:span text:style-name="T6">enstore file</text:span> and <text:span text:style-name="T6">enstore volume</text:span>. <text:s/>The admin level commands <text:span text:style-name="T6">enstore file</text:span> and <text:span text:style-name="T6">enstore volume</text:span> are still used for modifying commands.</text:p>
      <text:p text:style-name="P6">Syntax:</text:p>
      <text:p text:style-name="P7">% enstore info [--option [argument] ...]</text:p>
      <text:p text:style-name="P6">Options:</text:p>
      <table:table table:name="enstore_info" table:style-name="enstore_5f_info">
        <table:table-column table:style-name="enstore_5f_info.A"/>
        <text:soft-page-break/>
        <table:table-row table:style-name="enstore_5f_info.1">
          <table:table-cell table:style-name="enstore_5f_info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file --help</text:p>
            <text:p text:style-name="Output">Usage: </text:p>
            <text:p text:style-name="Output"><text:s text:c="7"/>info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bfid &lt;BFID&gt; <text:s text:c="8"/>get info of a file</text:p>
            <text:p text:style-name="Output"><text:s text:c="7"/>--bfids &lt;VOLUME_NAME&gt; <text:s/>list all bfids on a volume</text:p>
            <text:p text:style-name="Output"><text:s text:c="7"/>--check &lt;VOLUME_NAME&gt; <text:s/>check a volume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file &lt;PATH|PNFSID|BFID|VOL:LOC&gt; <text:s/>get info of a file</text:p>
            <text:p text:style-name="Output"><text:s text:c="7"/>--find-all-copies &lt;BFID&gt; <text:s/>find all copies of this file</text:p>
            <text:p text:style-name="Output"><text:s text:c="7"/>--find-copies &lt;BFID&gt; <text:s/>find the immediate copies of this file</text:p>
            <text:p text:style-name="Output"><text:s text:c="7"/>--find-duplicates &lt;BFID&gt; <text:s/>find all duplicates related to this file</text:p>
            <text:p text:style-name="Output"><text:s text:c="7"/>--find-original &lt;BFID&gt; <text:s/>find the immediate original of this file</text:p>
            <text:p text:style-name="Output"><text:s text:c="7"/>--find-same-file &lt;BFID&gt; <text:s/>find a file of the same size and crc</text:p>
            <text:p text:style-name="Output"><text:s text:c="7"/>--find-the-original &lt;BFID&gt; <text:s/>find the very first original of this file</text:p>
            <text:p text:style-name="Output"><text:s text:c="7"/>--get-sg-count &lt;LIBRARY&gt; &lt;STORAGE_GROUP&gt; <text:s/>check allocated count for</text:p>
            <text:p text:style-name="Output"><text:s text:c="29"/>lib,sg</text:p>
            <text:p text:style-name="Output"><text:s text:c="7"/>--gvol &lt;VOLUME_NAME&gt; <text:s/>get info of a volume in human readable time</text:p>
            <text:p text:style-name="Output"><text:s text:c="29"/>format</text:p>
            <text:p text:style-name="Output"><text:s text:c="3"/>-h, --help <text:s text:c="15"/>prints this messge</text:p>
            <text:p text:style-name="Output"><text:s text:c="7"/>--history &lt;VOLUME_NAME&gt; <text:s/>show state change history of volume</text:p>
            <text:p text:style-name="Output"><text:s text:c="7"/>--just <text:s text:c="15"/>used with --pvols to list problem</text:p>
            <text:p text:style-name="Output"><text:s text:c="7"/>--labels <text:s text:c="13"/>list all volume labels</text:p>
            <text:p text:style-name="Output"><text:s text:c="7"/>--list &lt;VOLUME_NAME&gt; <text:s/>list the files in a volume</text:p>
            <text:p text:style-name="Output"><text:s text:c="7"/>--ls-active &lt;VOLUME_NAME&gt; <text:s/>list active files in a volume</text:p>
            <text:p text:style-name="Output"><text:s text:c="7"/>--ls-sg-count <text:s text:c="8"/>list all sg counts</text:p>
            <text:p text:style-name="Output"><text:s text:c="7"/>--pvols <text:s text:c="14"/>list all problem volumes</text:p>
            <text:p text:style-name="Output"><text:s text:c="7"/>--query &lt;QUERY&gt; <text:s text:c="6"/>query database</text:p>
            <text:p text:style-name="Output"><text:s text:c="7"/>--retries &lt;ALIVE_RETRIES&gt; <text:s/>number of attempts to resend alive requests</text:p>
            <text:p text:style-name="Output"><text:s text:c="7"/>--show-bad <text:s text:c="11"/>list all bad files</text:p>
            <text:p text:style-name="Output"><text:s text:c="7"/>--show-copies &lt;BFID&gt; <text:s/>all copies of a file</text:p>
            <text:p text:style-name="Output"><text:s text:c="7"/>--show-file &lt;BFID&gt; <text:s text:c="3"/>show info of a file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  <text:p text:style-name="Output"><text:s text:c="7"/>--vol &lt;VOLUME_NAME&gt; <text:s text:c="2"/>get info of a volume</text:p>
            <text:p text:style-name="Output"><text:s text:c="7"/>--vols <text:s text:c="15"/>list all volumes</text:p>
            <text:p text:style-name="Output"><text:s text:c="7"/>--write-protect-status &lt;VOLUME_NAME&gt; <text:s/>show write protect status</text:p>
          </table:table-cell>
        </table:table-row>
        <text:soft-page-break/>
        <table:table-row table:style-name="enstore_5f_info.1">
          <table:table-cell table:style-name="enstore_5f_info.A2" office:value-type="string">
            <text:p text:style-name="Table_20_Contents">--bfids &lt;VOLUME_NAME&gt;</text:p>
            <text:p text:style-name="Table_20_Contents">List all of the BFIDs on the specified volume.</text:p>
            <text:p text:style-name="Command">$ enstore info --bfids TEST01</text:p>
            <text:p text:style-name="Output">WAMS100456552800000</text:p>
            <text:p text:style-name="Output">WAMS100456552900000</text:p>
            <text:p text:style-name="Output">WAMS100456553000000</text:p>
            <text:p text:style-name="Output">WAMS100456553100000</text:p>
            <text:p text:style-name="Output">WAMS100456563700000</text:p>
            <text:p text:style-name="Output">WAMS100463404700000</text:p>
            <text:p text:style-name="Output">WAMS100463422700000</text:p>
            <text:p text:style-name="Output">WAMS100463427300000</text:p>
            <text:p text:style-name="Output">WAMS100463493300000</text:p>
            <text:p text:style-name="Output">WAMS100463735500000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check &lt;VOLUME_NAME&gt;</text:p>
            <text:p text:style-name="Table_20_Contents">Prints a synopsis of the volume status.</text:p>
            <text:p text:style-name="Command">$ enstore info --check TEST01</text:p>
            <text:p text:style-name="Output">TEST01 <text:s text:c="8"/>0.52GB ['none', 'full'] ['none', 'none']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find-same-file &lt;BFID&gt;</text:p>
            <text:p text:style-name="Table_20_Contents">Lists all files in the Enstore DB with the same CRC and size as the file with the specified BFID.</text:p>
            <text:p text:style-name="Command">$ enstore info --find-same-file WAMS115254898100000</text:p>
            <text:p text:style-name="Output">TEST01 <text:s/>WAMS115401377100000 <text:s text:c="3"/>10241 0000_000000000_0000005 deleted /pnfs/test/10KB_002</text:p>
            <text:p text:style-name="Output">TEST01 <text:s/>WAMS115401417000000 <text:s text:c="3"/>10241 0000_000000000_0000007 deleted /pnfs/test/10KB_002</text:p>
            <text:p text:style-name="Output">TEST01 <text:s/>WAMS115254898100000 <text:s text:c="3"/>10241 0000_000000000_0000010 active /pnfs/test/10KB_002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get-sg-count &lt;LIBRARY&gt; &lt;STORAGE_GROUP&gt;</text:p>
            <text:p text:style-name="Table_20_Contents">Lists the number of volumes belonging to the indicated library and storage group pairing.</text:p>
            <text:p text:style-name="Command">$ enstore info --get-sg-count LTO3 test</text:p>
            <text:p text:style-name="Output"><text:s text:c="8"/>rain <text:s text:c="13"/>zee <text:s text:c="9"/>3</text:p>
          </table:table-cell>
        </table:table-row>
        <text:soft-page-break/>
        <table:table-row table:style-name="enstore_5f_info.1">
          <table:table-cell table:style-name="enstore_5f_info.A2" office:value-type="string">
            <text:p text:style-name="Table_20_Contents">--gvol &lt;VOLUME_NAME&gt;</text:p>
            <text:p text:style-name="Table_20_Contents">Same as ‑‑vol except that time values are displayed in human readable format. <text:s/>See also‑‑vol.</text:p>
            <text:p text:style-name="Command">$ enstore info --gvol TST001</text:p>
            <text:p text:style-name="Output">{'blocksize': 131072,</text:p>
            <text:p text:style-name="Output"><text:s/>'capacity_bytes': 858993459200L,</text:p>
            <text:p text:style-name="Output"><text:s/>'comment': '',</text:p>
            <text:p text:style-name="Output"><text:s/>'declared': 'Fri Dec 21 14:31:20 2007',</text:p>
            <text:p text:style-name="Output"><text:s/>'eod_cookie': '0000_000000000_0000639',</text:p>
            <text:p text:style-name="Output"><text:s/>'external_label': 'TST001',</text:p>
            <text:p text:style-name="Output"><text:s/>'first_access': 'Fri Dec 21 16:03:09 2007',</text:p>
            <text:p text:style-name="Output"><text:s/>'last_access': 'Sun Jan 20 10:33:53 2008',</text:p>
            <text:p text:style-name="Output"><text:s/>'library': 'LTO4',</text:p>
            <text:p text:style-name="Output"><text:s/>'media_type': 'LTO4',</text:p>
            <text:p text:style-name="Output"><text:s/>'remaining_bytes': 719404544L,</text:p>
            <text:p text:style-name="Output"><text:s/>'si_time': ('Wed Dec 31 18:00:00 1969', 'Wed Dec 26 14:57:03 2007'),</text:p>
            <text:p text:style-name="Output"><text:s/>'sum_mounts': 369,</text:p>
            <text:p text:style-name="Output"><text:s/>'sum_rd_access': 707,</text:p>
            <text:p text:style-name="Output"><text:s/>'sum_rd_err': 1,</text:p>
            <text:p text:style-name="Output"><text:s/>'sum_wr_access': 638,</text:p>
            <text:p text:style-name="Output"><text:s/>'sum_wr_err': 0,</text:p>
            <text:p text:style-name="Output"><text:s/>'system_inhibit': ['none', 'full'],</text:p>
            <text:p text:style-name="Output"><text:s/>'user_inhibit': ['none', 'none'],</text:p>
            <text:p text:style-name="Output"><text:s/>'volume_family': 'SSA.ssa-test.cpio_odc',</text:p>
            <text:p text:style-name="Output"><text:s/>'wrapper': 'cpio_odc',</text:p>
            <text:p text:style-name="Output"><text:s/>'write_protected': 'n'}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history &lt;VOLUME_NAME&gt;</text:p>
            <text:p text:style-name="Table_20_Contents">Prints a report of the status changes to the volume.</text:p>
            <text:p text:style-name="Command">$ enstore info --history TST001</text:p>
            <text:p text:style-name="Output">2007-12-26 14:57:03.083077 <text:s text:c="2"/>system_inhibit[1] <text:s text:c="3"/>full</text:p>
          </table:table-cell>
        </table:table-row>
        <text:soft-page-break/>
        <table:table-row table:style-name="enstore_5f_info.1">
          <table:table-cell table:style-name="enstore_5f_info.A2" office:value-type="string">
            <text:p text:style-name="Table_20_Contents">--just &lt;problem_type_1&gt; &lt;problem_type_2&gt; ...</text:p>
            <text:p text:style-name="Table_20_Contents">When used with‑‑pvols to display one type of problem volumes. <text:s/>The most common values for problem types include (but not limited to):</text:p>
            <text:list text:style-name="L3">
              <text:list-item>
                <text:p text:style-name="P28">migrated</text:p>
              </text:list-item>
              <text:list-item>
                <text:p text:style-name="P28">readonly</text:p>
              </text:list-item>
              <text:list-item>
                <text:p text:style-name="P28">full</text:p>
              </text:list-item>
              <text:list-item>
                <text:p text:style-name="P28">NOACCESS</text:p>
              </text:list-item>
              <text:list-item>
                <text:p text:style-name="P28">NOTALLOWED</text:p>
              </text:list-item>
              <text:list-item>
                <text:p text:style-name="P28">duplicated</text:p>
              </text:list-item>
            </text:list>
            <text:p text:style-name="Command">$ python info_client.py --pvols --just migrated</text:p>
            <text:p text:style-name="Output">==== migrated</text:p>
            <text:p text:style-name="Output">VO2140 <text:s text:c="13"/>0.90GB <text:s text:c="2"/>(none <text:s text:c="6"/>0509-1704 migrated 0811-0008) <text:s text:c="2"/>9940 <text:s text:c="12"/>sdss.sdss_mt.cpio_odc <text:s text:c="15"/>=&gt; VO8585</text:p>
            <text:p text:style-name="Output">VO2141 <text:s text:c="13"/>0.90GB <text:s text:c="2"/>(none <text:s text:c="6"/>0509-1704 migrated 0811-0722) <text:s text:c="2"/>9940 <text:s text:c="12"/>sdss.sdss_mt_2c.cpio_odc <text:s text:c="12"/>=&gt; VO8585 VOB250</text:p>
            <text:p text:style-name="Table_20_Contents">This is really just a sorting of system inhibits that are not 'none'. <text:s/>Full volumes are not considered problem volumes unless another condition (i.e. NOACCESS) is also there.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labels</text:p>
            <text:p text:style-name="Table_20_Contents">List all the volume names.</text:p>
            <text:p text:style-name="Command">$ enstore info –labels</text:p>
            <text:p text:style-name="Output">TEST00</text:p>
            <text:p text:style-name="Output">TEST00.deleted</text:p>
            <text:p text:style-name="Output">TEST01</text:p>
            <text:p text:style-name="Output">TEST02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query &lt;SQL query&gt;</text:p>
            <text:p text:style-name="Table_20_Contents">Allows the user to issue an sql command to the database. <text:s/>Use of this command requires knowledge of the database scheme.</text:p>
            <text:p text:style-name="Command">$ enstore info --query "select label from volume limit 10;"</text:p>
            <text:p text:style-name="Output"><text:s text:c="36"/>label </text:p>
            <text:p text:style-name="Output">-----------------------------------------</text:p>
            <text:p text:style-name="Output"><text:s text:c="35"/>JL4742 </text:p>
            <text:p text:style-name="Output"><text:s text:c="27"/>JL4742.deleted </text:p>
            <text:p text:style-name="Output">rain:zee.shortcut_test.null:1116865327606 </text:p>
            <text:p text:style-name="Output"><text:s text:c="35"/>NULL02 </text:p>
            <text:p text:style-name="Output"><text:s text:c="35"/>NULL03 </text:p>
            <text:p text:style-name="Output"><text:s text:c="35"/>NULL04 </text:p>
            <text:p text:style-name="Output"><text:s text:c="35"/>NULL05 </text:p>
            <text:p text:style-name="Output"><text:s text:c="35"/>STORM1 </text:p>
            <text:p text:style-name="Output"><text:s text:c="27"/>STORM4.deleted </text:p>
            <text:p text:style-name="Output"><text:s text:c="35"/>UPB018 </text:p>
          </table:table-cell>
        </table:table-row>
        <text:soft-page-break/>
        <table:table-row table:style-name="enstore_5f_info.1">
          <table:table-cell table:style-name="enstore_5f_info.A2" office:value-type="string">
            <text:p text:style-name="Table_20_Contents">--write-protect-status &lt;VOLUME_NAME&gt;</text:p>
            <text:p text:style-name="Table_20_Contents">Prints in the write protect status is OFF, ON or UNKNOWN.</text:p>
            <text:p text:style-name="Command">$ enstore info --write-protect-status TST001</text:p>
            <text:p text:style-name="Output">TST001 write-protect OFF</text:p>
          </table:table-cell>
        </table:table-row>
      </table:table>
      <text:p text:style-name="P6"/>
      <text:h text:style-name="Heading_20_2" text:outline-level="2"><text:alphabetical-index-mark text:string-value="enstore inquisitor command"/><text:reference-mark-start text:name="enstore inquisitor command"/>enstore inquisitor<text:reference-mark-end text:name="enstore inquisitor command"/></text:h>
      <text:p text:style-name="Text_20_body">The <text:span text:style-name="T4">enstore inquisitor</text:span><text:span text:style-name="T1"> commands have </text:span><text:span text:style-name="T4">enstore sched</text:span><text:span text:style-name="T1"> as an alias.</text:span></text:p>
      <text:p text:style-name="Text_20_body">Syntax:</text:p>
      <text:p text:style-name="P10">% enstore inquisitor [--options [arguments] ...]</text:p>
      <text:p text:style-name="P14">Options:</text:p>
      <table:table table:name="enstore_inquisitor" table:style-name="enstore_5f_inquisitor">
        <table:table-column table:style-name="enstore_5f_inquisitor.A"/>
        <text:soft-page-break/>
        <table:table-row table:style-name="enstore_5f_inquisitor.1">
          <table:table-cell table:style-name="enstore_5f_inquisitor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file --help</text:p>
            <text:p text:style-name="Output">Usage: </text:p>
            <text:p text:style-name="Output"><text:s text:c="7"/>inquisitor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down &lt;SERVER[,SERVER]&gt; <text:s/>servers to mark down</text:p>
            <text:p text:style-name="Output"><text:s text:c="7"/>--dump <text:s text:c="15"/>print (stdout) state of servers in memory</text:p>
            <text:p text:style-name="Output"><text:s text:c="7"/>--get-last-alive &lt;SERVER[,SERVER]&gt; <text:s/>return the last time a heartbeat</text:p>
            <text:p text:style-name="Output"><text:s text:c="29"/>was received by the inquisitor for the listed <text:s text:c="24"/></text:p>
            <text:p text:style-name="Output"><text:s text:c="29"/>servers</text:p>
            <text:p text:style-name="Output"><text:s text:c="7"/>--get-max-encp-lines <text:s/>return number of displayed lines on the encp</text:p>
            <text:p text:style-name="Output"><text:s text:c="29"/>history web page</text:p>
            <text:p text:style-name="Output"><text:s text:c="7"/>--get-refresh <text:s text:c="8"/>return the refresh interval for inquisitor</text:p>
            <text:p text:style-name="Output"><text:s text:c="29"/>created web pages</text:p>
            <text:p text:style-name="Output"><text:s text:c="7"/>--get-update-interval <text:s/>return the interval between updates of the</text:p>
            <text:p text:style-name="Output"><text:s text:c="29"/>server system status web pages</text:p>
            <text:p text:style-name="Output"><text:s text:c="3"/>-h, --help <text:s text:c="15"/>prints this messge</text:p>
            <text:p text:style-name="Output"><text:s text:c="7"/>--is-up &lt;SERVER&gt; <text:s text:c="5"/>check if &lt;server&gt; is up</text:p>
            <text:p text:style-name="Output"><text:s text:c="7"/>--max-encp-lines &lt;NUM_LINES&gt; <text:s/>set the number of displayed lines on the</text:p>
            <text:p text:style-name="Output"><text:s text:c="29"/>encp history web page</text:p>
            <text:p text:style-name="Output"><text:s text:c="7"/>--nooutage &lt;SERVER[,SERVER]&gt; <text:s/>remove the outage check from the SAAG</text:p>
            <text:p text:style-name="Output"><text:s text:c="29"/>page for the specified servers</text:p>
            <text:p text:style-name="Output"><text:s text:c="7"/>--nooverride &lt;SERVER[,SERVER]&gt; <text:s/>do not override the status of the</text:p>
            <text:p text:style-name="Output"><text:s text:c="29"/>specified servers</text:p>
            <text:p text:style-name="Output"><text:s text:c="7"/>--outage &lt;SERVER[,SERVER]&gt; <text:s/>set the outage check on the SAAG page for</text:p>
            <text:p text:style-name="Output"><text:s text:c="29"/>the specified servers</text:p>
            <text:p text:style-name="Output"><text:s text:c="7"/>--override &lt;SERVER[,SERVER]&gt; <text:s/>override the status of the specified</text:p>
            <text:p text:style-name="Output"><text:s text:c="29"/>servers with the saagstatus option</text:p>
            <text:p text:style-name="Output"><text:s text:c="7"/>--reason &lt;STRING&gt; <text:s text:c="4"/>information associated with a server marked down</text:p>
            <text:p text:style-name="Output"><text:s text:c="29"/>or with an outage</text:p>
            <text:p text:style-name="Output"><text:s text:c="7"/>--refresh &lt;SECONDS&gt; <text:s text:c="2"/>set the refresh interval for inquisitor created</text:p>
            <text:p text:style-name="Output"><text:s text:c="29"/>web pages</text:p>
            <text:p text:style-name="Output"><text:s text:c="7"/>--retries &lt;ALIVE_RETRIES&gt; <text:s/>number of attempts to resend alive requests</text:p>
            <text:p text:style-name="Output"><text:s text:c="7"/>--saagstatus &lt;STATUS&gt; <text:s/>status to use for override</text:p>
            <text:p text:style-name="Output"><text:s text:c="7"/>--show <text:s text:c="15"/>print (stdout) the servers scheduled down, known</text:p>
            <text:p text:style-name="Output"><text:s text:c="29"/>down, seen down and overridden</text:p>
            <text:p text:style-name="Output"><text:s text:c="7"/>--subscribe <text:s text:c="10"/>subscribe the inquisitor to the event relay</text:p>
            <text:p text:style-name="Output"><text:s text:c="7"/>--time &lt;STRING&gt; <text:s text:c="6"/>information associated with a server marked down</text:p>
            <text:p text:style-name="Output"><text:s text:c="29"/>or with an outage</text:p>
            <text:p text:style-name="Output"><text:s text:c="7"/>--timeout &lt;SECONDS&gt; <text:s text:c="2"/>number of seconds to wait for alive response</text:p>
            <text:p text:style-name="Output"><text:s text:c="7"/>--up &lt;SERVER[,SERVER]&gt; <text:s/>servers to mark up</text:p>
            <text:p text:style-name="Output"><text:s text:c="7"/>--update <text:s text:c="13"/>update the server system status web page</text:p>
            <text:p text:style-name="Output"><text:s text:c="7"/>--update-and-exit <text:s text:c="4"/>update the server system status web page and</text:p>
            <text:p text:style-name="Output"><text:s text:c="29"/>exit the inquisitor</text:p>
            <text:p text:style-name="Output"><text:s text:c="7"/>--update-interval &lt;SECONDS&gt; <text:s/>set the interval between updates of the</text:p>
            <text:p text:style-name="Output"><text:s text:c="29"/>system servers status web page</text:p>
            <text:p text:style-name="Output"><text:s text:c="7"/>--usage <text:s text:c="14"/>prints short help message</text:p>
          </table:table-cell>
        </table:table-row>
        <text:soft-page-break/>
        <table:table-row table:style-name="enstore_5f_inquisitor.1">
          <table:table-cell table:style-name="enstore_5f_inquisitor.A2" office:value-type="string">
            <text:p text:style-name="Table_20_Contents">--down &lt;SERVER[,SERVER]&gt;</text:p>
            <text:p text:style-name="Table_20_Contents">Mark a server as known down. <text:s/>Valid names include all entities that appear on the Mass Storage Status at-a-Glance. <text:s/>See also‑‑reason, ‑‑up and ‑‑show.</text:p>
            <text:p text:style-name="Command">$ enstore inquisitor --down LTO3.library_manager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dump</text:p>
            <text:p text:style-name="Table_20_Contents">This output goes to the file that stdout has been redirected to for the inquisitor; not the stdout for the inquisitor client.</text:p>
            <text:p text:style-name="Command">$ enstore inquistor --dump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<text:s/>--get-last-alive &lt;SERVER[,SERVER]&gt;</text:p>
            <text:p text:style-name="Table_20_Contents">Show the last time the requested server(s) sent a heartbeat message.</text:p>
            <text:p text:style-name="Command">$ enstore inquisitor --get-last-alive rain.library_manager</text:p>
            <text:p text:style-name="Output">rain.library_manager <text:s text:c="2"/>Wed Mar 26 16:14:25 2008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get-max-encp-lines</text:p>
            <text:p text:style-name="Table_20_Contents">Show the number of lines displayed on the encp History web page. <text:s/>See ‑‑max‑encp‑lines to set this value.</text:p>
            <text:p text:style-name="Command">$ enstore inquisitor --get-max-encp-lines</text:p>
            <text:p text:style-name="Output">250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get-refresh</text:p>
            <text:p text:style-name="Table_20_Contents">Show the refresh interval in seconds for inquisitor created web pages. <text:s/>See‑‑refresh to set this value.</text:p>
            <text:p text:style-name="Command">$ enstore inquisitor --get-refresh</text:p>
            <text:p text:style-name="Output">3600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get-update-interval</text:p>
            <text:p text:style-name="Table_20_Contents">Show the update interval in seconds between updates of the server system status web pages. <text:s/>See also ‑‑update-interval.</text:p>
            <text:p text:style-name="Command">$ enstore inquisitor --get-update-interval</text:p>
            <text:p text:style-name="Output">20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is-up &lt;SERVER&gt;</text:p>
            <text:p text:style-name="Table_20_Contents">Show if a server is up. <text:s/>This switch is script friendlier than ‑‑show.</text:p>
            <text:p text:style-name="Command">$ enstore inquisitor --is-up LTO4_0.mover</text:p>
            <text:p text:style-name="Output">no</text:p>
          </table:table-cell>
        </table:table-row>
        <text:soft-page-break/>
        <table:table-row table:style-name="enstore_5f_inquisitor.1">
          <table:table-cell table:style-name="enstore_5f_inquisitor.A2" office:value-type="string">
            <text:p text:style-name="Table_20_Contents">--max-encp-lines &lt;NUM_LINES&gt;</text:p>
            <text:p text:style-name="Table_20_Contents">Sets the maximum number of lines on the encp History web page. <text:s/>See also ‑‑get‑max‑encp‑lines.</text:p>
            <text:p text:style-name="Command">$ enstore inquisitor --get-max-encp-lines</text:p>
            <text:p text:style-name="Output">250</text:p>
            <text:p text:style-name="Command">$ enstore inquisitor --max-encp-lines 251</text:p>
            <text:p text:style-name="Command">$ enstore inquisitor --get-max-encp-lines</text:p>
            <text:p text:style-name="Command">251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nooutage &lt;SERVER[,SERVER]&gt;</text:p>
            <text:p text:style-name="Table_20_Contents">Removes the specified servers from the list of scheduled down servers. <text:s/>See also ‑‑outage.</text:p>
            <text:p text:style-name="Command">$ enstore inquisitor --nooutage LTO4_0.mover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nooverride &lt;SERVER[,SERVER]&gt;</text:p>
            <text:p text:style-name="Table_20_Contents">See also ‑‑override.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outage &lt;SERVER[,SERVER]&gt;</text:p>
            <text:p text:style-name="Table_20_Contents">Adds the specified servers to the list of scheduled down servers. <text:s/>See also ‑‑nooutage.</text:p>
            <text:p text:style-name="Command">$ enstore inquisitor --outage LTO4_0.mover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override &lt;SERVER[,SERVER]&gt;</text:p>
            <text:p text:style-name="Table_20_Contents">See also ‑‑nooverride.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reason &lt;STRING&gt;</text:p>
            <text:p text:style-name="Table_20_Contents">Adds a comment to explain why a server is down or has a scheduled outage. <text:s/>See also ‑‑up, ‑‑outage and‑‑show.</text:p>
            <text:p text:style-name="Command">$ enstore inquisitor –down LTO4_0.mover –reason “tape drive investigation”</text:p>
          </table:table-cell>
        </table:table-row>
        <text:soft-page-break/>
        <table:table-row table:style-name="enstore_5f_inquisitor.1">
          <table:table-cell table:style-name="enstore_5f_inquisitor.A2" office:value-type="string">
            <text:p text:style-name="Table_20_Contents">--refresh &lt;SECONDS&gt;</text:p>
            <text:p text:style-name="Table_20_Contents">Sets the number of seconds between updates on inquisitor created web pages. See also‑‑get‑refresh.</text:p>
            <text:p text:style-name="Command">$ enstore inquisitor --get-refresh</text:p>
            <text:p text:style-name="Output">3600</text:p>
            <text:p text:style-name="Command">bash-3.00$ enstore inquisitor --refresh 5000</text:p>
            <text:p text:style-name="Command">bash-3.00$ enstore inquisitor --get-refresh</text:p>
            <text:p text:style-name="Output">5000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saagstatus &lt;STATUS&gt;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show</text:p>
            <text:p text:style-name="Table_20_Contents">Show what Enstore severs are down or scheduled to be down.</text:p>
            <text:p text:style-name="Command">$ enstore inquisitor --show</text:p>
            <text:p text:style-name="Output"/>
            <text:p text:style-name="Output"><text:s/>Enstore Items Scheduled To Be Down</text:p>
            <text:p text:style-name="Output"><text:s/>----------------------------------</text:p>
            <text:p text:style-name="Output"/>
            <text:p text:style-name="Output"/>
            <text:p text:style-name="Output"><text:s/>Enstore Items Known Down</text:p>
            <text:p text:style-name="Output"><text:s/>------------------------</text:p>
            <text:p text:style-name="Output"><text:s text:c="3"/>DLT1.mover : fan to noisy</text:p>
            <text:p text:style-name="Output"/>
            <text:p text:style-name="Output"/>
            <text:p text:style-name="Output"><text:s/>Enstore Items Down and the Number of Times Seen Down</text:p>
            <text:p text:style-name="Output"><text:s/>----------------------------------------------------</text:p>
            <text:p text:style-name="Output"><text:s text:c="3"/>Drivestat Server : 34853</text:p>
            <text:p text:style-name="Output"><text:s text:c="3"/>DLT1.mover : 61020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subscribe</text:p>
            <text:p text:style-name="Table_20_Contents">Subscribe the inquisitor to the event_relay.</text:p>
            <text:p text:style-name="Command">$ enstore inquisitor --subscribe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time &lt;STRING&gt;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up &lt;SERVER[,SERVER]&gt;</text:p>
            <text:p text:style-name="Table_20_Contents">Mark an Enstore server as being up. <text:s/>Valid names include all entities that appear on the Mass Storage Status-at-a-Glance. <text:s/>See also‑‑reason, ‑‑down and ‑‑show.</text:p>
            <text:p text:style-name="Command">$ enstore inquisitor --down LTO3.library_manager</text:p>
          </table:table-cell>
        </table:table-row>
        <text:soft-page-break/>
        <table:table-row table:style-name="enstore_5f_inquisitor.1">
          <table:table-cell table:style-name="enstore_5f_inquisitor.A2" office:value-type="string">
            <text:p text:style-name="Table_20_Contents">--update</text:p>
            <text:p text:style-name="Table_20_Contents">Tells the inquisitor to update the Enstore Server Status web page now instead of waiting for the next update interval. <text:s/>See also ‑‑update‑and‑exit.</text:p>
            <text:p text:style-name="Command">$ enstore inquisitor --update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update-and-exit</text:p>
            <text:p text:style-name="Table_20_Contents">Tells the inquisitor to update the Enstore Server Status web page now instead of waiting for the next update interval. <text:s/>After the page is updated the inquisitor quits. <text:s/>See also ‑‑update.</text:p>
            <text:p text:style-name="Command">$ enstore inquisitor --update-and-exit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update-interval &lt;SECONDS&gt;</text:p>
            <text:p text:style-name="Table_20_Contents">Sets the number of seconds between updates of the <text:s/>Enstore Server Status web page. <text:s/>See also ‑‑get‑update‑interval.</text:p>
            <text:p text:style-name="Command">$ enstore inquisitor --get-update-interval</text:p>
            <text:p text:style-name="Output">20</text:p>
            <text:p text:style-name="Command">$ enstore inquisitor --update-interval 30</text:p>
            <text:p text:style-name="Command">$ enstore inquisitor --get-update-interval</text:p>
            <text:p text:style-name="Output">30</text:p>
          </table:table-cell>
        </table:table-row>
      </table:table>
      <text:p text:style-name="P14"/>
      <text:h text:style-name="Heading_20_2" text:outline-level="2"><text:alphabetical-index-mark text:string-value="enstore library command"/><text:reference-mark-start text:name="enstore library command"/>enstore library<text:reference-mark-end text:name="enstore library command"/></text:h>
      <text:p text:style-name="Text_20_body">Syntax:</text:p>
      <text:p text:style-name="P10">% enstore library [--options [arguments] ...] \ &lt;library&gt;</text:p>
      <text:p text:style-name="P14">Options:</text:p>
      <table:table table:name="enstore_library" table:style-name="enstore_5f_library">
        <table:table-column table:style-name="enstore_5f_library.A"/>
        <text:soft-page-break/>
        <table:table-row table:style-name="enstore_5f_library.1">
          <table:table-cell table:style-name="enstore_5f_library.A1" office:value-type="string">
            <text:p text:style-name="Table_20_Contents">--delete-work &lt;UNIQUE_ID&gt;</text:p>
            <text:p text:style-name="Table_20_Contents">Remove the request with the specified unique ID from the queue.</text:p>
            <text:p text:style-name="Command">$ enstore library --get-queue '' stk.library_manager</text:p>
            <text:p text:style-name="Output">Pending write requests</text:p>
            <text:p text:style-name="Output">testnode.fnal.gov stk.library_manager enstore /home/enstore/testfile /pnfs/test/xyz/testfile P 0 <text:s text:c="4"/>FF zoo FF_W 1</text:p>
            <text:p text:style-name="Output">Pending read requests: <text:s/>0</text:p>
            <text:p text:style-name="Output">Pending write requests: <text:s/>1</text:p>
            <text:p text:style-name="Output">Active read requests: <text:s/>0</text:p>
            <text:p text:style-name="Output">Active write requests: <text:s/>0</text:p>
            <text:p text:style-name="Output">{'status': ('ok', None)}</text:p>
            <text:p text:style-name="Command">$ enstore library --delete-work \<text:line-break/>testnode.fnal.gov-1202315917-17575-0 stk</text:p>
            <text:p text:style-name="Output">{'status': ('ok', 'Work deleted')}</text:p>
            <text:p text:style-name="Command">$ enstore library --get-queue '' stk</text:p>
            <text:p text:style-name="Output">Pending read requests: <text:s/>0</text:p>
            <text:p text:style-name="Output">Pending write requests: <text:s/>0</text:p>
            <text:p text:style-name="Output">Active read requests: <text:s/>0</text:p>
            <text:p text:style-name="Output">Active write requests: <text:s/>0</text:p>
            <text:p text:style-name="Output">{'status': ('ok', None)}</text:p>
          </table:table-cell>
        </table:table-row>
        <table:table-row table:style-name="enstore_5f_library.1">
          <table:table-cell table:style-name="enstore_5f_library.A2" office:value-type="string">
            <text:p text:style-name="Table_20_Contents">--priority &lt;UNIQUE_ID&gt; &lt;PRIORITY&gt;</text:p>
            <text:p text:style-name="Table_20_Contents">Set the priority for the request with the specified unique id.</text:p>
            <text:p text:style-name="Command">$ enstore library --priority \<text:line-break/>testnode.fnal.gov-1202315917-17575-0 5 stk.library_manager</text:p>
            <text:p text:style-name="Output">{'status': ('ok', 'Priority changed')}</text:p>
          </table:table-cell>
        </table:table-row>
        <table:table-row table:style-name="enstore_5f_library.1">
          <table:table-cell table:style-name="enstore_5f_library.A2" office:value-type="string">
            <text:p text:style-name="Table_20_Contents">--rm-active-vol &lt;VOLUME&gt;</text:p>
            <text:p text:style-name="Table_20_Contents">This command removes the volume from the list of active volumes. <text:s/></text:p>
            <text:p text:style-name="Table_20_Contents"/>
            <text:p text:style-name="Table_20_Contents">This command should only be used when it is known that the tape is not located in <text:s/>the assigned tape drive. <text:s/>This command is usually used after an error occurred and the tape needed to be ejected manually from the tape drive. <text:s/>The library manager will not schedule requests for a different tape drive for a tape while it believes the tape is still in a drive.</text:p>
            <text:p text:style-name="Command">$ enstore library --rm-active-vol TEST01L1 stk.library_manager</text:p>
          </table:table-cell>
        </table:table-row>
        <text:soft-page-break/>
        <table:table-row table:style-name="enstore_5f_library.1">
          <table:table-cell table:style-name="enstore_5f_library.A2" office:value-type="string">
            <text:p text:style-name="Table_20_Contents">--rm-suspect-vol &lt;VOLUME&gt;</text:p>
            <text:p text:style-name="Table_20_Contents">This command removes the volume from the suspect volume list. <text:s/>This list keeps track of volume with mover combinations that result in media errors. The library manager will not assign a suspect volume to its matching suspect movers.</text:p>
            <text:p text:style-name="Command">$ enstore library --rm-suspect-vol TST001 stk.library_manager</text:p>
          </table:table-cell>
        </table:table-row>
        <table:table-row table:style-name="enstore_5f_library.1">
          <table:table-cell table:style-name="enstore_5f_library.A2" office:value-type="string">
            <text:p text:style-name="Table_20_Contents">--start-draining &lt;LIBRARY STATE&gt;</text:p>
            <text:p text:style-name="Table_20_Contents">Tell the library to stop assigning requests to movers. <text:s/>The normal state is <text:span text:style-name="T1">unlocked, however it can be set to:</text:span></text:p>
            <text:list text:style-name="L4">
              <text:list-item>
                <text:p text:style-name="P34">lock<text:span text:style-name="T1"> – Stop assigning any new requests to movers. <text:s/>If a new encp request is received return an error.</text:span></text:p>
              </text:list-item>
              <text:list-item>
                <text:p text:style-name="P42"><text:span text:style-name="T4">ignore</text:span> - Stop assigning any new requests to movers. <text:s/>If a new encp request is received return a success message to encp, but do not insert the request into the queue.</text:p>
              </text:list-item>
              <text:list-item>
                <text:p text:style-name="P34">pause<text:span text:style-name="T1"> - Stop assigning any new requests to movers. <text:s/>If a new encp request is received return a success message to encp and put the request at the end of the queue.</text:span></text:p>
              </text:list-item>
              <text:list-item>
                <text:p text:style-name="P34">noread<text:span text:style-name="T1"> – If a read request is received an error is returned to encp. <text:s/>If a write request is received it is processed normally.</text:span></text:p>
              </text:list-item>
              <text:list-item>
                <text:p text:style-name="P34">nowrite<text:span text:style-name="T1"> – If a write request is received an error is returned to encp. <text:s/>If a read request is received it is processed normally.</text:span></text:p>
              </text:list-item>
            </text:list>
            <text:p text:style-name="P12">See ‑‑stop‑draining and ‑‑status.</text:p>
            <text:p text:style-name="Command">$ enstore library --status aml2.library_manager</text:p>
            <text:p text:style-name="Output">LM state:unlocked</text:p>
            <text:p text:style-name="Command">$ enstore library --start-draining lock aml2</text:p>
            <text:p text:style-name="Command">$ enstore library --status aml2</text:p>
            <text:p text:style-name="Output">LM state:locked</text:p>
          </table:table-cell>
        </table:table-row>
        <table:table-row table:style-name="enstore_5f_library.1">
          <table:table-cell table:style-name="enstore_5f_library.A2" office:value-type="string">
            <text:p text:style-name="Table_20_Contents">--status</text:p>
            <text:p text:style-name="Table_20_Contents">Print the current state of the library manager: <text:s/>It will be one of: unlocked, locked, pause, ignore, noread or nowrite. <text:s/>See‑‑start‑draining and‑‑stop draining for more information and examples.</text:p>
          </table:table-cell>
        </table:table-row>
        <text:soft-page-break/>
        <table:table-row table:style-name="enstore_5f_library.1">
          <table:table-cell table:style-name="enstore_5f_library.A2" office:value-type="string">
            <text:p text:style-name="Table_20_Contents">--stop-draining</text:p>
            <text:p text:style-name="Table_20_Contents">Set the state of the library manager back to its default state. <text:s/>Most often this is the unlocked state. <text:s/>A different default state can be set in the configuration; see section 5.4. <text:s/>If this is set in this libraries configuration, then it will be set back to that value.</text:p>
            <text:p text:style-name="Command">$ enstore library --status SL8500.library_manager</text:p>
            <text:p text:style-name="Output">LM state:nowrite</text:p>
            <text:p text:style-name="Command">$ enstore library --stop-draining SL8500</text:p>
            <text:p text:style-name="Command">$ enstore library --status SL8500</text:p>
            <text:p text:style-name="Output">LM state:unlocked</text:p>
          </table:table-cell>
        </table:table-row>
        <table:table-row table:style-name="enstore_5f_library.1">
          <table:table-cell table:style-name="enstore_5f_library.A2" office:value-type="string">
            <text:p text:style-name="Table_20_Contents">--vols</text:p>
            <text:p text:style-name="Table_20_Contents">Reports information on the current state of the active volumes and their currently associated movers.</text:p>
            <text:p text:style-name="Command">$ enstore library --vols CDF-LTO3</text:p>
            <text:p text:style-name="Output">label <text:s text:c="5"/>mover <text:s text:c="12"/>tot.time status <text:s text:c="15"/>system_inhibit <text:s text:c="5"/>rq. host <text:s text:c="8"/>updated <text:s text:c="10"/>volume family</text:p>
            <text:p text:style-name="Output">IAD655 <text:s text:c="4"/>LTO3_24.mover <text:s text:c="4"/>28 <text:s text:c="6"/>IDLE <text:s text:c="9"/>(0 <text:s text:c="3"/>) (none <text:s text:c="8"/>full) fcdfdata107 <text:s text:c="5"/>02-06-08 14:24:31 cdf.cdfpstn.cpio_odc</text:p>
            <text:p text:style-name="Output">IAB451 <text:s text:c="4"/>LTO3_01.mover <text:s text:c="4"/>286 <text:s text:c="5"/>HAVE_BOUND <text:s text:c="3"/>(30 <text:s text:c="2"/>) (none <text:s text:c="8"/>full) fcdfdata098 <text:s text:c="5"/>02-06-08 14:24:54 cdf.cdfptnt.cpio_odc</text:p>
            <text:p text:style-name="Output">IAD726 <text:s text:c="4"/>LTO3_31.mover <text:s text:c="4"/>664 <text:s text:c="5"/>ACTIVE-READ <text:s text:c="2"/>(4 <text:s text:c="3"/>) (none <text:s text:c="8"/>full) fcdfdata105 <text:s text:c="5"/>02-06-08 14:24:50 cdf.cdfpstn.cpio_odc</text:p>
          </table:table-cell>
        </table:table-row>
      </table:table>
      <text:p text:style-name="P14"/>
      <text:h text:style-name="Heading_20_2" text:outline-level="2"><text:alphabetical-index-mark text:string-value="enstore log command"/><text:reference-mark-start text:name="enstore log command"/>enstore log<text:reference-mark-end text:name="enstore log command"/></text:h>
      <text:p text:style-name="Text_20_body">Syntax:</text:p>
      <text:p text:style-name="P10">% enstore log [--options [arguments] ...]</text:p>
      <text:p text:style-name="P14">Options:</text:p>
      <table:table table:name="enstore_log" table:style-name="enstore_5f_log">
        <table:table-column table:style-name="enstore_5f_log.A"/>
        <text:soft-page-break/>
        <table:table-row table:style-name="enstore_5f_log.1">
          <table:table-cell table:style-name="enstore_5f_log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log --help</text:p>
            <text:p text:style-name="Output">Usage: </text:p>
            <text:p text:style-name="Output"><text:s text:c="7"/>log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client-name &lt;CLIENT_NAME&gt; <text:s/>set log client name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get-last-logfile-name <text:s/>return the fname of yesturdays log file</text:p>
            <text:p text:style-name="Output"><text:s text:c="7"/>--get-logfile-name <text:s text:c="3"/>return the name of the current log file</text:p>
            <text:p text:style-name="Output"><text:s text:c="7"/>--get-logfiles &lt;PERIOD&gt; <text:s/>return the last 'n' log file names (today,</text:p>
            <text:p text:style-name="Output"><text:s text:c="29"/>week, month, all)</text:p>
            <text:p text:style-name="Output"><text:s text:c="3"/>-h, --help <text:s text:c="15"/>prints this messge</text:p>
            <text:p text:style-name="Output"><text:s text:c="7"/>--message &lt;MESSAGE&gt; <text:s text:c="2"/>log a message</text:p>
            <text:p text:style-name="Output"><text:s text:c="7"/>--retries &lt;ALIVE_RETRIES&gt; <text:s/>number of attempts to resend alive requests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</table:table-cell>
        </table:table-row>
        <table:table-row table:style-name="enstore_5f_log.1">
          <table:table-cell table:style-name="enstore_5f_log.A2" office:value-type="string">
            <text:p text:style-name="Table_20_Contents">--client-name</text:p>
            <text:p text:style-name="Table_20_Contents">When used with‑‑message this switch will set the client name recorded in the log file. <text:s/>See‑‑message for an example. <text:s/>The default name, when this switch is not used is, LOG_CLIENT.</text:p>
          </table:table-cell>
        </table:table-row>
        <table:table-row table:style-name="enstore_5f_log.1">
          <table:table-cell table:style-name="enstore_5f_log.A2" office:value-type="string">
            <text:p text:style-name="Table_20_Contents">--get-last-logfile-name</text:p>
            <text:p text:style-name="Table_20_Contents">Return the name of yesterdays log file.</text:p>
            <text:p text:style-name="Command">$ enstore log –get-last-logfile-name</text:p>
            <text:p text:style-name="Output">/diska/enstore-log/LOG-2008-02-05</text:p>
          </table:table-cell>
        </table:table-row>
        <table:table-row table:style-name="enstore_5f_log.1">
          <table:table-cell table:style-name="enstore_5f_log.A2" office:value-type="string">
            <text:p text:style-name="Table_20_Contents">--get-logfile-name</text:p>
            <text:p text:style-name="Table_20_Contents">Return the name of todays log file.</text:p>
            <text:p text:style-name="Command">$ enstore log –get-logfile-name</text:p>
            <text:p text:style-name="Output">/diska/enstore-log/LOG-2008-02-06</text:p>
          </table:table-cell>
        </table:table-row>
        <table:table-row table:style-name="enstore_5f_log.1">
          <table:table-cell table:style-name="enstore_5f_log.A2" office:value-type="string">
            <text:p text:style-name="Table_20_Contents">--get-logfiles</text:p>
            <text:p text:style-name="Table_20_Contents"/>
          </table:table-cell>
        </table:table-row>
        <table:table-row table:style-name="enstore_5f_log.1">
          <table:table-cell table:style-name="enstore_5f_log.A2" office:value-type="string">
            <text:p text:style-name="Table_20_Contents">--message &lt;MESSAGE&gt;</text:p>
            <text:p text:style-name="Table_20_Contents">Send a message to the log server to be placed in the log file. <text:s/>See ‑‑client‑name.</text:p>
            <text:p text:style-name="Command">$ enstore log –message “This is a test message.” --client-name “MY_SCRIPT”</text:p>
          </table:table-cell>
        </table:table-row>
      </table:table>
      <text:p text:style-name="P14"><text:soft-page-break/></text:p>
      <text:h text:style-name="Heading_20_2" text:outline-level="2"><text:alphabetical-index-mark text:string-value="enstore media command"/><text:reference-mark-start text:name="enstore media command"/>enstore media<text:reference-mark-end text:name="enstore media command"/></text:h>
      <text:p text:style-name="Text_20_body">Syntax:</text:p>
      <text:p text:style-name="P10">% enstore media [--options [arguments] ...] \ &lt;media_changer&gt;</text:p>
      <text:p text:style-name="P14">Options:</text:p>
      <table:table table:name="enstore_media" table:style-name="enstore_5f_media">
        <table:table-column table:style-name="enstore_5f_media.A"/>
        <table:table-row table:style-name="enstore_5f_media.1">
          <table:table-cell table:style-name="enstore_5f_media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media --help</text:p>
            <text:p text:style-name="Output">Usage: </text:p>
            <text:p text:style-name="Output"><text:s text:c="7"/>media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dismount &lt;EXTERNAL_LABEL&gt; &lt;DRIVE&gt; <text:s/>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get-work <text:s/></text:p>
            <text:p text:style-name="Output"><text:s text:c="3"/>-h, --help <text:s text:c="15"/>prints this messge</text:p>
            <text:p text:style-name="Output"><text:s text:c="7"/>--list <text:s text:c="15"/>list all media changers in configuration</text:p>
            <text:p text:style-name="Output"><text:s text:c="7"/>--list-clean <text:s text:c="9"/>List cleaning volumes.</text:p>
            <text:p text:style-name="Output"><text:s text:c="7"/>--list-drives <text:s text:c="8"/>List all drives.</text:p>
            <text:p text:style-name="Output"><text:s text:c="7"/>--list-slots <text:s text:c="9"/>List all slot counts.</text:p>
            <text:p text:style-name="Output"><text:s text:c="7"/>--list-volumes <text:s text:c="7"/>List all volumes.</text:p>
            <text:p text:style-name="Output"><text:s text:c="7"/>--max-work &lt;MAX_WORK&gt; <text:s/></text:p>
            <text:p text:style-name="Output"><text:s text:c="7"/>--mount &lt;EXTERNAL_LABEL&gt; &lt;DRIVE&gt; <text:s/></text:p>
            <text:p text:style-name="Output"><text:s text:c="7"/>--retries &lt;ALIVE_RETRIES&gt; <text:s/>number of attempts to resend alive requests</text:p>
            <text:p text:style-name="Output"><text:s text:c="7"/>--show <text:s/></text:p>
            <text:p text:style-name="Output"><text:s text:c="7"/>--show-drive &lt;DRIVE&gt; <text:s/></text:p>
            <text:p text:style-name="Output"><text:s text:c="7"/>--show-robot <text:s/></text:p>
            <text:p text:style-name="Output"><text:s text:c="7"/>--show-volume &lt;VOLUME&gt; &lt;MEDIA_TYPE&gt; <text:s/>Returns information about a volume.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dismount</text:p>
            <text:p text:style-name="Table_20_Contents">Move a volume from the mouth of a drive to a slot in the media library. <text:s/>See also ‑‑mount.</text:p>
            <text:p text:style-name="Command">$ enstore media --dismount TST001 LTO-800G stk.media_changer</text:p>
          </table:table-cell>
        </table:table-row>
        <text:soft-page-break/>
        <table:table-row table:style-name="enstore_5f_media.1">
          <table:table-cell table:style-name="enstore_5f_media.A2" office:value-type="string">
            <text:p text:style-name="Table_20_Contents">--get-work</text:p>
            <text:p text:style-name="Table_20_Contents">Print various pieces of information about the current list of outstanding media relocation requests.</text:p>
            <text:p text:style-name="Command">$ enstore media --get-work SL8500.media_changer</text:p>
            <text:p text:style-name="Output">{'max_work': 10,</text:p>
            <text:p text:style-name="Output"><text:s/>'status': ('ok', 0, None),</text:p>
            <text:p text:style-name="Output"><text:s/>'worklist': [('mount', 'VOF764', '0,3,1,1'),</text:p>
            <text:p text:style-name="Output"><text:s text:c="14"/>('mount', 'VOG033', '0,2,1,12'),</text:p>
            <text:p text:style-name="Output"><text:s text:c="14"/>('mount', 'VOG586', '0,1,1,12'),</text:p>
            <text:p text:style-name="Output"><text:s text:c="14"/>('dismount', 'VOG014', '0,1,1,1'),</text:p>
            <text:p text:style-name="Output"><text:s text:c="14"/>('mount', 'VOG365', '0,0,1,3'),</text:p>
            <text:p text:style-name="Output"><text:s text:c="14"/>('dismount', 'VOG727', '0,3,1,13')]}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list-clean</text:p>
            <text:p text:style-name="Table_20_Contents">Report on the number of cleanings remaining for cleaning tapes.</text:p>
            <text:p text:style-name="Command">$ enstore media --list-clean SL8500G1.media_changer</text:p>
            <text:p text:style-name="Output"><text:s text:c="11"/>volume <text:s text:c="6"/>type <text:s text:c="7"/>max <text:s text:c="3"/>current <text:s/>remaining</text:p>
            <text:p text:style-name="Output"><text:s text:c="11"/>CLN006 <text:s text:c="2"/>LTO-CLNU <text:s text:c="8"/>50 <text:s text:c="8"/>50 <text:s text:c="9"/>0</text:p>
            <text:p text:style-name="Output"><text:s text:c="11"/>CLN007 <text:s text:c="2"/>LTO-CLNU <text:s text:c="8"/>50 <text:s text:c="8"/>50 <text:s text:c="9"/>0</text:p>
            <text:p text:style-name="Output"><text:s text:c="11"/>CLN008 <text:s text:c="2"/>LTO-CLNU <text:s text:c="8"/>50 <text:s text:c="8"/>50 <text:s text:c="9"/>0</text:p>
            <text:p text:style-name="Output"><text:s text:c="11"/>CLN009 <text:s text:c="2"/>LTO-CLNU <text:s text:c="8"/>50 <text:s text:c="8"/>45 <text:s text:c="9"/>5</text:p>
            <text:p text:style-name="Output"><text:s text:c="11"/>CLN010 <text:s text:c="2"/>LTO-CLNU <text:s text:c="8"/>50 <text:s text:c="8"/>28 <text:s text:c="8"/>22</text:p>
            <text:p text:style-name="Output"><text:s text:c="11"/>CLN011 <text:s text:c="2"/>LTO-CLNU <text:s text:c="8"/>50 <text:s text:c="9"/>1 <text:s text:c="8"/>49</text:p>
            <text:p text:style-name="Output"><text:s text:c="11"/>CLN013 <text:s text:c="2"/>LTO-CLNU <text:s text:c="8"/>50 <text:s text:c="8"/>50 <text:s text:c="9"/>0</text:p>
            <text:p text:style-name="Output"><text:s text:c="11"/>CLN014 <text:s text:c="2"/>LTO-CLNU <text:s text:c="8"/>50 <text:s text:c="8"/>16 <text:s text:c="8"/>34</text:p>
            <text:p text:style-name="Output"><text:s text:c="11"/>CLN015 <text:s text:c="2"/>LTO-CLNU <text:s text:c="8"/>50 <text:s text:c="8"/>20 <text:s text:c="8"/>30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list-drives</text:p>
            <text:p text:style-name="Table_20_Contents">List the available drives and some information about them.</text:p>
            <text:p text:style-name="Command">$ enstore media --list-drives stk.media_changer</text:p>
            <text:p text:style-name="Output"><text:s text:c="8"/>name <text:s text:c="10"/>state <text:s text:c="9"/>status <text:s text:c="11"/>type <text:s text:c="2"/>volume</text:p>
            <text:p text:style-name="Output"><text:s text:c="4"/>0,0,10,0 <text:s text:c="9"/>online <text:s text:c="6"/>available <text:s text:c="9"/>T9940B <text:s text:c="8"/></text:p>
            <text:p text:style-name="Output"><text:s text:c="4"/>0,0,10,1 <text:s text:c="9"/>online <text:s text:c="6"/>available <text:s text:c="9"/>T9940B <text:s text:c="8"/></text:p>
            <text:p text:style-name="Output"><text:s text:c="4"/>0,0,10,2 <text:s text:c="9"/>online <text:s text:c="6"/>available <text:s text:c="9"/>T9940A <text:s text:c="8"/></text:p>
            <text:p text:style-name="Output"><text:s text:c="4"/>0,0,10,4 <text:s text:c="9"/>online <text:s text:c="6"/>available <text:s text:c="9"/>T9940B <text:s text:c="8"/></text:p>
            <text:p text:style-name="Output"><text:s text:c="4"/>0,0,10,5 <text:s text:c="9"/>online <text:s text:c="6"/>available <text:s text:c="9"/>T9940B <text:s text:c="8"/></text:p>
            <text:p text:style-name="Output"><text:s text:c="4"/>0,0,10,6 <text:s text:c="9"/>online <text:s text:c="9"/>in use <text:s text:c="9"/>T9940B <text:s text:c="2"/>VOB915</text:p>
            <text:p text:style-name="Output"><text:s text:c="4"/>0,0,10,7 <text:s text:c="9"/>online <text:s text:c="9"/>in use <text:s text:c="9"/>T9940B <text:s text:c="2"/>VO2688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list-slots</text:p>
            <text:p text:style-name="Table_20_Contents">Report on the current number of media slots that are used and empty.</text:p>
            <text:p text:style-name="Command">$ enstore media --list-slots aml2.media_changer</text:p>
            <text:p text:style-name="Output"><text:s text:c="4"/>location <text:s text:c="2"/>media type <text:s text:c="5"/>total <text:s text:c="6"/>free <text:s text:c="6"/>used <text:s text:c="2"/>disabled</text:p>
            <text:p text:style-name="Output"><text:s text:c="8"/>ST01 <text:s text:c="6"/>DECDLT <text:s text:c="6"/>4320 <text:s text:c="6"/>4294 <text:s text:c="8"/>26 <text:s text:c="9"/>0</text:p>
            <text:p text:style-name="Output"><text:s text:c="8"/>ST02 <text:s text:c="8"/>3480 <text:s text:c="6"/>4800 <text:s text:c="6"/>1603 <text:s text:c="6"/>3197 <text:s text:c="9"/>0</text:p>
            <text:p text:style-name="Output"><text:s text:c="8"/>ST03 <text:s text:c="8"/>3480 <text:s text:c="6"/>4800 <text:s text:c="8"/>82 <text:s text:c="6"/>4718 <text:s text:c="9"/>0</text:p>
          </table:table-cell>
        </table:table-row>
        <text:soft-page-break/>
        <table:table-row table:style-name="enstore_5f_media.1">
          <table:table-cell table:style-name="enstore_5f_media.A2" office:value-type="string">
            <text:p text:style-name="Table_20_Contents">--list-volumes</text:p>
            <text:p text:style-name="Table_20_Contents">List the available volumes and some information about them. <text:s/>This command can take a while (sometimes several minutes) to complete.</text:p>
            <text:p text:style-name="Command">$ enstore media --list-volumes aml2.media_changer</text:p>
            <text:p text:style-name="Output"><text:s text:c="11"/>volume <text:s text:c="6"/>type <text:s text:c="15"/>state <text:s text:c="12"/>location</text:p>
            <text:p text:style-name="Output"><text:s text:c="9"/>270PROL1 <text:s text:c="6"/>3480 <text:s text:c="19"/>O <text:s text:c="20"/></text:p>
            <text:p text:style-name="Output"><text:s text:c="9"/>797PROL1 <text:s text:c="6"/>3480 <text:s text:c="19"/>O <text:s text:c="20"/></text:p>
            <text:p text:style-name="Output"><text:s text:c="9"/>835PROL1 <text:s text:c="6"/>3480 <text:s text:c="19"/>O <text:s text:c="20"/></text:p>
            <text:p text:style-name="Output"><text:s text:c="9"/>836PROL1 <text:s text:c="6"/>3480 <text:s text:c="19"/>O <text:s text:c="20"/></text:p>
            <text:p text:style-name="Output"><text:s text:c="9"/>899PROL1 <text:s text:c="6"/>3480 <text:s text:c="19"/>O <text:s text:c="20"/></text:p>
            <text:p text:style-name="Output"><text:s text:c="11"/>CA2530 <text:s text:c="4"/>DECDLT <text:s text:c="19"/>O <text:s text:c="20"/></text:p>
            <text:p text:style-name="Output"><text:s text:c="11"/>CA2531 <text:s text:c="4"/>DECDLT <text:s text:c="19"/>O <text:s text:c="20"/></text:p>
            <text:p text:style-name="Output"><text:s text:c="11"/>CA2532 <text:s text:c="4"/>DECDLT <text:s text:c="19"/>O <text:s text:c="20"/></text:p>
            <text:p text:style-name="Table_20_Contents">For the AML2 media changers:</text:p>
            <text:list text:style-name="L5">
              <text:list-item>
                <text:p text:style-name="P45">The location column is left blank.</text:p>
              </text:list-item>
              <text:list-item>
                <text:p text:style-name="P45">Some tapes are reported backwards. <text:s text:c="2"/>270PROL1 from above is really <text:s/>PRO270L1, but CA2530 really is CA2530.</text:p>
              </text:list-item>
            </text:list>
          </table:table-cell>
        </table:table-row>
        <table:table-row table:style-name="enstore_5f_media.1">
          <table:table-cell table:style-name="enstore_5f_media.A2" office:value-type="string">
            <text:p text:style-name="Table_20_Contents">--max-work &lt;MAX_WORK&gt;</text:p>
            <text:p text:style-name="Table_20_Contents">Override the default max work parameter with the user supplied value. <text:s/>See also ‑‑get‑work.</text:p>
            <text:p text:style-name="Command">$ enstore media --get-work test.media_changer</text:p>
            <text:p text:style-name="Output">{'status': ('ok', 0, None), 'max_work': 7, 'worklist': []}</text:p>
            <text:p text:style-name="Command">bash-3.00$ enstore media --max-work 10 test.media_changer</text:p>
            <text:p text:style-name="Command">bash-3.00$ enstore media --get-work test.media_changer</text:p>
            <text:p text:style-name="Output">{'status': ('ok', 0, None), 'max_work': 10, 'worklist': []}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mount &lt;EXTERNAL_LABEL&gt; &lt;DRIVE&gt;</text:p>
            <text:p text:style-name="Table_20_Contents">Move a volume from the its media slot and insert it into a drive. <text:s/>See also ‑‑dismount.</text:p>
            <text:p text:style-name="Command">$ enstore media –mount TST001 0,5,1,0 SL8500.media_changer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show</text:p>
            <text:p text:style-name="Table_20_Contents">Determine if the robot is available and report the status back to the user.</text:p>
            <text:p text:style-name="Command">$ enstore media --show SL8500.media_changer</text:p>
            <text:p text:style-name="Output">2008-02-06:16:27:21 4.320000 ('ok', 0, 'query server =&gt; 0,run <text:s text:c="13"/>, 4.320000')</text:p>
          </table:table-cell>
        </table:table-row>
        <text:soft-page-break/>
        <table:table-row table:style-name="enstore_5f_media.1">
          <table:table-cell table:style-name="enstore_5f_media.A2" office:value-type="string">
            <text:p text:style-name="Table_20_Contents">--show-drive &lt;DRIVE&gt;</text:p>
            <text:p text:style-name="Table_20_Contents">Show information about a specific drive.</text:p>
            <text:p text:style-name="Command">$ enstore med --show-drive DG4A aml2</text:p>
            <text:p text:style-name="Output"><text:s text:c="8"/>name <text:s text:c="10"/>state <text:s text:c="9"/>status <text:s text:c="11"/>type <text:s text:c="2"/>volume</text:p>
            <text:p text:style-name="Output"><text:s text:c="8"/>DG4A <text:s text:c="13"/>up <text:s text:c="14"/>0 <text:s text:c="6"/>6380/7480 <text:s text:c="8"/></text:p>
            <text:p text:style-name="Table_20_Contents">For the AML2 media changer:</text:p>
            <text:list text:style-name="L6">
              <text:list-item>
                <text:p text:style-name="P47">The (letter) O status means the tape is <text:span text:style-name="T4">O</text:span><text:span text:style-name="T1">ccupied in its slot.</text:span></text:p>
              </text:list-item>
              <text:list-item>
                <text:p text:style-name="P43">The <text:span text:style-name="T4">M</text:span> status means that it is mounted in a drive.</text:p>
              </text:list-item>
            </text:list>
            <text:p text:style-name="P12">For the STK media changer:</text:p>
            <text:list text:style-name="L7">
              <text:list-item>
                <text:p text:style-name="P38">home<text:span text:style-name="T1"> status means that it is located in it slot.</text:span></text:p>
              </text:list-item>
              <text:list-item>
                <text:p text:style-name="P38">In use<text:span text:style-name="T1"> status means that is is mounted in a drive.</text:span></text:p>
              </text:list-item>
            </text:list>
          </table:table-cell>
        </table:table-row>
        <table:table-row table:style-name="enstore_5f_media.1">
          <table:table-cell table:style-name="enstore_5f_media.A2" office:value-type="string">
            <text:p text:style-name="Table_20_Contents">--show-robot</text:p>
            <text:p text:style-name="Table_20_Contents">Reserved to show the state of the robot in a more generic format than ‑‑show. <text:s/>Currently is an alias to ‑‑show.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show-volume</text:p>
            <text:p text:style-name="Table_20_Contents">Show information about a specific volume.</text:p>
            <text:p text:style-name="Command">$ enstore med --show-volume PRO270L1 DECDLT aml2.media_changer</text:p>
            <text:p text:style-name="Output"><text:s text:c="11"/>volume <text:s text:c="6"/>type <text:s text:c="15"/>state <text:s text:c="12"/>location</text:p>
            <text:p text:style-name="Output"><text:s text:c="9"/>PRO270L1 <text:s text:c="6"/>3480 <text:s text:c="19"/>O <text:s text:c="20"/></text:p>
            <text:p text:style-name="Table_20_Contents">For the AML2 media changers:</text:p>
            <text:list text:style-name="L5">
              <text:list-item text:start-value="1">
                <text:p text:style-name="P45">The location column is left blank.</text:p>
              </text:list-item>
              <text:list-item>
                <text:p text:style-name="P45">The (letter) O status means the tape is <text:span text:style-name="T4">O</text:span><text:span text:style-name="T1">ccupied in its slot.</text:span></text:p>
              </text:list-item>
            </text:list>
            <text:list text:style-name="L6">
              <text:list-item text:start-value="1">
                <text:p text:style-name="P43">The <text:span text:style-name="T4">M</text:span> status means that it is mounted in a drive.</text:p>
              </text:list-item>
            </text:list>
            <text:p text:style-name="P12">For the STK media changer:</text:p>
            <text:list text:style-name="L8">
              <text:list-item>
                <text:p text:style-name="P40">home<text:span text:style-name="T1"> status means that it is located in it slot.</text:span></text:p>
              </text:list-item>
              <text:list-item>
                <text:p text:style-name="P40">In use<text:span text:style-name="T1"> status means that is is mounted in a drive.</text:span></text:p>
              </text:list-item>
            </text:list>
          </table:table-cell>
        </table:table-row>
      </table:table>
      <text:p text:style-name="P14"/>
      <text:h text:style-name="Heading_20_2" text:outline-level="2"><text:alphabetical-index-mark text:string-value="enstore monitor command"/><text:reference-mark-start text:name="enstore monitor command"/>enstore monitor<text:reference-mark-end text:name="enstore monitor command"/></text:h>
      <text:p text:style-name="Text_20_body">Without any switches or arguments, <text:span text:style-name="T6">enstore monitor</text:span> contacts all Enstore machines to run a simple network rate test. <text:s/>The results are then sent to the monitor server running on the same machine as the configuration server and web server. <text:s/>If the monitor server on the configuration server and web server node is not running then this command will eventually timeout, but will <text:soft-page-break/>run very slowly.</text:p>
      <text:p text:style-name="Text_20_body">Syntax:</text:p>
      <text:p text:style-name="P10">% enstore monitor [--options [arguments] ...]</text:p>
      <text:p text:style-name="P14">Options:</text:p>
      <table:table table:name="enstore_monitor" table:style-name="enstore_5f_monitor">
        <table:table-column table:style-name="enstore_5f_monitor.A"/>
        <table:table-row table:style-name="enstore_5f_monitor.1">
          <table:table-cell table:style-name="enstore_5f_monitor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monitor --help</text:p>
            <text:p text:style-name="Output">Usage: </text:p>
            <text:p text:style-name="Output"><text:s text:c="7"/>mon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3"/>-h, --help <text:s text:c="15"/>prints this messge</text:p>
            <text:p text:style-name="Output"><text:s text:c="7"/>--host &lt;HOSTIP&gt; <text:s text:c="6"/>selects a single host</text:p>
            <text:p text:style-name="Output"><text:s text:c="7"/>--html-gen-host &lt;HTML_GEN_HOST&gt; <text:s/>ip/hostname of the html server</text:p>
            <text:p text:style-name="Output"><text:s text:c="7"/>--port &lt;PORT&gt; <text:s text:c="8"/>selects a port</text:p>
            <text:p text:style-name="Output"><text:s text:c="7"/>--retries &lt;ALIVE_RETRIES&gt; <text:s/>number of attempts to resend alive requests</text:p>
            <text:p text:style-name="Output"><text:s text:c="7"/>--summary <text:s text:c="12"/>summary for saag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  <text:p text:style-name="Output"><text:s text:c="7"/>--verbose &lt;VERBOSE&gt; <text:s text:c="2"/>print out information.</text:p>
          </table:table-cell>
        </table:table-row>
        <table:table-row table:style-name="enstore_5f_monitor.1">
          <table:table-cell table:style-name="enstore_5f_monitor.A2" office:value-type="string">
            <text:p text:style-name="Table_20_Contents">--host &lt;HOSTIP&gt;</text:p>
            <text:p text:style-name="Table_20_Contents">Specify a single host to run the rate test with. <text:s/>By default all Enstore hosts are contacted. <text:s/>HOSTIP is allowed to be a host name or IP address.</text:p>
            <text:p text:style-name="Command">$ enstore monitor --host stkensrv2.fnal.gov</text:p>
            <text:p text:style-name="Output">Trying stkensrv2.fnal.gov</text:p>
            <text:p text:style-name="Output">Network rate measured at 11.16 MB/S recieving and 11.25 MB/S sending.</text:p>
          </table:table-cell>
        </table:table-row>
        <table:table-row table:style-name="enstore_5f_monitor.1">
          <table:table-cell table:style-name="enstore_5f_monitor.A2" office:value-type="string">
            <text:p text:style-name="Table_20_Contents">--html-gen-host &lt;HTML_GEN_HOST&gt;</text:p>
            <text:p text:style-name="Table_20_Contents">This switch allows for the user to override the default hostname of the primary monitor server. <text:s/>Normally the rate results are sent to the monitor server running on the same node as the configuration server and the web server.</text:p>
            <text:p text:style-name="Command">$ enstore monitor --host stkensrv2.fnal.gov --html-gen-host gccensrv1.fnal.gov</text:p>
            <text:p text:style-name="Output">Trying stkensrv2.fnal.gov</text:p>
            <text:p text:style-name="Output">Network rate measured at 11.19 MB/S recieving and 11.24 MB/S sending.</text:p>
          </table:table-cell>
        </table:table-row>
        <text:soft-page-break/>
        <table:table-row table:style-name="enstore_5f_monitor.1">
          <table:table-cell table:style-name="enstore_5f_monitor.A2" office:value-type="string">
            <text:p text:style-name="Table_20_Contents">--port</text:p>
            <text:p text:style-name="Table_20_Contents">This switch is needed to use communicate with a monitor server that was started using a different port number than the default 7499.</text:p>
            <text:p text:style-name="Command">$ enstore monitor --host stkensrv2.fnal.gov --port 7499</text:p>
            <text:p text:style-name="Output">Trying stkensrv2.fnal.gov</text:p>
            <text:p text:style-name="Output">Network rate measured at 11.18 MB/S recieving and 11 MB/S sending.</text:p>
          </table:table-cell>
        </table:table-row>
        <table:table-row table:style-name="enstore_5f_monitor.1">
          <table:table-cell table:style-name="enstore_5f_monitor.A2" office:value-type="string">
            <text:p text:style-name="Table_20_Contents">--summary</text:p>
            <text:p text:style-name="Table_20_Contents">This switch outputs a python dictionary that is used internally by the <text:span text:style-name="T4">enstore network</text:span><text:span text:style-name="T1"> command.</text:span></text:p>
          </table:table-cell>
        </table:table-row>
      </table:table>
      <text:p text:style-name="P14"/>
      <text:h text:style-name="Heading_20_2" text:outline-level="2"><text:alphabetical-index-mark text:string-value="enstore mover command"/><text:reference-mark-start text:name="enstore mover command"/>enstore mover<text:reference-mark-end text:name="enstore mover command"/></text:h>
      <text:p text:style-name="Text_20_body">Syntax:</text:p>
      <text:p text:style-name="P10">% enstore mover [--options [arguments] ...] &lt;mover&gt;</text:p>
      <text:p text:style-name="P14">Options:</text:p>
      <table:table table:name="enstore_mover" table:style-name="enstore_5f_mover">
        <table:table-column table:style-name="enstore_5f_mover.A"/>
        <table:table-row table:style-name="enstore_5f_mover.1">
          <table:table-cell table:style-name="enstore_5f_mover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mover --help</text:p>
            <text:p text:style-name="Output">Usage: </text:p>
            <text:p text:style-name="Output"><text:s text:c="7"/>mov [OPTIONS]... mover_name</text:p>
            <text:p text:style-name="Output"/>
            <text:p text:style-name="Output"/>
            <text:p text:style-name="Output"><text:s text:c="3"/>-a, --alive <text:s text:c="14"/>prints message if the server is up or down.</text:p>
            <text:p text:style-name="Output"><text:s text:c="7"/>--clean-drive <text:s text:c="8"/>clean tape drive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down <text:s text:c="15"/>set mover to offline state</text:p>
            <text:p text:style-name="Output"><text:s text:c="7"/>--dump <text:s text:c="15"/>get the tape drive dump (used only with M2</text:p>
            <text:p text:style-name="Output"><text:s text:c="29"/>movers)</text:p>
            <text:p text:style-name="Output"><text:s text:c="3"/>-h, --help <text:s text:c="15"/>prints this messge</text:p>
            <text:p text:style-name="Output"><text:s text:c="7"/>--list <text:s text:c="15"/>list all movers in configuration</text:p>
            <text:p text:style-name="Output"><text:s text:c="7"/>--mover_dump <text:s text:c="9"/>send mover internals to stdout</text:p>
            <text:p text:style-name="Output"><text:s text:c="7"/>--notify &lt;E_MAIL_ADDRESS&gt; <text:s/>send e-mail. <text:s/>Used with --dump option only</text:p>
            <text:p text:style-name="Output"><text:s text:c="7"/>--offline <text:s text:c="12"/>set to offline state</text:p>
            <text:p text:style-name="Output"><text:s text:c="7"/>--online <text:s text:c="13"/>set to online state</text:p>
            <text:p text:style-name="Output"><text:s text:c="7"/>--retries &lt;ALIVE_RETRIES&gt; <text:s/>number of attempts to resend alive requests</text:p>
            <text:p text:style-name="Output"><text:s text:c="7"/>--sendto &lt;E_MAIL_ADDRESS&gt; <text:s/>send e-mail. <text:s/>Used with --dump option only</text:p>
            <text:p text:style-name="Output"><text:s text:c="7"/>--status <text:s text:c="13"/>print mover status</text:p>
            <text:p text:style-name="Output"><text:s text:c="7"/>--timeout &lt;SECONDS&gt; <text:s text:c="2"/>number of seconds to wait for alive response</text:p>
            <text:p text:style-name="Output"><text:s text:c="7"/>--up <text:s text:c="17"/>set mover to online state</text:p>
            <text:p text:style-name="Output"><text:s text:c="7"/>--usage <text:s text:c="14"/>prints short help message</text:p>
            <text:p text:style-name="Output"><text:s text:c="7"/>--warm-restart <text:s text:c="7"/>gracefully restart the mover</text:p>
          </table:table-cell>
        </table:table-row>
        <text:soft-page-break/>
        <table:table-row table:style-name="enstore_5f_mover.1">
          <table:table-cell table:style-name="enstore_5f_mover.A2" office:value-type="string">
            <text:p text:style-name="Table_20_Contents">--clean-drive</text:p>
            <text:p text:style-name="Table_20_Contents">Clean the drive associated with the mover.</text:p>
            <text:p text:style-name="Command">$ enstore mover --clean-drive 9940B27.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down</text:p>
            <text:p text:style-name="Table_20_Contents">Set the mover to the offline state. <text:s/>This will prevent the mover from requesting additional work items from the library manager. <text:s/>This is the same command as ‑‑offline.</text:p>
            <text:p text:style-name="Command">$ enstore mover --down LTO3_06.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dump</text:p>
            <text:p text:style-name="Table_20_Contents">Output the tape drive dump. <text:s/>This output goes to the file that stdout has been redirected to for the mover; not the stdout for the mover client. <text:s/>Only works with Mammoth 2 tape drives.</text:p>
            <text:p text:style-name="Command">$ enstore mover --dump M201.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mover_dump</text:p>
            <text:p text:style-name="Table_20_Contents">Output the mover internals dump. <text:s/>This output goes to the file that stdout has been redirected to for the mover; not the stdout for the mover client.</text:p>
            <text:p text:style-name="Command">$ enstore mover --mover-dump 9940B27.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notify &lt;E_MAIL_ADDRESS&gt;</text:p>
            <text:p text:style-name="Table_20_Contents"/>
          </table:table-cell>
        </table:table-row>
        <table:table-row table:style-name="enstore_5f_mover.1">
          <table:table-cell table:style-name="enstore_5f_mover.A2" office:value-type="string">
            <text:p text:style-name="Table_20_Contents">--offline</text:p>
            <text:p text:style-name="Table_20_Contents">Set the mover to the offline state. <text:s/>This will prevent the mover from requesting additional work items from the library manager. <text:s/>This is the same command as ‑‑down.</text:p>
            <text:p text:style-name="Command">$ enstore mover –offline LTO3_06.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online</text:p>
            <text:p text:style-name="Table_20_Contents">Set the mover to the online state. <text:s/>This will allow the mover to begin requesting additional work items from the library manager. <text:s/>This is the same command as ‑‑up.</text:p>
            <text:p text:style-name="Command">$ enstore mover –online 9940B27.mover</text:p>
          </table:table-cell>
        </table:table-row>
        <text:soft-page-break/>
        <table:table-row table:style-name="enstore_5f_mover.1">
          <table:table-cell table:style-name="enstore_5f_mover.A2" office:value-type="string">
            <text:p text:style-name="Table_20_Contents">--sendto &lt;E_MAIL_ADDRESS&gt;</text:p>
            <text:p text:style-name="Table_20_Contents"/>
          </table:table-cell>
        </table:table-row>
        <table:table-row table:style-name="enstore_5f_mover.1">
          <table:table-cell table:style-name="enstore_5f_mover.A2" office:value-type="string">
            <text:p text:style-name="Table_20_Contents">--status</text:p>
            <text:p text:style-name="Table_20_Contents">Prints in native python format current status and/or state information about the mover.</text:p>
            <text:p text:style-name="Command">$ enstore mov --status LTO3_06.mover</text:p>
            <text:p text:style-name="Output">{'buffer': 'Buffer 67108864 <text:s/>79691776 <text:s/>2621440000',</text:p>
            <text:p text:style-name="Output"><text:s/>'buffer_max': 2621440000L,</text:p>
            <text:p text:style-name="Output"><text:s/>'buffer_min': 67108864L,</text:p>
            <text:p text:style-name="Output"><text:s/>'bytes_buffered': 79691776,</text:p>
            <text:p text:style-name="Output"><text:s/>'bytes_read': 347280136L,</text:p>
            <text:p text:style-name="Output"><text:s/>'bytes_read_last': 347280136L,</text:p>
            <text:p text:style-name="Output"><text:s/>'bytes_to_transfer': 2440004730L,</text:p>
            <text:p text:style-name="Output"><text:s/>'bytes_written': 267386880L,</text:p>
            <text:p text:style-name="Output"><text:s/>'client': '131.225.189.74',</text:p>
            <text:p text:style-name="Output"><text:s/>'current_location': 6,</text:p>
            <text:p text:style-name="Output"><text:s/>'current_volume': 'VOI177',</text:p>
            <text:p text:style-name="Output"><text:s/>'default_dismount_delay': 20,</text:p>
            <text:p text:style-name="Output"><text:s/>'drive_id': 'ULTRIUM-TD3',</text:p>
            <text:p text:style-name="Output"><text:s/>'drive_sn': '1210116666',</text:p>
            <text:p text:style-name="Output"><text:s/>'drive_vendor': 'IBM',</text:p>
            <text:p text:style-name="Output"><text:s/>'files': ('cmsstor74.fnal.gov:/storage/data1/write-pool-1/data/00070000000000000FBD84E8',</text:p>
            <text:p text:style-name="Output"><text:s text:c="11"/>'/pnfs/fnal.gov/usr/cms/WAX/11/store/mc/2008/2/6/TaS-W0jet-alpgen-Skim_01_AODSIM/0003/64C34427-68D5-DC11-AF3B-0018F3D09702.root'),</text:p>
            <text:p text:style-name="Output"><text:s/>'last_error': ('ok', None),</text:p>
            <text:p text:style-name="Output"><text:s/>'last_location': 34,</text:p>
            <text:p text:style-name="Output"><text:s/>'last_volume': 'VOE330',</text:p>
            <text:p text:style-name="Output"><text:s/>'max_dismount_delay': 600,</text:p>
            <text:p text:style-name="Output"><text:s/>'mode': 'WRITE',</text:p>
            <text:p text:style-name="Output"><text:s/>'rate of network': 54970350.576162718,</text:p>
            <text:p text:style-name="Output"><text:s/>'rate of tape': 71208384.297553152,</text:p>
            <text:p text:style-name="Output"><text:s/>'state': 'ACTIVE',</text:p>
            <text:p text:style-name="Output"><text:s/>'status': ('ok', None),</text:p>
            <text:p text:style-name="Output"><text:s/>'successful_writes': 56,</text:p>
            <text:p text:style-name="Output"><text:s/>'time_in_state': 6.3608489036560059,</text:p>
            <text:p text:style-name="Output"><text:s/>'time_stamp': 1202403301.7609749,</text:p>
            <text:p text:style-name="Output"><text:s/>'transfers_completed': 189,</text:p>
            <text:p text:style-name="Output"><text:s/>'transfers_failed': 0}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up</text:p>
            <text:p text:style-name="Table_20_Contents">Set the mover to the online state. <text:s/>This will allow the mover to begin requesting additional work items from the library manager. <text:s/>This is the same command as ‑‑online.</text:p>
            <text:p text:style-name="Command">$ enstore mover –up 9940B27.mover</text:p>
          </table:table-cell>
        </table:table-row>
        <text:soft-page-break/>
        <table:table-row table:style-name="enstore_5f_mover.1">
          <table:table-cell table:style-name="enstore_5f_mover.A2" office:value-type="string">
            <text:p text:style-name="Table_20_Contents">--warm-restart</text:p>
            <text:p text:style-name="Table_20_Contents">Using this switch will instruct the mover to restart. <text:s/>If a file transfer is currently in progress, the restart is delayed until the transfer is completed, the volume is ejected and the volume is put away.</text:p>
            <text:p text:style-name="Command">$ enstore mover –warm-restart --M201.mover</text:p>
          </table:table-cell>
        </table:table-row>
      </table:table>
      <text:p text:style-name="P14"/>
      <text:h text:style-name="Heading_20_2" text:outline-level="2"><text:alphabetical-index-mark text:string-value="enstore network command"/><text:reference-mark-start text:name="enstore network command"/>enstore network<text:reference-mark-end text:name="enstore network command"/></text:h>
      <text:p text:style-name="Text_20_body">Syntax:</text:p>
      <text:p text:style-name="P10">% enstore network [--options [arguments] ...]</text:p>
      <text:p text:style-name="P14">Options:</text:p>
      <table:table table:name="enstore_network" table:style-name="enstore_5f_network">
        <table:table-column table:style-name="enstore_5f_network.A"/>
        <table:table-row>
          <table:table-cell table:style-name="enstore_5f_network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network --help</text:p>
            <text:p text:style-name="Output">Usage: </text:p>
            <text:p text:style-name="Output"><text:s text:c="7"/>network [ -h --help --html-gen-host= --usage ] </text:p>
            <text:p text:style-name="Output"/>
            <text:p text:style-name="Output"><text:s text:c="3"/>-h, --help <text:s text:c="15"/>prints this messge</text:p>
            <text:p text:style-name="Output"><text:s text:c="7"/>--html-gen-host &lt;NODE_NAME&gt; <text:s/>ip/hostname of the html server</text:p>
            <text:p text:style-name="Output"><text:s text:c="7"/>--usage <text:s text:c="14"/>prints short help message</text:p>
          </table:table-cell>
        </table:table-row>
        <table:table-row>
          <table:table-cell table:style-name="enstore_5f_network.A2" office:value-type="string">
            <text:p text:style-name="Table_20_Contents">--html_gen_host</text:p>
            <text:p text:style-name="Table_20_Contents">See section 1.11 for the <text:span text:style-name="T6">enstore monitor ‑‑html‑gen‑host</text:span> command.</text:p>
          </table:table-cell>
        </table:table-row>
      </table:table>
      <text:p text:style-name="P14"/>
      <text:h text:style-name="Heading_20_2" text:outline-level="2"><text:alphabetical-index-mark text:string-value="enstore pnfs command"/><text:reference-mark-start text:name="enstore pnfs command"/>enstore pnfs<text:reference-mark-end text:name="enstore pnfs command"/></text:h>
      <text:p text:style-name="Text_20_body">Syntax:</text:p>
      <text:p text:style-name="P10">% enstore pnfs [--options [arguments] ...]</text:p>
      <text:p text:style-name="P14">Options:</text:p>
      <table:table table:name="enstore_pnfs" table:style-name="enstore_5f_pnfs">
        <table:table-column table:style-name="enstore_5f_pnfs.A"/>
        <text:soft-page-break/>
        <table:table-row table:style-name="enstore_5f_pnfs.1">
          <table:table-cell table:style-name="enstore_5f_pnfs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pnfs --help</text:p>
            <text:p text:style-name="Output">Usage: </text:p>
            <text:p text:style-name="Output"><text:s text:c="7"/>pnfs [OPTIONS]... </text:p>
            <text:p text:style-name="Output"/>
            <text:p text:style-name="Output"><text:s text:c="7"/>--bfid &lt;FILENAME&gt; <text:s text:c="4"/>lists the bit file id for file</text:p>
            <text:p text:style-name="Output"><text:s text:c="7"/>--cat &lt;FILENAME&gt; [LAYER] <text:s/>see --layer</text:p>
            <text:p text:style-name="Output"><text:s text:c="7"/>--const &lt;FILENAME&gt; <text:s/></text:p>
            <text:p text:style-name="Output"><text:s text:c="7"/>--counters &lt;FILENAME&gt; <text:s/></text:p>
            <text:p text:style-name="Output"><text:s text:c="7"/>--countersN &lt;DBNUM&gt; <text:s text:c="2"/>(must have cwd in pnfs)</text:p>
            <text:p text:style-name="Output"><text:s text:c="7"/>--cp &lt;UNIXFILE&gt; &lt;FILENAME&gt; &lt;LAYER&gt; <text:s/>echos text to named layer of the</text:p>
            <text:p text:style-name="Output"><text:s text:c="29"/>file</text:p>
            <text:p text:style-name="Output"><text:s text:c="7"/>--cursor &lt;FILENAME&gt; <text:s/></text:p>
            <text:p text:style-name="Output"><text:s text:c="7"/>--database &lt;FILENAME&gt; <text:s/></text:p>
            <text:p text:style-name="Output"><text:s text:c="7"/>--databaseN &lt;DBNUM&gt; <text:s text:c="2"/>(must have cwd in pnfs)</text:p>
            <text:p text:style-name="Output"><text:s text:c="7"/>--down &lt;REASON&gt; <text:s text:c="6"/>creates enstore system-down wormhole to prevent</text:p>
            <text:p text:style-name="Output"><text:s text:c="29"/>transfers</text:p>
            <text:p text:style-name="Output"><text:s text:c="7"/>--dump <text:s text:c="15"/>dumps info</text:p>
            <text:p text:style-name="Output"><text:s text:c="7"/>--duplicate [FILENAME] [DUPLICATE_FILENAME] <text:s/>gets/sets duplicate file</text:p>
            <text:p text:style-name="Output"><text:s text:c="29"/>values</text:p>
            <text:p text:style-name="Output"><text:s text:c="7"/>--echo &lt;TEXT&gt; &lt;FILENAME&gt; &lt;LAYER&gt; <text:s/>sets text to named layer of the file</text:p>
            <text:p text:style-name="Output"><text:s text:c="7"/>--file-family [FILE_FAMILY] <text:s/>gets file family tag, default; sets file</text:p>
            <text:p text:style-name="Output"><text:s text:c="29"/>family tag, optional</text:p>
            <text:p text:style-name="Output"><text:s text:c="7"/>--file-family-width [FILE_FAMILY_WIDTH] <text:s/>gets file family width tag,</text:p>
            <text:p text:style-name="Output"><text:s text:c="29"/>default; sets file family width tag, optional</text:p>
            <text:p text:style-name="Output"><text:s text:c="7"/>--file-family-wrapper [FILE_FAMILY_WRAPPER] <text:s/>gets file family wrapper</text:p>
            <text:p text:style-name="Output"><text:s text:c="29"/>tag, default; sets file family wrapper tag,</text:p>
            <text:p text:style-name="Output"><text:s text:c="29"/>optional</text:p>
            <text:p text:style-name="Output"><text:s text:c="7"/>--filesize &lt;FILE&gt; <text:s text:c="4"/>print out real filesize</text:p>
            <text:p text:style-name="Output"><text:s text:c="3"/>-h, --help <text:s text:c="15"/>prints this messge</text:p>
            <text:p text:style-name="Output"><text:s text:c="7"/>--id &lt;FILENAME&gt; <text:s text:c="6"/>prints the pnfs id</text:p>
            <text:p text:style-name="Output"><text:s text:c="7"/>--info &lt;FILENAME&gt; <text:s text:c="4"/>see --xref</text:p>
            <text:p text:style-name="Output"><text:s text:c="7"/>--io &lt;FILENAME&gt; <text:s text:c="6"/>sets io mode (can't clear it easily)</text:p>
            <text:p text:style-name="Output"><text:s text:c="7"/>--layer &lt;FILENAME&gt; [LAYER] <text:s/>lists the layer of the file</text:p>
            <text:p text:style-name="Output"><text:s text:c="7"/>--library [LIBRARY] <text:s text:c="2"/>gets library tag, default; sets library tag,</text:p>
            <text:p text:style-name="Output"><text:s text:c="29"/>optional</text:p>
            <text:p text:style-name="Output"><text:s text:c="7"/>--ls &lt;FILENAME&gt; [LAYER] <text:s/>does an ls on the named layer in the file</text:p>
            <text:p text:style-name="Output"><text:s text:c="7"/>--mount-point &lt;FILENAME&gt; <text:s/>prints the mount point of the pnfs file or</text:p>
            <text:p text:style-name="Output"><text:s text:c="29"/>directory</text:p>
            <text:p text:style-name="Output"><text:s text:c="7"/>--nameof &lt;PNFS_ID&gt; <text:s text:c="3"/>prints the filename of the pnfs id (CWD must be</text:p>
            <text:p text:style-name="Output"><text:s text:c="29"/>under /pnfs)</text:p>
            <text:p text:style-name="Output"><text:s text:c="7"/>--parent &lt;PNFS_ID&gt; <text:s text:c="3"/>prints the pnfs id of the parent directory (CWD</text:p>
            <text:p text:style-name="Output"><text:s text:c="29"/>must be under /pnfs)</text:p>
            <text:p text:style-name="Output"><text:s text:c="7"/>--path &lt;PNFS_ID&gt; <text:s text:c="5"/>prints the file path of the pnfs id (CWD must be</text:p>
            <text:p text:style-name="Output"><text:s text:c="29"/>under /pnfs)</text:p>
            <text:p text:style-name="Output"><text:s text:c="7"/>--position &lt;FILENAME&gt; <text:s/></text:p>
            <text:p text:style-name="Output"><text:s text:c="7"/>--rm &lt;FILENAME&gt; &lt;LAYER&gt; <text:s/>deletes (clears) named layer of the file</text:p>
            <text:p text:style-name="Output"><text:s text:c="7"/>--showid &lt;PNFS_ID&gt; <text:s text:c="3"/>prints the pnfs id information</text:p>
            <text:p text:style-name="Output"><text:s text:c="7"/>--size &lt;FILENAME&gt; &lt;FILESIZE&gt; <text:s/>sets the size of the file</text:p>
            <text:p text:style-name="Output"><text:s text:c="7"/>--storage-group [STORAGE_GROUP] <text:s/>gets storage group tag, default; sets</text:p>
            <text:p text:style-name="Output"><text:s text:c="29"/>storage group tag, optional</text:p>
            <text:p text:style-name="Output"><text:s text:c="7"/>--tag &lt;TAG&gt; [DIRECTORY] <text:s/>lists the tag of the directory</text:p>
            <text:p text:style-name="Output"><text:s text:c="7"/>--tagchmod &lt;PERMISSIONS&gt; &lt;TAG&gt; changes the permissions for the tag;use</text:p>
            <text:p text:style-name="Output"><text:s text:c="29"/>UNIX chmod style permissions</text:p>
            <text:p text:style-name="Output"><text:s text:c="7"/>--tagchown &lt;OWNER&gt; &lt;TAG&gt; <text:s/>changes the ownership for the tag; OWNER can</text:p>
            <text:p text:style-name="Output"><text:s text:c="29"/>be 'owner' or 'owner.group'</text:p>
            <text:p text:style-name="Output"><text:s text:c="7"/>--tagecho &lt;TEXT&gt; &lt;TAG&gt; <text:s/>echos text to named tag</text:p>
            <text:p text:style-name="Output"><text:s text:c="7"/>--tagrm &lt;TAG&gt; <text:s text:c="8"/>removes the tag (tricky, see DESY documentation)</text:p>
            <text:p text:style-name="Output"><text:s text:c="7"/>--tags [DIRECTORY] <text:s text:c="3"/>lists tag values and permissions</text:p>
            <text:p text:style-name="Output"><text:s text:c="7"/>--up <text:s text:c="17"/>removes enstore system-down wormhole</text:p>
            <text:p text:style-name="Output"><text:s text:c="7"/>--usage <text:s text:c="14"/>prints short help message</text:p>
            <text:p text:style-name="Output"><text:s text:c="7"/>--xref &lt;FILENAME&gt; <text:s text:c="4"/>lists the cross reference data for file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const &lt;FILENAME&gt;</text:p>
            <text:p text:style-name="Table_20_Contents">Outputs constant information from pnfs for a target file or directory in PNFS.</text:p>
            <text:p text:style-name="Command">$ enstore --const /pnfs/test/mydir</text:p>
            <text:p text:style-name="Output">MD2_P_VERSION=30109</text:p>
            <text:p text:style-name="Output">MD2_RECORD_LENGTH=1012</text:p>
            <text:p text:style-name="Output">MD_MAX_NAME_LENGTH=200</text:p>
            <text:p text:style-name="Output">MD_HASH_SIZE=128</text:p>
            <text:p text:style-name="Output">MAX_BODY_SIZE=928</text:p>
            <text:p text:style-name="Output">MAX_TAG_NAME_SIZE=62</text:p>
            <text:p text:style-name="Output">TAG_DATA_SIZE=762</text:p>
            <text:p text:style-name="Output">HASH_HANDLES=66</text:p>
            <text:p text:style-name="Output">HASH_POINTERS=77</text:p>
            <text:p text:style-name="Output">DATA_POINTERS=77</text:p>
            <text:p text:style-name="Output">DIR_ITEMS=3</text:p>
            <text:p text:style-name="Output">DATA_UNITS=928</text:p>
            <text:p text:style-name="Table_20_Contents">This shell command has the same result.</text:p>
            <text:p text:style-name="Command">$ cat “/pnfs/test/.(const)(NULL)”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counters &lt;FILENAME&gt;</text:p>
            <text:p text:style-name="Table_20_Contents">Outputs constant information from pnfs for a target file or directory in PNFS.</text:p>
            <text:p text:style-name="Command">$ enstore pnfs --counters /pnfs/test/mydir</text:p>
            <text:p text:style-name="Output">mist=1</text:p>
            <text:p text:style-name="Output">time=1202415188</text:p>
            <text:p text:style-name="Output">getroot=0</text:p>
            <text:p text:style-name="Output">get_record=87</text:p>
            <text:p text:style-name="Output">getattr=162567</text:p>
            <text:p text:style-name="Output">lookup=53634</text:p>
            <text:p text:style-name="Output">mkdir=0</text:p>
            <text:p text:style-name="Output">setattr=269</text:p>
            <text:p text:style-name="Output">rmdir=0</text:p>
            <text:p text:style-name="Output">readdir=438</text:p>
            <text:p text:style-name="Output">mkfile=63</text:p>
            <text:p text:style-name="Output">rmfile=66</text:p>
            <text:p text:style-name="Output">rename=35</text:p>
            <text:p text:style-name="Output">mklink=0</text:p>
            <text:p text:style-name="Output">readlink=42</text:p>
            <text:p text:style-name="Output">readdata=4089</text:p>
            <text:p text:style-name="Output">writedata=66</text:p>
            <text:p text:style-name="Output">setsize=0</text:p>
            <text:p text:style-name="Output">setperm=0</text:p>
            <text:p text:style-name="Output">truncate=0</text:p>
            <text:p text:style-name="Output">rmfromdir=32</text:p>
            <text:p text:style-name="Output">addtodir=32</text:p>
            <text:p text:style-name="Output">chparent=0</text:p>
            <text:p text:style-name="Output">delobject=0</text:p>
            <text:p text:style-name="Output">forcesize=0</text:p>
            <text:p text:style-name="Output">NULL=0</text:p>
            <text:p text:style-name="Output">looponly=32</text:p>
            <text:p text:style-name="Output">command=0</text:p>
            <text:p text:style-name="Output">get_chain=0</text:p>
            <text:p text:style-name="Output">find_id=64</text:p>
            <text:p text:style-name="Output">mod_link=64</text:p>
            <text:p text:style-name="Output">setattrs=0</text:p>
            <text:p text:style-name="Output">rmfromdirpos=0</text:p>
            <text:p text:style-name="Output">mod_flags=0</text:p>
            <text:p text:style-name="Output"/>
            <text:p text:style-name="Table_20_Contents">This shell command has the same result.</text:p>
            <text:p text:style-name="Command">$ cat “/pnfs/test/mydir/.(get)(counters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countersN &lt;DBNUM&gt;</text:p>
            <text:p text:style-name="Table_20_Contents"/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cp &lt;UNIXFILE&gt; &lt;FILENAME&gt; &lt;LAYER&gt;</text:p>
            <text:p text:style-name="Table_20_Contents">Copies a text file into the named layer of the specified file. <text:s/>In the following example, the contents of /tmp/L4 are copied into layer 4 of the file /pnfs/test/mydir/somefile. <text:s/>This is similar to what ‑‑<text:span text:style-name="T6">echo</text:span> does, but makes it easier to write multi line output to the layer.</text:p>
            <text:p text:style-name="P13"/>
            <text:p text:style-name="P13">To see what we currently have and what we believe we will want to replace the layer information with. <text:s/>Note the difference between the volume name and the location.</text:p>
            <text:p text:style-name="Command">$ cat /tmp/L4</text:p>
            <text:p text:style-name="Output">TEST01</text:p>
            <text:p text:style-name="Output">0000_000000000_0000397</text:p>
            <text:p text:style-name="Output">1024</text:p>
            <text:p text:style-name="Output">my_file_family</text:p>
            <text:p text:style-name="Output">/pnfs/test/mydir/somefile</text:p>
            <text:p text:style-name="Output"/>
            <text:p text:style-name="Output">000100000000000000018820</text:p>
            <text:p text:style-name="Output"/>
            <text:p text:style-name="Output">WAMS103661998200000</text:p>
            <text:p text:style-name="Output">testnode:/dev/null:0</text:p>
            <text:p text:style-name="Command">$ enstore pnfs --layer /pnfs/test/mydir/somefile 4</text:p>
            <text:p text:style-name="Output">TEST42</text:p>
            <text:p text:style-name="Output">0000_000000000_0000402</text:p>
            <text:p text:style-name="Output">1024</text:p>
            <text:p text:style-name="Output">my_file_family</text:p>
            <text:p text:style-name="Output">/pnfs/test/mydir/somefile</text:p>
            <text:p text:style-name="Output"/>
            <text:p text:style-name="Output">000100000000000000018820</text:p>
            <text:p text:style-name="Output"/>
            <text:p text:style-name="Output">WAMS103661998200000</text:p>
            <text:p text:style-name="Output">testnode:/dev/null:0</text:p>
            <text:p text:style-name="P13">Now update the layer 4 information.</text:p>
            <text:p text:style-name="Command">$ enstore pnfs --cp /tmp/L4 /pnfs/test/mydir/somefile 4</text:p>
            <text:p text:style-name="P13">Verify that the contents are what we expect.</text:p>
            <text:p text:style-name="Command">$ enstore pnfs --xref /pnfs/test/mydir/somefile</text:p>
            <text:p text:style-name="Output">volume: NULL01</text:p>
            <text:p text:style-name="Output">location_cookie: 0000_000000000_0000397</text:p>
            <text:p text:style-name="Output">size: 1024</text:p>
            <text:p text:style-name="Output">file_family: my_file_family</text:p>
            <text:p text:style-name="Output">original_name: /pnfs/test/mydir/somefile</text:p>
            <text:p text:style-name="Output">map_file:</text:p>
            <text:p text:style-name="Output">pnfsid_file: 000100000000000000018820</text:p>
            <text:p text:style-name="Output">pnfsid_map:</text:p>
            <text:p text:style-name="Output">bfid: WAMS103661998200000</text:p>
            <text:p text:style-name="Output">origdrive: testnode:/dev/null:0</text:p>
            <text:p text:style-name="Output">crc: unknown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cursor &lt;FILENAME&gt;</text:p>
            <text:p text:style-name="Table_20_Contents">Outputs the PNFS specific cursor information to standard out about the specified directory or parent directory of the file specified.</text:p>
            <text:p text:style-name="Command">$ enstore pnfs --cursor /pnfs/test</text:p>
            <text:p text:style-name="Output">dirID=0001000000000000000010A8</text:p>
            <text:p text:style-name="Output">dirPerm=0000001400000020</text:p>
            <text:p text:style-name="Output">mountID=000100000000000000001060</text:p>
            <text:p text:style-name="Table_20_Contents">This shell command has the same result.</text:p>
            <text:p text:style-name="Command">$ cat “/pnfs/test/.(get)(cursor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database &lt;FILENAME&gt;</text:p>
            <text:p text:style-name="Table_20_Contents">Output the PNFS database information for the specified file or directory.</text:p>
            <text:p text:style-name="Command">$ enstore pnfs --database /pnfs/data1</text:p>
            <text:p text:style-name="Output">data1:1:r:enabled:/diska/pnfsdb/pnfs/databases/data1</text:p>
            <text:p text:style-name="Table_20_Contents">This shell command has the same result.</text:p>
            <text:p text:style-name="Command">$ cat “/pnfs/data1/.(get)(database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databaseN</text:p>
            <text:p text:style-name="Table_20_Contents"/>
          </table:table-cell>
        </table:table-row>
        <table:table-row table:style-name="enstore_5f_pnfs.1">
          <table:table-cell table:style-name="enstore_5f_pnfs.A2" office:value-type="string">
            <text:p text:style-name="Table_20_Contents">--dump</text:p>
            <text:p text:style-name="Table_20_Contents">After the command is completed, additional diagnostic information is also printed to standard out.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echo &lt;TEXT&gt; &lt;FILENAME&gt; &lt;LAYER&gt;</text:p>
            <text:p text:style-name="Table_20_Contents">Writes the contents of TEXT into the named layer of the specified file. <text:s/>This switch is most useful in writing information to layer 1 of a file.</text:p>
            <text:p text:style-name="P13"/>
            <text:p text:style-name="P13">Look at the current layer 1 information.</text:p>
            <text:p text:style-name="Command">$ enstore pnfs --layer /pnfs/test/mydir/somefile 1</text:p>
            <text:p text:style-name="Output">WAMS103667492900000</text:p>
            <text:p text:style-name="P13">Update the layer 1 information.</text:p>
            <text:p text:style-name="Command">$ enstore pnfs --echo \<text:line-break/>WAMS103661998200000 /pnfs/test/mydir/somefile 1</text:p>
            <text:p text:style-name="P13">Verify that the value is now correct.</text:p>
            <text:p text:style-name="Command">$ enstore pnfs --bfid /pnfs/test/mydir/somefile</text:p>
            <text:p text:style-name="Output">WAMS103661998200000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id &lt;FILENAME&gt;</text:p>
            <text:p text:style-name="Table_20_Contents">Outputs the pnfsid of the specified filename or directory.</text:p>
            <text:p text:style-name="Command">$ enstore pnfs --id /pnfs/test/mydir/somefile</text:p>
            <text:p text:style-name="Output">000100000000000000018820</text:p>
            <text:p text:style-name="Table_20_Contents">This shell command has the same result.</text:p>
            <text:p text:style-name="Command">$ cat “/pnfs/test/mydir/.(id)(somefile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io &lt;FILENAME&gt;</text:p>
            <text:p text:style-name="Table_20_Contents">Feature not yet implemented.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ls</text:p>
            <text:p text:style-name="Table_20_Contents">Forks an ls on the named layer of a file.</text:p>
            <text:p text:style-name="Command">$ enstore pnfs --ls /pnfs/test/mydir/fname</text:p>
            <text:p text:style-name="Output">-rw-r----- <text:s/>1 enstore g023 127 Nov <text:s/>6 <text:s/>2002 /pnfs/test/mydir/.(use)(4)(fname)</text:p>
            <text:p text:style-name="Table_20_Contents">This shell command has the same result.</text:p>
            <text:p text:style-name="Command">$ ls -l “/pnfs/test/mydir/.(use)(4)(fname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mount-point &lt;FILENAME&gt;</text:p>
            <text:p text:style-name="Table_20_Contents">Outputs the directory that is the mount point for the mounted PNFS file system that the specified file or directory belongs to.</text:p>
            <text:p text:style-name="Command">$ enstore pnfs --mount-point /pnfs/test/mydir/somefile</text:p>
            <text:p text:style-name="Output">/pnfs/test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nameof &lt;PNFS_ID&gt;</text:p>
            <text:p text:style-name="Table_20_Contents">Output the name of the file or directory with the specified pnfsid.</text:p>
            <text:p text:style-name="Command">$ enstore pnfs --nameof 000100000000000000018820</text:p>
            <text:p text:style-name="Output">somefile</text:p>
            <text:p text:style-name="Table_20_Contents">This shell command has the same result.</text:p>
            <text:p text:style-name="Command">$ cat “/pnfs/test/.(nameof)(000100000000000000018820)”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parent &lt;PNFS_ID&gt;</text:p>
            <text:p text:style-name="Table_20_Contents">Output the pnfsid parent directory of the file or directory with the specified pnfsid.</text:p>
            <text:p text:style-name="Command">$ enstore pnfs --parent 000100000000000000018820</text:p>
            <text:p text:style-name="Output">0001000000000000000010A8</text:p>
            <text:p text:style-name="Command">$ enstore pnfs --nameof 0001000000000000000010A8</text:p>
            <text:p text:style-name="Output">mydir</text:p>
            <text:p text:style-name="Table_20_Contents">This shell command has the same result.</text:p>
            <text:p text:style-name="Command">$ cat “/pnfs/test/.(parent)(000100000000000000018820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path &lt;PNFS_ID&gt;</text:p>
            <text:p text:style-name="Table_20_Contents">Outputs the full path of the file with the specified pnfsid.<text:line-break/>WARNING: This command must be used with care. <text:s/>It launches a linear search through the entire PNFS database for each component in the full file path. <text:s/>Abuse of this command will result incredibly slow response times from PNFS.</text:p>
            <text:p text:style-name="Table_20_Contents">Note: If multiple PNFS servers are mounted on a single machine it is possible that multiple matches are found. <text:s/>When this happens; the error message is sent to standard error, a non-success exit status is returned and all of the matched paths are printed to standard out.</text:p>
            <text:p text:style-name="Command">$ enstore pnfs --path 0001000000000000000010A8</text:p>
            <text:p text:style-name="Output">/pnfs/test/mydir</text:p>
            <text:p text:style-name="Command">$ enstore pnfs --path 000100000000000000018820</text:p>
            <text:p text:style-name="Output">/pnfs/test/mydir/somefile</text:p>
            <text:p text:style-name="Table_20_Contents">A similar command is the pathfinder PNFS utility.</text:p>
            <text:p text:style-name="Command"># pathfinder 00010000000000000000E468</text:p>
            <text:p text:style-name="Output">00010000000000000000E468 testfile6</text:p>
            <text:p text:style-name="Output">0001000000000000000010A8 mydir</text:p>
            <text:p text:style-name="Output">000100000000000000001060 test</text:p>
            <text:p text:style-name="Output">000000000000000000001080 usr</text:p>
            <text:p text:style-name="Output">000000000000000000001040 fs</text:p>
            <text:p text:style-name="Output">000000000000000000001020 root</text:p>
            <text:p text:style-name="Output">000000000000000000001000 -</text:p>
            <text:p text:style-name="Output">000000000000000000000100 -</text:p>
            <text:p text:style-name="Output">000000000000000000000000 -</text:p>
            <text:p text:style-name="Output">/root/fs/usr/test/mydir/testfile6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position &lt;DIRECTORY&gt;</text:p>
            <text:p text:style-name="Table_20_Contents">Outputs the PNFS specific position information to standard out about the specified directory.</text:p>
            <text:p text:style-name="Command">$ enstore pnfs –postion /pnfs/test</text:p>
            <text:p text:style-name="Output">dirID=0001000000000000000010A8</text:p>
            <text:p text:style-name="Output">dirPerm=0000001400000020</text:p>
            <text:p text:style-name="Output">mountID=000100000000000000001060</text:p>
            <text:p text:style-name="Table_20_Contents">This shell command has the same result.</text:p>
            <text:p text:style-name="Command">$ cat “/pnfs/test/.(get)(position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rm &lt;FILENAME&gt; &lt;LAYER&gt;</text:p>
            <text:p text:style-name="Table_20_Contents">Feature not yet implemented.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showid &lt;PNFS_ID&gt;</text:p>
            <text:p text:style-name="Table_20_Contents">Outputs PNFS information about the specified pnfsid.</text:p>
            <text:p text:style-name="Command">$ enstore pnfs –id /pnfs/test/mydir/somefile</text:p>
            <text:p text:style-name="Output">000100000000000000018820</text:p>
            <text:p text:style-name="Command">$ enstore pnfs –showid 000100000000000000018820</text:p>
            <text:p text:style-name="Output"><text:s/>------------------------------------------------------</text:p>
            <text:p text:style-name="Output"><text:s/>ID <text:s text:c="11"/>: 000100000000000000018820</text:p>
            <text:p text:style-name="Output"><text:s/>Type <text:s text:c="9"/>: --I---r----</text:p>
            <text:p text:style-name="Output"><text:s/>next ID <text:s text:c="6"/>: 000000000000000000000000</text:p>
            <text:p text:style-name="Output"><text:s/>base ID <text:s text:c="6"/>: 000000000000000000000000</text:p>
            <text:p text:style-name="Output"><text:s/>parent ID <text:s text:c="4"/>: 0001000000000000000010A8</text:p>
            <text:p text:style-name="Output"><text:s/>creation time : Wed Nov <text:s/>6 15:59:39 2002</text:p>
            <text:p text:style-name="Output"><text:s/>modif. time <text:s text:c="2"/>: Thu Feb <text:s/>7 14:40:18 2008</text:p>
            <text:p text:style-name="Output"><text:s/>Type <text:s text:c="9"/>: Regular ( Inode )</text:p>
            <text:p text:style-name="Output"><text:s/>Info bytesPerBlock : 928</text:p>
            <text:p text:style-name="Output"><text:s/>Info blocksPerhash : 77</text:p>
            <text:p text:style-name="Output"><text:s/>mst_dev <text:s text:c="7"/>: 1</text:p>
            <text:p text:style-name="Output"><text:s/>mst_ino <text:s text:c="7"/>: 16877600</text:p>
            <text:p text:style-name="Output"><text:s/>mst_mode <text:s text:c="6"/>: 100640</text:p>
            <text:p text:style-name="Output"><text:s/>mst_nlink <text:s text:c="5"/>: 1</text:p>
            <text:p text:style-name="Output"><text:s/>mst_uid <text:s text:c="7"/>: 9276</text:p>
            <text:p text:style-name="Output"><text:s/>mst_gid <text:s text:c="7"/>: 1530</text:p>
            <text:p text:style-name="Output"><text:s/>mst_rdev <text:s text:c="6"/>: 100</text:p>
            <text:p text:style-name="Output"><text:s/>mst_size <text:s text:c="6"/>: 1024</text:p>
            <text:p text:style-name="Output"><text:s/>mst_atime <text:s text:c="5"/>: Thu Nov 29 10:37:31 2007</text:p>
            <text:p text:style-name="Output"><text:s/>mst_mtime <text:s text:c="5"/>: Wed Nov <text:s/>6 15:59:42 2002</text:p>
            <text:p text:style-name="Output"><text:s/>mst_ctime <text:s text:c="5"/>: Wed Nov <text:s/>6 15:59:39 2002</text:p>
            <text:p text:style-name="Output"><text:s/>mst_blksize <text:s text:c="3"/>: 512</text:p>
            <text:p text:style-name="Output"><text:s/>mst_blocks <text:s text:c="4"/>: 0</text:p>
            <text:p text:style-name="Output"><text:s/>Entries(0) <text:s text:c="6"/>: 0</text:p>
            <text:p text:style-name="Output"><text:s/>Chain(0) <text:s text:c="8"/>: 000000000000000000000000</text:p>
            <text:p text:style-name="Output"><text:s/>Group(0) <text:s text:c="8"/>: 0</text:p>
            <text:p text:style-name="Output"><text:s/>Entries(1) <text:s text:c="6"/>: 19</text:p>
            <text:p text:style-name="Output"><text:s/>Chain(1) <text:s text:c="8"/>: 000100000000000000018830</text:p>
            <text:p text:style-name="Output"><text:s/>Group(1) <text:s text:c="8"/>: 0</text:p>
            <text:p text:style-name="Output"><text:s/>Entries(2) <text:s text:c="6"/>: 0</text:p>
            <text:p text:style-name="Output"><text:s/>Chain(2) <text:s text:c="8"/>: 000000000000000000000000</text:p>
            <text:p text:style-name="Output"><text:s/>Group(2) <text:s text:c="8"/>: 0</text:p>
            <text:p text:style-name="Output"><text:s/>Entries(3) <text:s text:c="6"/>: 0</text:p>
            <text:p text:style-name="Output"><text:s/>Chain(3) <text:s text:c="8"/>: 000000000000000000000000</text:p>
            <text:p text:style-name="Output"><text:s/>Group(3) <text:s text:c="8"/>: 0</text:p>
            <text:p text:style-name="Output"><text:s/>Entries(4) <text:s text:c="6"/>: 127</text:p>
            <text:p text:style-name="Output"><text:s/>Chain(4) <text:s text:c="8"/>: 000100000000000000018838</text:p>
            <text:p text:style-name="Output"><text:s/>Group(4) <text:s text:c="8"/>: 0</text:p>
            <text:p text:style-name="Output"><text:s/>Entries(5) <text:s text:c="6"/>: 0</text:p>
            <text:p text:style-name="Output"><text:s/>Chain(5) <text:s text:c="8"/>: 000000000000000000000000</text:p>
            <text:p text:style-name="Output"><text:s/>Group(5) <text:s text:c="8"/>: 0</text:p>
            <text:p text:style-name="Output"><text:s/>Entries(6) <text:s text:c="6"/>: 0</text:p>
            <text:p text:style-name="Output"><text:s/>Chain(6) <text:s text:c="8"/>: 000000000000000000000000</text:p>
            <text:p text:style-name="Output"><text:s/>Group(6) <text:s text:c="8"/>: 0</text:p>
            <text:p text:style-name="Output"><text:s/>Entries(7) <text:s text:c="6"/>: 0</text:p>
            <text:p text:style-name="Output"><text:s/>Chain(7) <text:s text:c="8"/>: 000000000000000000000000</text:p>
            <text:p text:style-name="Output"><text:s/>Group(7) <text:s text:c="8"/>: 0</text:p>
            <text:p text:style-name="Output"/>
            <text:p text:style-name="Table_20_Contents">This shell command has the same result.</text:p>
            <text:p text:style-name="Command">cat "/pnfs/test/.(showid)(000100000000000000018820)"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size &lt;FILENAME&gt; &lt;SIZE&gt;</text:p>
            <text:p text:style-name="Table_20_Contents">Sets the file size as seen by the C library stat() function call.</text:p>
            <text:p text:style-name="Command">$ ls -l /pnfs/test/mydir/zerofile</text:p>
            <text:p text:style-name="Output">-rw-rw-r-- <text:s/>1 enstore g023 0 Feb <text:s/>7 15:52 /pnfs/test/mydir/zerofile</text:p>
            <text:p text:style-name="Command">$ enstore pnfs --size /pnfs/test/mydir/zerofile 123456</text:p>
            <text:p text:style-name="Command">$ ls -l /pnfs/test/mydir/zerofile</text:p>
            <text:p text:style-name="Output">-rw-rw-r-- <text:s/>1 enstore g023 123456 Feb <text:s/>7 15:55 /pnfs/test/mydir/zerofile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storage-group [STORAGE_GROUP]</text:p>
            <text:p text:style-name="Standard">Similar to ‑‑file‑family, ‑‑file‑family‑width, ‑‑file‑family‑wrapper and ‑‑library. <text:s/>See the User's Guide for descriptions to those switches. <text:s/>All storage group tag files should be owned by root; thus requiring the effective user id to be root in order to modify the storage group. <text:s/>The current working directory must be in the PNFS directory whose tags need to be viewed or modified. <text:s/>See also ‑‑tagecho.</text:p>
            <text:p text:style-name="Command">$ enstore pnfs --storage-group</text:p>
            <text:p text:style-name="Output">old_storage_group</text:p>
            <text:p text:style-name="Command"># enstore pnfs --storage-group new_storage_group</text:p>
            <text:p text:style-name="Command">$ enstore pnfs --storage-group</text:p>
            <text:p text:style-name="Output">new_storage_group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tagecho &lt;TEXT&gt; &lt;TAG&gt;</text:p>
            <text:p text:style-name="Table_20_Contents">Write the contents of TEXT to the named tag.</text:p>
            <text:p text:style-name="Command"># enstore pnfs --tagecho new_storage_group storage_group</text:p>
            <text:p text:style-name="Table_20_Contents">See also ‑‑file‑family, ‑‑file‑family‑width, ‑‑file‑family‑wrapper and‑‑library in the User's Guide and ‑‑storage‑group. <text:s/>The current working directory must be in the PNFS directory whose tags need to be viewed or modified.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tagrm &lt;TAG&gt;</text:p>
            <text:p text:style-name="Table_20_Contents">Feature not yet implemented.</text:p>
          </table:table-cell>
        </table:table-row>
      </table:table>
      <text:p text:style-name="P14"/>
      <text:h text:style-name="Heading_20_2" text:outline-level="2"><text:alphabetical-index-mark text:string-value="enstore pnfs_agent command"/><text:reference-mark-start text:name="enstore pnfs_agent command"/>enstore pnfs_agent<text:reference-mark-end text:name="enstore pnfs_agent command"/></text:h>
      <text:p text:style-name="Text_20_body">Syntax:</text:p>
      <text:p text:style-name="P10"><text:soft-page-break/>% enstore pnfs_agent [--options [arguments] ...]</text:p>
      <text:p text:style-name="P14">Options:</text:p>
      <table:table table:name="enstore_pnfs_agent" table:style-name="enstore_5f_pnfs_5f_agent">
        <table:table-column table:style-name="enstore_5f_pnfs_5f_agent.A"/>
        <table:table-row table:style-name="enstore_5f_pnfs_5f_agent.1">
          <table:table-cell table:style-name="enstore_5f_pnfs_5f_agent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pnfs_agent --help</text:p>
            <text:p text:style-name="Output">Usage: </text:p>
            <text:p text:style-name="Output"><text:s text:c="7"/>pnfs_agent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3"/>-h, --help <text:s text:c="15"/>prints this messge</text:p>
            <text:p text:style-name="Output"><text:s text:c="7"/>--retries &lt;ALIVE_RETRIES&gt; <text:s/>number of attempts to resend alive requests</text:p>
            <text:p text:style-name="Output"><text:s text:c="7"/>--status <text:s text:c="13"/>print pnfs_agent status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</table:table-cell>
        </table:table-row>
        <table:table-row table:style-name="enstore_5f_pnfs_5f_agent.1">
          <table:table-cell table:style-name="enstore_5f_pnfs_5f_agent.A2" office:value-type="string">
            <text:p text:style-name="Table_20_Contents"/>
          </table:table-cell>
        </table:table-row>
      </table:table>
      <text:p text:style-name="P14"/>
      <text:h text:style-name="Heading_20_2" text:outline-level="2"><text:alphabetical-index-mark text:string-value="enstore quota command"/><text:reference-mark-start text:name="enstore quota command"/>enstore quota<text:reference-mark-end text:name="enstore quota command"/></text:h>
      <text:p text:style-name="Text_20_body">Syntax:</text:p>
      <text:p text:style-name="P10">% enstore quota [--options [arguments] ...]</text:p>
      <text:p text:style-name="P14">Options:</text:p>
      <table:table table:name="enstore_quota" table:style-name="enstore_5f_quota">
        <table:table-column table:style-name="enstore_5f_quota.A"/>
        <text:soft-page-break/>
        <table:table-row table:style-name="enstore_5f_quota.1">
          <table:table-cell table:style-name="enstore_5f_quota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quota --help</text:p>
            <text:p text:style-name="Output">Usage: </text:p>
            <text:p text:style-name="Output"><text:s text:c="7"/>quota [OPTIONS]... </text:p>
            <text:p text:style-name="Output"/>
            <text:p text:style-name="Output"><text:s text:c="7"/>--create &lt;LIBRARY&gt; &lt;STORAGE_GROUP&gt; [REQUESTED] [AUTHORIZED] [QUOTA] <text:s/>create quota for (library, storage_group</text:p>
            <text:p text:style-name="Output"><text:s text:c="29"/>)</text:p>
            <text:p text:style-name="Output"><text:s text:c="7"/>--delete &lt;LIBRARY&gt; &lt;STORAGE_GROUP&gt; <text:s/>delete (library, storage_group)</text:p>
            <text:p text:style-name="Output"><text:s text:c="7"/>--disable <text:s text:c="12"/>disable quota</text:p>
            <text:p text:style-name="Output"><text:s text:c="7"/>--enable <text:s text:c="13"/>enable quota</text:p>
            <text:p text:style-name="Output"><text:s text:c="3"/>-h, --help <text:s text:c="15"/>prints this messge</text:p>
            <text:p text:style-name="Output"><text:s text:c="7"/>--set-authorized &lt;LIBRARY&gt; &lt;STORAGE_GROUP&gt; &lt;NUMBER&gt; <text:s/>set authorized</text:p>
            <text:p text:style-name="Output"><text:s text:c="29"/>number for (library, storage_group)</text:p>
            <text:p text:style-name="Output"><text:s text:c="7"/>--set-quota &lt;LIBRARY&gt; &lt;STORAGE_GROUP&gt; &lt;NUMBER&gt; <text:s/>set quota for (library,</text:p>
            <text:p text:style-name="Output"><text:s text:c="29"/>storage_group)</text:p>
            <text:p text:style-name="Output"><text:s text:c="7"/>--set-requested &lt;LIBRARY&gt; &lt;STORAGE_GROUP&gt; &lt;NUMBER&gt; <text:s/>set requested number</text:p>
            <text:p text:style-name="Output"><text:s text:c="29"/>for (library, storage_group)</text:p>
            <text:p text:style-name="Output"><text:s text:c="7"/>--show [LIBRARY] [STORAGE_GROUP] <text:s/>show quota</text:p>
            <text:p text:style-name="Output"><text:s text:c="7"/>--show-by-library <text:s text:c="4"/>show quota by the libraries</text:p>
            <text:p text:style-name="Output"><text:s text:c="7"/>--usage <text:s text:c="14"/>prints short help message</text:p>
          </table:table-cell>
        </table:table-row>
        <table:table-row table:style-name="enstore_5f_quota.1">
          <table:table-cell table:style-name="enstore_5f_quota.A2" office:value-type="string">
            <text:p text:style-name="Table_20_Contents">--create &lt;LIBRARY&gt; &lt;STORAGE_GROUP&gt; [REQUESTED] [AUTHORIZED] [QUOTA]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delete &lt;LIBRARY&gt; &lt;STORAGE_GROUP&gt;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disable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enable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set-authorized &lt;LIBRARY&gt; &lt;STORAGE_GROUP&gt; &lt;NUMBER&gt;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set-quota &lt;LIBRARY&gt; &lt;STORAGE_GROUP&gt; &lt;NUMBER&gt;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set-requested &lt;LIBRARY&gt; &lt;STORAGE_GROUP&gt; &lt;NUMBER&gt;</text:p>
            <text:p text:style-name="Table_20_Contents"/>
          </table:table-cell>
        </table:table-row>
        <text:soft-page-break/>
        <table:table-row table:style-name="enstore_5f_quota.1">
          <table:table-cell table:style-name="enstore_5f_quota.A2" office:value-type="string">
            <text:p text:style-name="Table_20_Contents">--show [LIBRARY] [STORAGE_GROUP]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show-by-library</text:p>
            <text:p text:style-name="Table_20_Contents"/>
          </table:table-cell>
        </table:table-row>
      </table:table>
      <text:p text:style-name="P14"/>
      <text:h text:style-name="Heading_20_2" text:outline-level="2"><text:alphabetical-index-mark text:string-value="enstore ratekeeper command"/><text:reference-mark-start text:name="enstore ratekeeper command"/>enstore ratekeeper<text:reference-mark-end text:name="enstore ratekeeper command"/></text:h>
      <text:p text:style-name="Text_20_body">Syntax:</text:p>
      <text:p text:style-name="P10">% enstore ratekeeper [--options [arguments] ...]</text:p>
      <text:p text:style-name="P14">Options:</text:p>
      <table:table table:name="enstore_ratekeeper" table:style-name="enstore_5f_ratekeeper">
        <table:table-column table:style-name="enstore_5f_ratekeeper.A"/>
        <table:table-row>
          <table:table-cell table:style-name="enstore_5f_ratekeeper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ratekeeper --help</text:p>
            <text:p text:style-name="Output">Usage: </text:p>
            <text:p text:style-name="Output"><text:s text:c="7"/>ratekeeper [ -ha --alive --help --retries= --timeout= --usage ] </text:p>
            <text:p text:style-name="Output"/>
            <text:p text:style-name="Output"><text:s text:c="3"/>-a, --alive <text:s text:c="14"/>prints message if the server is up or down.</text:p>
            <text:p text:style-name="Output"><text:s text:c="3"/>-h, --help <text:s text:c="15"/>prints this messge</text:p>
            <text:p text:style-name="Output"><text:s text:c="7"/>--retries &lt;ALIVE_RETRIES&gt; <text:s/>number of attempts to resend alive requests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</table:table-cell>
        </table:table-row>
      </table:table>
      <text:p text:style-name="P14"/>
      <text:h text:style-name="Heading_20_2" text:outline-level="2"><text:reference-mark-start text:name="enstore restart command"/><text:alphabetical-index-mark text:string-value="enstore restart command"/>enstore restart<text:reference-mark-end text:name="enstore restart command"/></text:h>
      <text:p text:style-name="Text_20_body">Without any switches or arguments, this restarts most Enstore processes on the current host. <text:s/>See also <text:span text:style-name="T7">enstore start</text:span> and <text:span text:style-name="T7">enstore stop</text:span>.</text:p>
      <text:p text:style-name="Text_20_body">Syntax:</text:p>
      <text:p text:style-name="P10">% enstore restart [--options [arguments] ...]</text:p>
      <text:p text:style-name="P14">Options:</text:p>
      <table:table table:name="enstore_restart" table:style-name="enstore_5f_restart">
        <table:table-column table:style-name="enstore_5f_restart.A"/>
        <text:soft-page-break/>
        <table:table-row table:style-name="enstore_5f_restart.1">
          <table:table-cell table:style-name="enstore_5f_restart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restart --help</text:p>
            <text:p text:style-name="Output">Usage: </text:p>
            <text:p text:style-name="Output"><text:s text:c="7"/>restart [ -h --all --help --just= --usage ] </text:p>
            <text:p text:style-name="Output"/>
            <text:p text:style-name="Output"><text:s text:c="7"/>--all <text:s text:c="16"/>specify all servers</text:p>
            <text:p text:style-name="Output"><text:s text:c="3"/>-h, --help <text:s text:c="15"/>prints this messge</text:p>
            <text:p text:style-name="Output"><text:s text:c="7"/>--just &lt;SERVER NAME&gt; <text:s/>specify single server</text:p>
            <text:p text:style-name="Output"><text:s text:c="7"/>--usage <text:s text:c="14"/>prints short help message</text:p>
          </table:table-cell>
        </table:table-row>
        <table:table-row table:style-name="enstore_5f_restart.1">
          <table:table-cell table:style-name="enstore_5f_restart.A2" office:value-type="string">
            <text:p text:style-name="Table_20_Contents">--all</text:p>
            <text:p text:style-name="Table_20_Contents">Restart all Enstore processes on the current host. <text:s/>This includes the <text:span text:style-name="T6">monitor server</text:span> and <text:span text:style-name="T6">pnfs_agent</text:span><text:span text:style-name="T2"> excluded by the default list without any switches or arguments</text:span>.</text:p>
          </table:table-cell>
        </table:table-row>
        <table:table-row table:style-name="enstore_5f_restart.1">
          <table:table-cell table:style-name="enstore_5f_restart.A2" office:value-type="string">
            <text:p text:style-name="Table_20_Contents">--just &lt;SERVER_NAME&gt;</text:p>
            <text:p text:style-name="Table_20_Contents">Restart just the server specified.</text:p>
            <text:p text:style-name="Command">$ enstore restart --just log_server</text:p>
            <text:p text:style-name="Output">Checking log_server.</text:p>
            <text:p text:style-name="Output">Stopping log_server: 131.225.84.1:7504</text:p>
            <text:p text:style-name="Output">Stopped log_server.</text:p>
            <text:p text:style-name="Output">Starting log_server: 131.225.84.1:7504</text:p>
          </table:table-cell>
        </table:table-row>
      </table:table>
      <text:p text:style-name="P14"/>
      <text:h text:style-name="Heading_20_2" text:outline-level="2"><text:alphabetical-index-mark text:string-value="enstore scanfiles command"/><text:reference-mark-start text:name="enstore scanfiles command"/>enstore scanfiles<text:reference-mark-end text:name="enstore scanfiles command"/></text:h>
      <text:p text:style-name="Text_20_body">Without any arguments the scan will default to reading targets from standard input. <text:s/>Without the –vol or –bfid switches, the scan defaults to treating the input values as filenames.</text:p>
      <text:p text:style-name="Text_20_body">Syntax:</text:p>
      <text:p text:style-name="P10">% enstore scanfiles [--options [arguments] ...]</text:p>
      <text:p text:style-name="P14">Options: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scanfiles –help</text:p>
            <text:p text:style-name="Output">Usage: </text:p>
            <text:p text:style-name="Output"><text:s text:c="7"/>scan [OPTIONS]... [target_path [target_path_2 ...]]</text:p>
            <text:p text:style-name="Output"/>
            <text:p text:style-name="Output"/>
            <text:p text:style-name="Output"><text:s text:c="7"/>--bfid <text:s text:c="15"/>treat input as bfids</text:p>
            <text:p text:style-name="Output"><text:s text:c="3"/>-h, --help <text:s text:c="15"/>prints this messge</text:p>
            <text:p text:style-name="Output"><text:s text:c="7"/>--infile &lt;INFILE&gt; <text:s text:c="4"/>Use the contents of this file as a list of</text:p>
            <text:p text:style-name="Output"><text:s text:c="29"/>targets to scan.</text:p>
            <text:p text:style-name="Output"><text:s text:c="7"/>--profile <text:s text:c="12"/>Display profile info on exit.</text:p>
            <text:p text:style-name="Output"><text:s text:c="7"/>--usage <text:s text:c="14"/>prints short help message</text:p>
            <text:p text:style-name="Output"><text:s text:c="7"/>--vol <text:s text:c="16"/>treat input as volumes</text:p>
          </table:table-cell>
        </table:table-row>
        <table:table-row table:style-name="Table3.1">
          <table:table-cell table:style-name="Table3.A2" office:value-type="string">
            <text:p text:style-name="Table_20_Contents">--bfid</text:p>
            <text:p text:style-name="Table_20_Contents">Treat the input as BFIDs; not filenames.</text:p>
            <text:p text:style-name="Command">$ enstore scanfiles --bfid WAMS103661998200000</text:p>
            <text:p text:style-name="Output">WAMS103661998200000 ... NULL01 0000_000000000_0000397 /pnfs/test/fname ... OK</text:p>
          </table:table-cell>
        </table:table-row>
        <table:table-row table:style-name="Table3.1">
          <table:table-cell table:style-name="Table3.A2" office:value-type="string">
            <text:p text:style-name="Table_20_Contents">--infile &lt;INFILE&gt;</text:p>
            <text:p text:style-name="Table_20_Contents">Read input from file INFILE instead of standard in or the argument list.</text:p>
          </table:table-cell>
        </table:table-row>
        <table:table-row table:style-name="Table3.1">
          <table:table-cell table:style-name="Table3.A2" office:value-type="string">
            <text:p text:style-name="Table_20_Contents">--profile</text:p>
            <text:p text:style-name="Table_20_Contents">Run the scan with the python interpreter going.</text:p>
          </table:table-cell>
        </table:table-row>
        <table:table-row table:style-name="Table3.1">
          <table:table-cell table:style-name="Table3.A2" office:value-type="string">
            <text:p text:style-name="Table_20_Contents">--vol</text:p>
            <text:p text:style-name="Table_20_Contents">Treat the input as volumess; not filenames.</text:p>
            <text:p text:style-name="Command">$ enstore scanfiles --vol TST003</text:p>
            <text:p text:style-name="Output">WAMS105000802500000 ... TST003 0000_000000000_0000002 /pnfs/test/file1 ... OK</text:p>
            <text:p text:style-name="Output">WAMS105000805800000 ... TST003 0000_000000000_0000005 /pnfs/test/file2 ... OK</text:p>
            <text:p text:style-name="Output">WAMS105355386700000 ... TST003 0000_000000000_0000008 /pnfs/test/file3 ... OK</text:p>
            <text:p text:style-name="Output">WAMS105355393900000 ... TST003 0000_000000000_0000011 /pnfs/test/file4 ... OK</text:p>
            <text:p text:style-name="Output">WAMS108559067600000 ... TST003 0000_000000000_0000023 /pnfs/test/file5 ... OK</text:p>
          </table:table-cell>
        </table:table-row>
      </table:table>
      <text:p text:style-name="P14"/>
      <text:h text:style-name="Heading_20_2" text:outline-level="2">enstore schedule</text:h>
      <text:p text:style-name="Text_20_body">See enstore inquisitor command.</text:p>
      <text:h text:style-name="Heading_20_2" text:outline-level="2"><text:alphabetical-index-mark text:string-value="enstore start command"/><text:reference-mark-start text:name="enstore start command"/>enstore start<text:reference-mark-end text:name="enstore start command"/></text:h>
      <text:p text:style-name="Text_20_body">Without any switches or arguments, this starts most Enstore processes on the current host. See also <text:span text:style-name="T7">enstore stop</text:span> and <text:span text:style-name="T7">enstore restart</text:span><text:span text:style-name="T3">.</text:span></text:p>
      <text:p text:style-name="Text_20_body"><text:soft-page-break/>Syntax:</text:p>
      <text:p text:style-name="P10">% enstore start [--options [arguments] ...]</text:p>
      <text:p text:style-name="P14">Options:</text:p>
      <text:p text:style-name="P1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start --help</text:p>
            <text:p text:style-name="Output">Usage: </text:p>
            <text:p text:style-name="Output"><text:s text:c="7"/>restart [ -h --all --help --just= --usage ] </text:p>
            <text:p text:style-name="Output"/>
            <text:p text:style-name="Output"><text:s text:c="7"/>--all <text:s text:c="16"/>specify all servers</text:p>
            <text:p text:style-name="Output"><text:s text:c="3"/>-h, --help <text:s text:c="15"/>prints this messge</text:p>
            <text:p text:style-name="Output"><text:s text:c="7"/>--just &lt;SERVER NAME&gt; <text:s/>specify single server</text:p>
            <text:p text:style-name="Output"><text:s text:c="7"/>--nocheck <text:s text:c="12"/>do not check if server is already running.</text:p>
            <text:p text:style-name="Output"><text:s text:c="7"/>--usage <text:s text:c="14"/>prints short help message</text:p>
          </table:table-cell>
        </table:table-row>
        <table:table-row table:style-name="Table4.1">
          <table:table-cell table:style-name="Table4.A2" office:value-type="string">
            <text:p text:style-name="Table_20_Contents">--all</text:p>
            <text:p text:style-name="Table_20_Contents">Start all Enstore processes on the current host. <text:s/>This includes the <text:span text:style-name="T6">monitor server</text:span> and <text:span text:style-name="T6">pnfs_agent</text:span><text:span text:style-name="T2"> excluded by the default list without any switches or arguments</text:span>.</text:p>
          </table:table-cell>
        </table:table-row>
        <table:table-row table:style-name="Table4.1">
          <table:table-cell table:style-name="Table4.A2" office:value-type="string">
            <text:p text:style-name="Table_20_Contents">--just &lt;SERVER_NAME&gt;</text:p>
            <text:p text:style-name="Table_20_Contents">Start just the server specified.</text:p>
            <text:p text:style-name="Command">$ enstore start --just log_server</text:p>
            <text:p text:style-name="Output">Checking log_server.</text:p>
            <text:p text:style-name="Output">Starting log_server: 131.225.84.1:7504</text:p>
          </table:table-cell>
        </table:table-row>
        <table:table-row table:style-name="Table4.1">
          <table:table-cell table:style-name="Table4.A2" office:value-type="string">
            <text:p text:style-name="Table_20_Contents">--nocheck</text:p>
            <text:p text:style-name="Table_20_Contents">Assumes that the servers are already down. <text:s/>This speeds startup if it is already known that the servers will not still be running. <text:s/>Used by <text:span text:style-name="T7">enstore restart</text:span>.</text:p>
          </table:table-cell>
        </table:table-row>
      </table:table>
      <text:h text:style-name="Heading_20_2" text:outline-level="2"><text:alphabetical-index-mark text:string-value="enstore stop command"/><text:reference-mark-start text:name="enstore stop command"/>enstore stop<text:reference-mark-end text:name="enstore stop command"/></text:h>
      <text:p text:style-name="Text_20_body">Without any switches or arguments, this stops most Enstore processes on the current host. <text:s/>See also <text:span text:style-name="T7">enstore start</text:span> and <text:span text:style-name="T7">enstore restart</text:span>.</text:p>
      <text:p text:style-name="Text_20_body">Syntax:</text:p>
      <text:p text:style-name="P10">% enstore stop [--options [arguments] ...]</text:p>
      <text:p text:style-name="P14">Options:</text:p>
      <text:p text:style-name="P14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stop --help</text:p>
            <text:p text:style-name="Output">Usage: </text:p>
            <text:p text:style-name="Output"><text:s text:c="7"/>restart [ -h --all --help --just= --usage ] </text:p>
            <text:p text:style-name="Output"/>
            <text:p text:style-name="Output"><text:s text:c="7"/>--all <text:s text:c="16"/>specify all servers</text:p>
            <text:p text:style-name="Output"><text:s text:c="3"/>-h, --help <text:s text:c="15"/>prints this messge</text:p>
            <text:p text:style-name="Output"><text:s text:c="7"/>--just &lt;SERVER NAME&gt; <text:s/>specify single server</text:p>
            <text:p text:style-name="Output"><text:s text:c="7"/>--usage <text:s text:c="14"/>prints short help message</text:p>
          </table:table-cell>
        </table:table-row>
        <table:table-row table:style-name="Table5.1">
          <table:table-cell table:style-name="Table5.A2" office:value-type="string">
            <text:p text:style-name="Table_20_Contents">--all</text:p>
            <text:p text:style-name="Table_20_Contents">Stop all Enstore processes on the current host. <text:s/>This includes the <text:span text:style-name="T6">monitor server</text:span> and <text:span text:style-name="T6">pnfs_agent</text:span><text:span text:style-name="T2"> excluded by the default list without any switches or arguments</text:span>.</text:p>
          </table:table-cell>
        </table:table-row>
        <table:table-row table:style-name="Table5.1">
          <table:table-cell table:style-name="Table5.A2" office:value-type="string">
            <text:p text:style-name="Table_20_Contents">--just &lt;SERVER_NAME&gt;</text:p>
            <text:p text:style-name="Table_20_Contents">Stop just the server specified.</text:p>
            <text:p text:style-name="Command">$ enstore stop --just log_server</text:p>
            <text:p text:style-name="Output">Checking log_server.</text:p>
            <text:p text:style-name="Output">Stopping log_server: 131.225.84.1:7504</text:p>
            <text:p text:style-name="Output">Stopped log_server.</text:p>
          </table:table-cell>
        </table:table-row>
      </table:table>
      <text:h text:style-name="Heading_20_2" text:outline-level="2"><text:alphabetical-index-mark text:string-value="enstore system command"/><text:reference-mark-start text:name="enstore system command"/>enstore system<text:reference-mark-end text:name="enstore system command"/></text:h>
      <text:p text:style-name="Text_20_body">Updates the Status at a Glance page and System Summary web pages.</text:p>
      <text:p text:style-name="Text_20_body">Syntax:</text:p>
      <text:p text:style-name="P10">% enstore system [--options [arguments] ...]</text:p>
      <text:p text:style-name="P14">Options:</text:p>
      <table:table table:name="enstore_system" table:style-name="enstore_5f_system">
        <table:table-column table:style-name="enstore_5f_system.A"/>
        <table:table-row>
          <table:table-cell table:style-name="enstore_5f_system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system --help</text:p>
            <text:p text:style-name="Output">Usage: </text:p>
            <text:p text:style-name="Output"><text:s text:c="7"/>system [ -h --help --usage ] </text:p>
            <text:p text:style-name="Output"/>
            <text:p text:style-name="Output"><text:s text:c="3"/>-h, --help <text:s text:c="15"/>prints this messge</text:p>
            <text:p text:style-name="Output"><text:s text:c="7"/>--usage <text:s text:c="14"/>prints short help message</text:p>
          </table:table-cell>
        </table:table-row>
      </table:table>
      <text:p text:style-name="P14"/>
      <text:h text:style-name="Heading_20_2" text:outline-level="2"><text:alphabetical-index-mark text:string-value="enstore up_down command"/><text:reference-mark-start text:name="enstore up_down command"/>enstore up_down<text:reference-mark-end text:name="enstore up_down command"/></text:h>
      <text:p text:style-name="Text_20_body">Syntax:</text:p>
      <text:p text:style-name="P10"><text:soft-page-break/>% enstore up_down [--options [arguments] ...]</text:p>
      <text:p text:style-name="P14">Options:</text:p>
      <table:table table:name="enstore_up_down" table:style-name="enstore_5f_up_5f_down">
        <table:table-column table:style-name="enstore_5f_up_5f_down.A"/>
        <table:table-row table:style-name="enstore_5f_up_5f_down.1">
          <table:table-cell table:style-name="enstore_5f_up_5f_down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up_down --help</text:p>
            <text:p text:style-name="Output">Usage: </text:p>
            <text:p text:style-name="Output"><text:s text:c="7"/>up_down [ -h --help --make-html --no-mail --summary --usage ] </text:p>
            <text:p text:style-name="Output"/>
            <text:p text:style-name="Output"><text:s text:c="3"/>-h, --help <text:s text:c="15"/>prints this messge</text:p>
            <text:p text:style-name="Output"><text:s text:c="7"/>--make-html <text:s text:c="10"/>format output as html</text:p>
            <text:p text:style-name="Output"><text:s text:c="7"/>--no-mail <text:s text:c="12"/>do net send e-mail in case of errors</text:p>
            <text:p text:style-name="Output"><text:s text:c="7"/>--summary <text:s text:c="12"/>print (stdout) server states</text:p>
            <text:p text:style-name="Output"><text:s text:c="7"/>--usage <text:s text:c="14"/>prints short help message</text:p>
          </table:table-cell>
        </table:table-row>
        <table:table-row table:style-name="enstore_5f_up_5f_down.1">
          <table:table-cell table:style-name="enstore_5f_up_5f_down.A2" office:value-type="string">
            <text:p text:style-name="Table_20_Contents">--make-html</text:p>
            <text:p text:style-name="Table_20_Contents"/>
          </table:table-cell>
        </table:table-row>
        <table:table-row table:style-name="enstore_5f_up_5f_down.1">
          <table:table-cell table:style-name="enstore_5f_up_5f_down.A2" office:value-type="string">
            <text:p text:style-name="Table_20_Contents">--no-mail</text:p>
            <text:p text:style-name="Table_20_Contents"/>
          </table:table-cell>
        </table:table-row>
        <table:table-row table:style-name="enstore_5f_up_5f_down.1">
          <table:table-cell table:style-name="enstore_5f_up_5f_down.A2" office:value-type="string">
            <text:p text:style-name="Table_20_Contents">--summary</text:p>
            <text:p text:style-name="Table_20_Contents"/>
          </table:table-cell>
        </table:table-row>
      </table:table>
      <text:p text:style-name="P14"/>
      <text:h text:style-name="Heading_20_2" text:outline-level="2"><text:alphabetical-index-mark text:string-value="enstore volume command"/><text:reference-mark-start text:name="enstore volume command"/>enstore volume<text:reference-mark-end text:name="enstore volume command"/></text:h>
      <text:p text:style-name="Text_20_body">Syntax:</text:p>
      <text:p text:style-name="P10">% enstore up_down [--options [arguments] ...]</text:p>
      <text:p text:style-name="P14">Options:</text:p>
      <table:table table:name="enstore_volume" table:style-name="enstore_5f_volume">
        <table:table-column table:style-name="enstore_5f_volume.A"/>
        <text:soft-page-break/>
        <table:table-row table:style-name="enstore_5f_volume.1">
          <table:table-cell table:style-name="enstore_5f_volume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volume --help</text:p>
            <text:p text:style-name="Output">Usage: </text:p>
            <text:p text:style-name="Output"><text:s text:c="7"/>vol [OPTIONS]... </text:p>
            <text:p text:style-name="Output"/>
            <text:p text:style-name="Output"><text:s text:c="7"/>--VOL1OK <text:s text:c="13"/>reset cookie to '0000_000000000_0000001'</text:p>
            <text:p text:style-name="Output"><text:s text:c="7"/>--add &lt;VOLUME_NAME&gt; &lt;LIBRARY&gt; &lt;STORAGE_GROUP&gt; &lt;FILE_FAMILY&gt; &lt;WRAPPER&gt;</text:p>
            <text:p text:style-name="Output"><text:s text:c="12"/>&lt;MEDIA_TYPE&gt; &lt;VOLUME_BYTE_CAPACITY&gt; [REMAINING_BYTES] <text:s/>declare a</text:p>
            <text:p text:style-name="Output"><text:s text:c="29"/>new volume</text:p>
            <text:p text:style-name="Output"><text:s text:c="3"/>-a, --alive <text:s text:c="14"/>prints message if the server is up or down.</text:p>
            <text:p text:style-name="Output"><text:s text:c="7"/>--all <text:s text:c="16"/>used with --restore to restore all</text:p>
            <text:p text:style-name="Output"><text:s text:c="7"/>--assign-sg &lt;STORAGE_GROUP&gt; &lt;VOLUME_NAME&gt; <text:s/>reassign to new storage group</text:p>
            <text:p text:style-name="Output"><text:s text:c="7"/>--backup <text:s text:c="13"/>backup voume journal -- part of database backup</text:p>
            <text:p text:style-name="Output"><text:s text:c="7"/>--bypass-label-check <text:s/>skip syntatical label check when adding new</text:p>
            <text:p text:style-name="Output"><text:s text:c="29"/>volumes</text:p>
            <text:p text:style-name="Output"><text:s text:c="7"/>--check &lt;VOLUME_NAME&gt; <text:s/>check a volume</text:p>
            <text:p text:style-name="Output"><text:s text:c="7"/>--clear &lt;VOLUME_NAME&gt; <text:s/>clear a volume</text:p>
            <text:p text:style-name="Output"><text:s text:c="7"/>--clear-sg <text:s text:c="11"/>used with recycle to clear storage group</text:p>
            <text:p text:style-name="Output"><text:s text:c="7"/>--decr-file-count &lt;COUNT&gt; <text:s/>decreases file count of a volume</text:p>
            <text:p text:style-name="Output"><text:s text:c="7"/>--delete &lt;VOLUME_NAME&gt; <text:s/>delete a volume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erase &lt;VOLUME_NAME&gt; <text:s/>erase a volume</text:p>
            <text:p text:style-name="Output"><text:s text:c="7"/>--export &lt;VOLUME_NAME&gt; <text:s/>export a volume</text:p>
            <text:p text:style-name="Output"><text:s text:c="7"/>--forget-all-ignored-storage-groups <text:s/>clear all ignored storage groups</text:p>
            <text:p text:style-name="Output"><text:s text:c="7"/>--forget-ignored-storage-group &lt;STORAGE_GROUP&gt; <text:s/>clear a ignored storage</text:p>
            <text:p text:style-name="Output"><text:s text:c="29"/>group</text:p>
            <text:p text:style-name="Output"><text:s text:c="7"/>--full &lt;VOLUME_NAME&gt; <text:s/>set volume to full</text:p>
            <text:p text:style-name="Output"><text:s text:c="7"/>--get-sg-count &lt;LIBRARY&gt; &lt;STORAGE_GROUP&gt; <text:s/>check allocated count for</text:p>
            <text:p text:style-name="Output"><text:s text:c="29"/>lib,sg</text:p>
            <text:p text:style-name="Output"><text:s text:c="7"/>--gvol &lt;VOLUME_NAME&gt; <text:s/>get info of a volume in human readable time</text:p>
            <text:p text:style-name="Output"><text:s text:c="29"/>format</text:p>
            <text:p text:style-name="Output"><text:s text:c="3"/>-h, --help <text:s text:c="15"/>prints this messge</text:p>
            <text:p text:style-name="Output"><text:s text:c="7"/>--history &lt;VOLUME_NAME&gt; <text:s/>show state change history of volume</text:p>
            <text:p text:style-name="Output"><text:s text:c="7"/>--ignore-storage-group &lt;STORAGE_GROUP&gt; <text:s/>ignore a storage group. The</text:p>
            <text:p text:style-name="Output"><text:s text:c="29"/>format is "&lt;library&gt;.&lt;storage_group&gt;"</text:p>
            <text:p text:style-name="Output"><text:s text:c="7"/>--import &lt;EXPORTED_VOLUME_OBJECT&gt; <text:s/>import an exported volume object.</text:p>
            <text:p text:style-name="Output"><text:s text:c="29"/>The file name is of the format "vol.&lt;volume_name&gt;.obj"</text:p>
            <text:p text:style-name="Output"><text:s text:c="7"/>--just <text:s text:c="15"/>used with --pvols to list problem</text:p>
            <text:p text:style-name="Output"><text:s text:c="7"/>--keep-declaration-time <text:s/>keep declared time when recycling</text:p>
            <text:p text:style-name="Output"><text:s text:c="7"/>--labels <text:s text:c="13"/>list all volume labels</text:p>
            <text:p text:style-name="Output"><text:s text:c="7"/>--list &lt;VOLUME_NAME&gt; <text:s/>list the files in a volume</text:p>
            <text:p text:style-name="Output"><text:s text:c="7"/>--ls-active &lt;VOLUME_NAME&gt; <text:s/>list active files in a volume</text:p>
            <text:p text:style-name="Output"><text:s text:c="7"/>--ls-sg-count <text:s text:c="8"/>list all sg counts</text:p>
            <text:p text:style-name="Output"><text:s text:c="7"/>--migrated &lt;VOLUME_NAME&gt; <text:s/>set volume to MIGRATED</text:p>
            <text:p text:style-name="Output"><text:s text:c="7"/>--modify &lt;VOLUME_NAME&gt; <text:s/>modify a volume record -- extremely dangerous</text:p>
            <text:p text:style-name="Output"><text:s text:c="7"/>--new-library &lt;LIBRARY&gt; <text:s/>set new library</text:p>
            <text:p text:style-name="Output"><text:s text:c="7"/>--no-access &lt;VOLUME_NAME&gt; <text:s/>set volume to NOTALLOWED</text:p>
            <text:p text:style-name="Output"><text:s text:c="7"/>--not-allowed &lt;VOLUME_NAME&gt; <text:s/>set volume to NOTALLOWED</text:p>
            <text:p text:style-name="Output"><text:s text:c="7"/>--pvols <text:s text:c="14"/>list all problem volumes</text:p>
            <text:p text:style-name="Output"><text:s text:c="7"/>--read-only &lt;VOLUME_NAME&gt; <text:s/>set volume to readonly</text:p>
            <text:p text:style-name="Output"><text:s text:c="7"/>--rebuild-sg-count <text:s text:c="3"/>rebuild sg count db</text:p>
            <text:p text:style-name="Output"><text:s text:c="7"/>--recycle &lt;VOLUME_NAME&gt; <text:s/>recycle a volume</text:p>
            <text:p text:style-name="Output"><text:s text:c="7"/>--reset-lib &lt;LIBRARY&gt; <text:s/>reset library manager</text:p>
            <text:p text:style-name="Output"><text:s text:c="7"/>--restore &lt;VOLUME_NAME&gt; <text:s/>restore a volume</text:p>
            <text:p text:style-name="Output"><text:s text:c="7"/>--retries &lt;ALIVE_RETRIES&gt; <text:s/>number of attempts to resend alive requests</text:p>
            <text:p text:style-name="Output"><text:s text:c="7"/>--set-comment &lt;COMMENT&gt; &lt;VOLUME_NAME&gt; <text:s/>set comment for a volume</text:p>
            <text:p text:style-name="Output"><text:s text:c="7"/>--set-sg-count &lt;LIBRARY&gt; &lt;STORAGE_GROUP&gt; &lt;COUNT&gt; <text:s/>set allocated count </text:p>
            <text:p text:style-name="Output"><text:s text:c="29"/>of lib,sg</text:p>
            <text:p text:style-name="Output"><text:s text:c="7"/>--show-ignored-storage-groups <text:s/>show all ignored storage group</text:p>
            <text:p text:style-name="Output"><text:s text:c="7"/>--show-quota <text:s text:c="9"/>show quota information</text:p>
            <text:p text:style-name="Output"><text:s text:c="7"/>--show-state <text:s text:c="9"/>show internal state of the server</text:p>
            <text:p text:style-name="Output"><text:s text:c="7"/>--timeout &lt;SECONDS&gt; <text:s text:c="2"/>number of seconds to wait for alive response</text:p>
            <text:p text:style-name="Output"><text:s text:c="7"/>--touch &lt;VOLUME_NAME&gt; <text:s/>set last_access time as now</text:p>
            <text:p text:style-name="Output"><text:s text:c="7"/>--trim-obsolete &lt;VOLUME_NAME&gt; <text:s/>trim obsolete fields</text:p>
            <text:p text:style-name="Output"><text:s text:c="7"/>--usage <text:s text:c="14"/>prints short help message</text:p>
            <text:p text:style-name="Output"><text:s text:c="7"/>--vol &lt;VOLUME_NAME&gt; <text:s text:c="2"/>get info of a volume</text:p>
            <text:p text:style-name="Output"><text:s text:c="7"/>--vols <text:s text:c="15"/>list all volumes</text:p>
            <text:p text:style-name="Output"><text:s text:c="7"/>--write-protect-off &lt;VOLUME_NAME&gt; <text:s/>set write protect off</text:p>
            <text:p text:style-name="Output"><text:s text:c="7"/>--write-protect-on &lt;VOLUME_NAME&gt; <text:s/>set write protect on</text:p>
            <text:p text:style-name="Output"><text:s text:c="7"/>--write-protect-status &lt;VOLUME_NAME&gt; <text:s/>show write protect status</text:p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VOL1OK</text:p>
            <text:p text:style-name="Table_20_Contents">Used in conjunction with ‑‑add. <text:s/>This modifier lets Enstore know that the volume will have an ANSI VOL1 label already written on the media. <text:s/>If there is not a VOL1 label already on the volume do not use this switch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add <text:s/>&lt;VOLUME_NAME&gt; &lt;LIBRARY&gt; &lt;STORAGE_GROUP&gt; \ <text:s text:c="8"/>&lt;FILE_FAMILY&gt; &lt;WRAPPER&gt; \</text:p>
            <text:p text:style-name="Table_20_Contents">&lt;MEDIA_TYPE&gt; &lt;VOLUME_BYTE_CAPACITY&gt; \ [REMAINING_BYTES]</text:p>
            <text:p text:style-name="Table_20_Contents">Used to declare a new volume to Enstore. <text:s/>The VOLUME_NAME, LIBRARY, and MEDIA_TYPE need to be set when this command is executed. <text:s/>The LIBRARY, STORAGE_GROUP, FILE_FAMILY AND WRAPPER can in any combination be set to their correct value or the string “none” (without the double quotes). <text:s/>The LIBRARY value, when specified, needs to match the short name (without the trailing .library_manager) of the library it will belong to. <text:s/>The MEDIA_TYPE must match a media type defined in the <text:span text:style-name="T4">blocksizes</text:span> section of the configuration file (see section ?).</text:p>
            <text:p text:style-name="Command">$ enstore volume --add TS0001 none none none none LTO 800G</text:p>
            <text:p text:style-name="Table_20_Contents">See ‑‑vol or ‑‑gvol for the example to show the meta data for TS0001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all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assign-sg &lt;STORAGE_GROUP&gt; &lt;VOLUME_NAME&gt;</text:p>
            <text:p text:style-name="Table_20_Contents">Specify a new storage group for this volume. <text:s/>See also ‑‑new‑library.</text:p>
            <text:p text:style-name="Command">$ enstore volume --assign-sg new_sg NULL01</text:p>
            <text:p text:style-name="Output">BAD STATUS ('V-ERROR', 'can not reassign from existing storage group zee')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backup</text:p>
            <text:p text:style-name="Table_20_Contents">Backup the volume journal.</text:p>
            <text:p text:style-name="Command">$ enstore volume --backup</text:p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bypass-label-check</text:p>
            <text:p text:style-name="Table_20_Contents">Used with ‑‑add to skip the check if a volume name is valid. <text:s/>The format of a valid ANSI label in this exact order is:</text:p>
            <text:list text:style-name="L9">
              <text:list-item>
                <text:p text:style-name="P50">2 Alphabetical characters</text:p>
              </text:list-item>
              <text:list-item>
                <text:p text:style-name="P50">2 Alphanumeric characters</text:p>
              </text:list-item>
              <text:list-item>
                <text:p text:style-name="P50">2 Numeric characters</text:p>
              </text:list-item>
              <text:list-item>
                <text:p text:style-name="P50">For LTO tapes in ADIC robots only, an appended L1 or L2.</text:p>
              </text:list-item>
            </text:list>
            <text:p text:style-name="Table_20_Contents">The following example shows an 'illegal' label name being defined; the fifth character in the label is alphabetical not numeric.</text:p>
            <text:p text:style-name="Command">$ enstore volume –add STORM1 none none none none LTO 100G \<text:line-break/>--bypass-label-check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check &lt;VOLUME_NAME&gt;</text:p>
            <text:p text:style-name="Table_20_Contents">Output the current status of the volume. <text:s/>This output puts everything on one line, instead of multiple lines like ‑‑vol, ‑‑gvol does.</text:p>
            <text:p text:style-name="Command">$ enstore vol --check TEST01</text:p>
            <text:p text:style-name="Output">TEST01 <text:s text:c="7"/>60.14GB ['NOTALLOWED', 'none'] ['none', 'none']</text:p>
            <text:p text:style-name="Table_20_Contents">The contents of the output are:</text:p>
            <text:list text:style-name="L10">
              <text:list-item>
                <text:p text:style-name="P54">The volume name.</text:p>
              </text:list-item>
              <text:list-item>
                <text:p text:style-name="P54">The unused bytes renaming <text:s/>on the volume.</text:p>
              </text:list-item>
              <text:list-item>
                <text:p text:style-name="P54">The pair of system inhibits.</text:p>
              </text:list-item>
              <text:list-item>
                <text:p text:style-name="P54">The pair of user inhibits.</text:p>
              </text:list-item>
            </text:list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clear &lt;VOLUME_NAME&gt; [system_inhibit | user_inhibit &lt;1 | 2&gt;]</text:p>
            <text:p text:style-name="Table_20_Contents">Clear the any system inhibit on the volume. By default “system_inhibit 1” is assumed if not specified.</text:p>
            <text:p text:style-name="Table_20_Contents">Example to clear NOTALLOWED or NOACESS system inhibits on the volume.</text:p>
            <text:p text:style-name="Command">$ enstore vol--check TEST01</text:p>
            <text:p text:style-name="Output">TEST01 <text:s text:c="7"/>60.14GB ['NOTALLOWED', 'none'] ['none', 'none']</text:p>
            <text:p text:style-name="Command">$ enstore vol --clear TEST01</text:p>
            <text:p text:style-name="Command">$ enstore vol --check TEST01</text:p>
            <text:p text:style-name="Output">TEST01 <text:s text:c="7"/>60.14GB ['none', 'none'] ['none', 'none']</text:p>
            <text:p text:style-name="Table_20_Contents">Example to clear full or readonly system inhibits on the volume:</text:p>
            <text:p text:style-name="Command">bash-3.00$ enstore vol --check TEST04 </text:p>
            <text:p text:style-name="Output">TEST04 <text:s text:c="7"/>59.82GB ['none', 'full'] ['none', 'none']</text:p>
            <text:p text:style-name="Command">bash-3.00$ enstore vol --clear TEST04 system_inhibit 2</text:p>
            <text:p text:style-name="Command">bash-3.00$ enstore vol --check TEST04 </text:p>
            <text:p text:style-name="Output">TEST04 <text:s text:c="7"/>59.82GB ['none', 'none'] ['none', 'none']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clear-sg</text:p>
            <text:p text:style-name="Table_20_Contents">Used with ‑‑recycle to clear the storage group. <text:s/>This will allow the volume to be placed into the common blank pool for any experiment to use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decr-file-count &lt;COUNT&gt;</text:p>
            <text:p text:style-name="Table_20_Contents"/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delete &lt;VOLUME_NAME&gt;</text:p>
            <text:p text:style-name="Table_20_Contents">Delete a volume. <text:s/>The volume must contain only files that are marked deleted. <text:s/>If the volume contained zero files on it, the volume is totally removed from the system. <text:s/>If the volume contained files, then the <text:s/>volume is renamed to have .deleted appended to it. <text:s/>To remove a .deleted file see ‑‑erase.</text:p>
            <text:p text:style-name="Table_20_Contents">First the empty volume example:</text:p>
            <text:p text:style-name="Command">$ enstore volume --check TEST01</text:p>
            <text:p text:style-name="Output">TEST01 <text:s text:c="5"/>1000.00GB ['none', 'none'] ['none', 'none']</text:p>
            <text:p text:style-name="Command">$ enstore volume --delete TEST01</text:p>
            <text:p text:style-name="Command">$ enstore volume --check TEST01</text:p>
            <text:p text:style-name="Output">BAD STATUS ('NO SUCH VOLUME', 'Info Clerk: no such volume TEST01')</text:p>
            <text:p text:style-name="Command">$ enstore volume --check TEST01.deleted</text:p>
            <text:p text:style-name="Output">BAD STATUS ('NO SUCH VOLUME', 'Info Clerk: no such volume TEST01.deleted')</text:p>
            <text:p text:style-name="Table_20_Contents">Here is the non-empty volume example:</text:p>
            <text:p text:style-name="Command">$ enstore volume --check TEST02</text:p>
            <text:p text:style-name="Output">TEST02 <text:s text:c="5"/>1000.00GB ['none', 'none'] ['none', 'none']</text:p>
            <text:p text:style-name="Command">$ enstore volume --delete TEST02</text:p>
            <text:p text:style-name="Command">$ enstore volume --check TEST02.deleted</text:p>
            <text:p text:style-name="Output">TEST02.deleted <text:s text:c="3"/>60.32GB ['DELETED', 'none'] ['none', 'none']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erase &lt;VOLUME_NAME&gt;</text:p>
            <text:p text:style-name="Table_20_Contents">Remove a .deleted volume from the system. <text:s/>This command is used after ‑‑delete or ‑‑recycle.</text:p>
            <text:p text:style-name="Command">$enstore volume –check TEST02.deleted</text:p>
            <text:p text:style-name="Output">TEST02.deleted <text:s text:c="3"/>60.32GB ['DELETED', 'none'] ['none', 'none']</text:p>
            <text:p text:style-name="Command">$ enstore volume –erase TEST02.deleted</text:p>
            <text:p text:style-name="Command">$ enstore volume --check TEST02.deleted</text:p>
            <text:p text:style-name="Output">BAD STATUS ('NO SUCH VOLUME', 'Info Clerk: no such volume TEST02.deleted')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export &lt;VOLUME_NAME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forget-all-ignored-storage-groups</text:p>
            <text:p text:style-name="Table_20_Contents"/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forget-ignored-storage-group &lt;STORAGE_GROUP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full &lt;VOLUME_NAME&gt;</text:p>
            <text:p text:style-name="Table_20_Contents">Set the specified volume's status to full.</text:p>
            <text:p text:style-name="Command">$ enstore volume --check STORM3</text:p>
            <text:p text:style-name="Output">STORM3 <text:s text:c="7"/>59.82GB ['none', 'none'] ['none', 'none']</text:p>
            <text:p text:style-name="Command">$ enstore volume --full STORM3</text:p>
            <text:p text:style-name="Command">$ enstore volume --check STORM3</text:p>
            <text:p text:style-name="Output">STORM3 <text:s text:c="7"/>59.82GB ['none', 'full'] ['none', 'none']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get-sg-count &lt;LIBRARY&gt; &lt;STORAGE_GROUP&gt;</text:p>
            <text:p text:style-name="Table_20_Contents">Lists the number of volumes belonging to the indicated library and storage group pairing. <text:s/>This as the the same functionality as <text:span text:style-name="T4">enstore info ‑‑get‑sg‑count</text:span>.</text:p>
            <text:p text:style-name="Command">$ enstore volume –get-sg-count LTO3 test</text:p>
            <text:p text:style-name="Output"><text:s text:c="8"/>rain <text:s text:c="13"/>zee <text:s text:c="9"/>3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gvol &lt;VOLUME_NAME&gt;</text:p>
            <text:p text:style-name="Table_20_Contents">Similar to ‑‑vol, but the time values are converted to human readable strings instead of seconds from the beginning of the epoch.</text:p>
            <text:p text:style-name="Command">$ enstore volume --gvol VO2345</text:p>
            <text:p text:style-name="Output">{'blocksize': 131072,</text:p>
            <text:p text:style-name="Output"><text:s/>'capacity_bytes': 214748364800L,</text:p>
            <text:p text:style-name="Output"><text:s/>'comment': '',</text:p>
            <text:p text:style-name="Output"><text:s/>'declared': 'Fri Aug <text:s/>3 08:42:35 2007',</text:p>
            <text:p text:style-name="Output"><text:s/>'eod_cookie': '0000_000000000_0000130',</text:p>
            <text:p text:style-name="Output"><text:s/>'external_label': 'VO2345',</text:p>
            <text:p text:style-name="Output"><text:s/>'first_access': 'Tue Aug 28 07:09:39 2007',</text:p>
            <text:p text:style-name="Output"><text:s/>'last_access': 'Tue Aug 28 09:29:07 2007',</text:p>
            <text:p text:style-name="Output"><text:s/>'library': 'CD-9940B',</text:p>
            <text:p text:style-name="Output"><text:s/>'media_type': '9940B',</text:p>
            <text:p text:style-name="Output"><text:s/>'remaining_bytes': 134423138304L,</text:p>
            <text:p text:style-name="Output"><text:s/>'si_time': ('Wed Dec 31 18:00:00 1969', 'Tue Jul 17 02:56:42 2007'),</text:p>
            <text:p text:style-name="Output"><text:s/>'sum_mounts': 51,</text:p>
            <text:p text:style-name="Output"><text:s/>'sum_rd_access': 0,</text:p>
            <text:p text:style-name="Output"><text:s/>'sum_rd_err': 0,</text:p>
            <text:p text:style-name="Output"><text:s/>'sum_wr_access': 129,</text:p>
            <text:p text:style-name="Output"><text:s/>'sum_wr_err': 0,</text:p>
            <text:p text:style-name="Output"><text:s/>'system_inhibit': ['none', 'none'],</text:p>
            <text:p text:style-name="Output"><text:s/>'user_inhibit': ['none', 'none'],</text:p>
            <text:p text:style-name="Output"><text:s/>'volume_family': 'minos.mcout_cedar_phy_near_daikon_00_L010170N_cand.cpio_odc',</text:p>
            <text:p text:style-name="Output"><text:s/>'wrapper': 'cpio_odc',</text:p>
            <text:p text:style-name="Output"><text:s/>'write_protected': 'n'}</text:p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history &lt;VOLUME_NAME&gt;</text:p>
            <text:p text:style-name="Table_20_Contents">Output the inhibit changes for the volume.</text:p>
            <text:p text:style-name="Command">$ enstore volume --history BZG023</text:p>
            <text:p text:style-name="Output">2008-02-11 13:19:17.892302 <text:s text:c="2"/>system_inhibit[0] <text:s text:c="3"/>none</text:p>
            <text:p text:style-name="Output">2008-02-11 13:18:17.22456 <text:s text:c="3"/>system_inhibit[1] <text:s text:c="3"/>full</text:p>
            <text:p text:style-name="Output">2007-09-18 14:17:05.716276 <text:s text:c="2"/>system_inhibit[0] <text:s text:c="3"/>none</text:p>
            <text:p text:style-name="Output">2007-07-18 15:16:37.713169 <text:s text:c="2"/>system_inhibit[0] <text:s text:c="3"/>NOACCESS</text:p>
            <text:p text:style-name="Output">2007-01-31 10:25:22.996649 <text:s text:c="2"/>system_inhibit[0] <text:s text:c="3"/>none</text:p>
            <text:p text:style-name="Output">2007-01-31 10:15:26.246705 <text:s text:c="2"/>system_inhibit[0] <text:s text:c="3"/>NOACCESS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ignore-storage-group &lt;STORAGE_GROUP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import &lt;EXPORTED_VOLUME_OBJECT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just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keep-declaration-time</text:p>
            <text:p text:style-name="Table_20_Contents">Keep the current declaration time when recycling a volume. <text:s/>See also ‑‑recycle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labels</text:p>
            <text:p text:style-name="Table_20_Contents">List all volume names.</text:p>
            <text:p text:style-name="Command">$ enstore volume --labels | head</text:p>
            <text:p text:style-name="Output">NUL001</text:p>
            <text:p text:style-name="Output">NUL002</text:p>
            <text:p text:style-name="Output">NUL003</text:p>
            <text:p text:style-name="Output">NUL004</text:p>
            <text:p text:style-name="Output">NUL005</text:p>
            <text:p text:style-name="Output">NUL006</text:p>
            <text:p text:style-name="Output">NUL007</text:p>
            <text:p text:style-name="Output">NUL008</text:p>
            <text:p text:style-name="Output">NUL009</text:p>
            <text:p text:style-name="Output">NUL010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migrated &lt;VOLUME_NAME&gt;</text:p>
            <text:p text:style-name="Table_20_Contents"/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modify &lt;VOLUME_NAME&gt;</text:p>
            <text:p text:style-name="Table_20_Contents">Powerful command to modify all database fields (except volume names). <text:s/>See ‑‑vol or ‑‑gvol for examples of outputting the contents of these changes.</text:p>
            <text:p text:style-name="Table_20_Contents">Example to reset the comment field:</text:p>
            <text:p text:style-name="Command">$ enstore volume --modify TEST03 'comment=””'</text:p>
            <text:p text:style-name="Table_20_Contents">Example to reset the system inhibit:</text:p>
            <text:p text:style-name="Command">$ enstore volume –modify TEST03 \<text:line-break/>“system_inhibit=['none', 'full']"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new-library &lt;LIBRARY&gt; 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no-access &lt;VOLUME_NAME&gt;</text:p>
            <text:p text:style-name="Table_20_Contents">Synonym for ‑‑not‑allowed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not-allowed &lt;VOLUME_NAME&gt;</text:p>
            <text:p text:style-name="Table_20_Contents">Set the volume system inhibit to NOTALLOWED.</text:p>
            <text:p text:style-name="Command">$ enstore volume --check TZ4562</text:p>
            <text:p text:style-name="Output">TZ4562 <text:s text:c="7"/>59.82GB ['none', 'full'] ['none', 'none']</text:p>
            <text:p text:style-name="Command">bash-3.00$ enstore volume --not-allowed TZ4562</text:p>
            <text:p text:style-name="Command">bash-3.00$ enstore volume --check TZ4562</text:p>
            <text:p text:style-name="Output">TZ4562 <text:s text:c="7"/>59.82GB ['NOTALLOWED', 'full'] ['none', 'none']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read-only &lt;VOLUME_NAME&gt;</text:p>
            <text:p text:style-name="Table_20_Contents">Set the specified volume's status to readonly.</text:p>
            <text:p text:style-name="Command">$ enstore volume --check TZ4562</text:p>
            <text:p text:style-name="Output">TZ4562 <text:s text:c="7"/>59.82GB ['none', 'none'] ['none', 'none']</text:p>
            <text:p text:style-name="Command">$ enstore volume --full TZ4562</text:p>
            <text:p text:style-name="Command">$ enstore volume --check TZ4562</text:p>
            <text:p text:style-name="Output">TZ4562 <text:s text:c="7"/>59.82GB ['none', 'readonly'] ['none', 'none']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rebuild-sg-count</text:p>
            <text:p text:style-name="Table_20_Contents"/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recycle &lt;VOLUME_NAME&gt;</text:p>
            <text:p text:style-name="Table_20_Contents">Rename the current volume by VOLUME_NAME to VOLUME_NAME.deleted. <text:s/>Then declare a new VOLUME_NAME volume while preserving information like mount and access counts. <text:s/>See also ‑‑clear‑sg and ‑‑keep‑declaration‑time.</text:p>
            <text:p text:style-name="Command">$enstore volume --recycle JK4562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reset-lib &lt;LIBRARY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restore &lt;VOLUME_NAME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set-comment &lt;COMMENT&gt; &lt;VOLUME_NAME&gt;</text:p>
            <text:p text:style-name="Table_20_Contents">Set the comment field for a volume.</text:p>
            <text:p text:style-name="Command">$ enstore volume --vol GR4444 | grep comment</text:p>
            <text:p text:style-name="Output"><text:s/>'comment': '',</text:p>
            <text:p text:style-name="Command">$ enstore volume --set-comment "Possible issue at location 42." GR4444</text:p>
            <text:p text:style-name="Command">$ enstore volume --vol GR4444 | grep comment</text:p>
            <text:p text:style-name="Output"><text:s/>'comment': 'Possible issue at location 42.',</text:p>
            <text:p text:style-name="Table_20_Contents">To reset the comment back to being emtpy some care needs to be used to avoid the shell eating the double quotes.</text:p>
            <text:p text:style-name="Command">$ enstore volume --set-comment \"\" GR4444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set-sg-count &lt;LIBRARY&gt; &lt;STORAGE_GROUP&gt; &lt;COUNT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show-ignored-storage-groups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show-quota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show-state</text:p>
            <text:p text:style-name="Table_20_Contents">Show the internal state of the volume clerk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trim-obsolete &lt;VOLUME_NAME&gt;</text:p>
            <text:p text:style-name="Table_20_Contents"/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write-protect-off &lt;VOLUME_NAME&gt;</text:p>
            <text:p text:style-name="Table_20_Contents">Set the write protect tab state to off for the specified volume. <text:s/>See also ‑‑write‑protect‑on and ‑‑write‑protect‑status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write-protect-on &lt;VOLUME_NAME&gt;</text:p>
            <text:p text:style-name="Table_20_Contents">Set the write protect tab state to on for the specified volume. <text:s/>See also ‑‑write‑protect‑off and ‑‑write‑protect‑status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write-protect-status &lt;VOLUME_NAME&gt;</text:p>
            <text:p text:style-name="Table_20_Contents">Show the write protect tab state for the specified volume. <text:s/>See also ‑‑write‑protect‑off and ‑‑write‑protect‑on.</text:p>
            <text:p text:style-name="Command">$ enstore volume --write-protect-status GAME42</text:p>
            <text:p text:style-name="Output">GAME42 write-protect OFF</text:p>
            <text:p text:style-name="Command">$ enstore volume --write-protect-on GAME42</text:p>
            <text:p text:style-name="Command">$ enstore volume --write-protect-status GAME42</text:p>
            <text:p text:style-name="Output">GAME42 write-protect ON</text:p>
            <text:p text:style-name="Command">$ enstore volume --write-protect-off GAME42</text:p>
            <text:p text:style-name="Command">$ enstore volume --write-protect-status GAME42</text:p>
            <text:p text:style-name="Output">GAME42 write-protect OF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2" svg:font-family="Courier" style:font-family-generic="modern" style:font-pitch="fixed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1in" fo:margin-right="0in" fo:margin-top="0in" fo:margin-bottom="0in" fo:text-indent="0in" style:auto-text-indent="false" style:page-number="auto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>
        <style:tab-stops/>
      </style:paragraph-properties>
      <style:text-properties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padding="0in" fo:border-left="none" fo:border-right="none" fo:border-top="none" fo:border-bottom="0.0138in solid #000000" style:shadow="none">
        <style:tab-stops/>
      </style:paragraph-properties>
      <style:text-properties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mmand" style:family="paragraph" style:parent-style-name="Text" style:auto-update="true" style:class="text">
      <style:text-properties style:font-name="Courier" fo:font-size="10pt" fo:font-style="normal" fo:font-weight="bold" style:font-weight-asian="normal" style:font-weight-complex="normal"/>
    </style:style>
    <style:style style:name="Output" style:family="paragraph" style:parent-style-name="Text" style:auto-update="true" style:class="text">
      <style:paragraph-properties fo:margin-top="0in" fo:margin-bottom="0in"/>
      <style:text-properties style:font-name="Courier1" fo:font-size="8pt" fo:font-style="normal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text:style-name="Numbering_20_Symbols" style:num-prefix="Chapter " style:num-suffix=": " style:num-format="1">
        <style:list-level-properties text:min-label-width="1in" text:min-label-distance="0.15in"/>
      </text:outline-level-style>
      <text:outline-level-style text:level="2" text:style-name="Numbering_20_Symbols" style:num-suffix=" " style:num-format="1" text:display-levels="2">
        <style:list-level-properties text:space-before="0.25in" text:min-label-width="0.5in" text:min-label-distance="0.15in"/>
      </text:outline-level-style>
      <text:outline-level-style text:level="3" text:style-name="Numbering_20_Symbols" style:num-suffix=" " style:num-format="1" text:display-levels="3">
        <style:list-level-properties text:space-before="0.2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1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left_5f_page_5f_footer" style:display-name="left_page_footer" style:family="table">
      <style:table-properties style:width="6.2521in" fo:margin-left="0in" fo:margin-right="-0.0021in" table:align="margins"/>
    </style:style>
    <style:style style:name="left_5f_page_5f_footer.A" style:display-name="left_page_footer.A" style:family="table-column">
      <style:table-column-properties style:column-width="0.3757in" style:rel-column-width="3936*"/>
    </style:style>
    <style:style style:name="left_5f_page_5f_footer.B" style:display-name="left_page_footer.B" style:family="table-column">
      <style:table-column-properties style:column-width="5.8764in"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right_5f_page_5f_footer" style:display-name="right_page_footer" style:family="table">
      <style:table-properties style:width="6.2396in" fo:margin-left="0in" fo:margin-right="0.0104in" table:align="margins"/>
    </style:style>
    <style:style style:name="right_5f_page_5f_footer.A" style:display-name="right_page_footer.A" style:family="table-column">
      <style:table-column-properties style:column-width="5.8132in" style:rel-column-width="61056*"/>
    </style:style>
    <style:style style:name="right_5f_page_5f_footer.B" style:display-name="right_page_footer.B" style:family="table-column">
      <style:table-column-properties style:column-width="0.4264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 style:page-usage="mirrored">
      <style:page-layout-properties fo:page-width="8.5in" fo:page-height="11in" style:num-format="1" style:print-orientation="portrait" fo:margin-top="0.7874in" fo:margin-bottom="0.7874in" fo:margin-left="1.25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pm3" style:page-usage="mirrored">
      <style:page-layout-properties fo:page-width="8.5in" fo:page-height="11in" style:num-format="1" style:print-orientation="portrait" fo:margin-top="0.7874in" fo:margin-bottom="0.7874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/>
      </style:footer>
    </style:master-page>
    <style:master-page style:name="Left_20_Page" style:display-name="Left Page" style:page-layout-name="pm2" style:next-style-name="Right_20_Page">
      <style:footer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1"><text:page-number text:select-page="current"/></text:p>
            </table:table-cell>
            <table:table-cell table:style-name="left_5f_page_5f_footer.A1" office:value-type="string">
              <text:p text:style-name="P2"><text:chapter text:display="name" text:outline-level="1"/></text:p>
            </table:table-cell>
          </table:table-row>
        </table:table>
        <text:p text:style-name="P3"/>
      </style:footer>
    </style:master-page>
    <style:master-page style:name="Right_20_Page" style:display-name="Right Page" style:page-layout-name="pm3" style:next-style-name="Left_20_Page">
      <style:footer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2"><text:chapter text:display="name" text:outline-level="1"/></text:p>
            </table:table-cell>
            <table:table-cell table:style-name="right_5f_page_5f_footer.A1" office:value-type="string">
              <text:p text:style-name="Table_20_Contents"><text:page-number text:select-page="current"/></text:p>
            </table:table-cell>
          </table:table-row>
        </table:table>
        <text:p text:style-name="Footer"/>
      </style:footer>
    </style:master-page>
    <style:master-page style:name="Index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01-10T15:15:59</meta:creation-date>
    <dc:date>2009-12-22T11:28:24</dc:date>
    <meta:print-date>2008-01-16T13:46:41</meta:print-date>
    <meta:editing-cycles>477</meta:editing-cycles>
    <meta:editing-duration>PT18H4M43S</meta:editing-duration>
    <meta:user-defined meta:name="Info 1"/>
    <meta:user-defined meta:name="Info 2"/>
    <meta:user-defined meta:name="Info 3"/>
    <meta:user-defined meta:name="Info 4"/>
    <meta:document-statistic meta:table-count="25" meta:image-count="0" meta:object-count="0" meta:page-count="66" meta:paragraph-count="1839" meta:word-count="12377" meta:character-count="88773"/>
  </office:meta>
</office:document-meta>
</file>